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drado" table:style-name="ta1">
        <table:shapes>
          <draw:frame draw:z-index="0" draw:style-name="gr1" draw:text-style-name="P1" svg:width="250.68mm" svg:height="89.99mm" svg:x="159.78mm" svg:y="16.13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50.68mm" svg:height="89.99mm" svg:x="159.78mm" svg:y="16.13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46.16mm" svg:y="1mm">
            <loext:p draw:notify-on-update-of-ranges="quadrado.B1:quadrado.B2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3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riangulo" table:style-name="ta1">
        <table:shapes>
          <draw:frame draw:z-index="0" draw:style-name="gr1" draw:text-style-name="P1" svg:width="250.68mm" svg:height="89.99mm" svg:x="159.78mm" svg:y="16.13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46.16mm" svg:y="1mm">
            <loext:p draw:notify-on-update-of-ranges="triangulo.B1:triangulo.B25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formula="of:=1*[.A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*[.A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*[.A3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*[.A4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*[.A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*[.A6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*[.A7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*[.A8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*[.A9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*[.A10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*[.A11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*[.A12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*[.A13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*[.A14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*[.A15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*[.A16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*[.A17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*[.A18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*[.A19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*[.A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*[.A21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*[.A22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*[.A23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*[.A24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*[.A25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*[.A26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*[.A27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*[.A28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*[.A29]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*[.A3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*[.A31]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*[.A32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*[.A33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*[.A34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*[.A35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*[.A36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*[.A37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*[.A38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*[.A39]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*[.A40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*[.A41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*[.A42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*[.A43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*[.A44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*[.A45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*[.A46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*[.A47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*[.A48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*[.A49]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*[.A50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*[.A5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*[.A52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*[.A53]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*[.A54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*[.A55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*[.A56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*[.A57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*[.A58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*[.A59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*[.A60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*[.A61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*[.A62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*[.A63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*[.A64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*[.A65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*[.A66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*[.A67]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*[.A68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*[.A69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*[.A70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*[.A7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*[.A7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*[.A73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*[.A74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*[.A75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*[.A7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*[.A77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*[.A78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*[.A79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*[.A80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*[.A81]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*[.A82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*[.A83]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*[.A84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*[.A85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*[.A86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*[.A87]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*[.A88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*[.A89]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*[.A90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*[.A91]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*[.A92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*[.A93]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*[.A94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*[.A95]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*[.A96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*[.A97]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*[.A98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*[.A99]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*[.A100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*[.A101]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*[.A102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*[.A103]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*[.A104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*[.A105]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*[.A106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*[.A107]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*[.A108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*[.A109]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*[.A110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*[.A111]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*[.A112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*[.A113]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*[.A114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*[.A115]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*[.A116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*[.A117]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*[.A118]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*[.A119]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*[.A120]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*[.A121]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*[.A122]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*[.A123]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*[.A124]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*[.A125]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*[.A126]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*[.A127]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*[.A128]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*[.A129]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*[.A130]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*[.A131]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*[.A132]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*[.A133]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*[.A134]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*[.A135]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*[.A136]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*[.A137]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*[.A138]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*[.A139]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*[.A140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*[.A141]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*[.A142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*[.A143]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*[.A144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*[.A145]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*[.A146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*[.A147]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*[.A148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*[.A149]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*[.A150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*[.A151]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*[.A152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*[.A153]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*[.A154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*[.A155]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*[.A156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*[.A157]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*[.A158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*[.A159]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*[.A160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*[.A161]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*[.A162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*[.A163]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*[.A164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*[.A165]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*[.A166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*[.A167]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*[.A168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*[.A169]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*[.A170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*[.A171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*[.A172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*[.A173]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*[.A174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*[.A175]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*[.A176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*[.A177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*[.A178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*[.A179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*[.A180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*[.A181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*[.A182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*[.A183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*[.A184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*[.A185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*[.A186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*[.A187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*[.A188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*[.A189]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*[.A190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*[.A191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*[.A192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*[.A193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*[.A194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*[.A195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*[.A196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*[.A197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*[.A198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*[.A199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*[.A200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*[.A201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*[.A202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*[.A203]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*[.A204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*[.A205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*[.A206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*[.A207]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*[.A208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*[.A209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*[.A210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*[.A211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*[.A212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*[.A213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*[.A214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*[.A215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*[.A216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*[.A217]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*[.A218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*[.A219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*[.A220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*[.A221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*[.A222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*[.A223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*[.A224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*[.A225]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*[.A226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*[.A227]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*[.A228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*[.A229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*[.A230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*[.A231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*[.A232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*[.A233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*[.A234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*[.A235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*[.A236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*[.A237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*[.A238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*[.A239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*[.A240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*[.A241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*[.A242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*[.A243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*[.A244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*[.A245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*[.A246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*[.A247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*[.A248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*[.A249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*[.A250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*[.A25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*[.A25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*[.A253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*[.A25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*[.A255]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10483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no" table:style-name="ta1">
        <table:shapes>
          <draw:frame draw:z-index="0" draw:style-name="gr1" draw:text-style-name="P1" svg:width="250.68mm" svg:height="89.99mm" svg:x="159.78mm" svg:y="16.13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6.45mm" svg:y="77.76mm">
            <loext:p draw:notify-on-update-of-ranges="seno.E1:seno.E25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DIANS([.B1])" office:value-type="float" office:value="0" calcext:value-type="float">
            <text:p>0</text:p>
          </table:table-cell>
          <table:table-cell table:formula="of:=COS([.C1])" office:value-type="float" office:value="1" calcext:value-type="float">
            <text:p>1</text:p>
          </table:table-cell>
          <table:table-cell table:formula="of:=[.D1]*127+128" office:value-type="float" office:value="255" calcext:value-type="float">
            <text:p>255</text:p>
          </table:table-cell>
          <table:table-cell/>
          <table:table-cell table:formula="of:=DEC2HEX([.E1])" office:value-type="string" office:string-value="FF" calcext:value-type="string">
            <text:p>F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1.411764706" office:value-type="float" office:value="1.411764706" calcext:value-type="float">
            <text:p>1,411764706</text:p>
          </table:table-cell>
          <table:table-cell table:formula="of:=RADIANS([.B2])" office:value-type="float" office:value="0.0246399423831497" calcext:value-type="float">
            <text:p>0,02463994238315</text:p>
          </table:table-cell>
          <table:table-cell table:formula="of:=COS([.C2])" office:value-type="float" office:value="0.999696451977821" calcext:value-type="float">
            <text:p>0,999696451977821</text:p>
          </table:table-cell>
          <table:table-cell table:formula="of:=[.D2]*127+128" office:value-type="float" office:value="254.961449401183" calcext:value-type="float">
            <text:p>254,961449401183</text:p>
          </table:table-cell>
          <table:table-cell/>
          <table:table-cell table:formula="of:=DEC2HEX([.E2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.411764706" office:value-type="float" office:value="2.823529412" calcext:value-type="float">
            <text:p>2,823529412</text:p>
          </table:table-cell>
          <table:table-cell table:formula="of:=RADIANS([.B3])" office:value-type="float" office:value="0.0492798847662995" calcext:value-type="float">
            <text:p>0,0492798847663</text:p>
          </table:table-cell>
          <table:table-cell table:formula="of:=COS([.C3])" office:value-type="float" office:value="0.998785992194088" calcext:value-type="float">
            <text:p>0,998785992194088</text:p>
          </table:table-cell>
          <table:table-cell table:formula="of:=[.D3]*127+128" office:value-type="float" office:value="254.845821008649" calcext:value-type="float">
            <text:p>254,845821008649</text:p>
          </table:table-cell>
          <table:table-cell/>
          <table:table-cell table:formula="of:=DEC2HEX([.E3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.411764706" office:value-type="float" office:value="4.235294118" calcext:value-type="float">
            <text:p>4,235294118</text:p>
          </table:table-cell>
          <table:table-cell table:formula="of:=RADIANS([.B4])" office:value-type="float" office:value="0.0739198271494493" calcext:value-type="float">
            <text:p>0,073919827149449</text:p>
          </table:table-cell>
          <table:table-cell table:formula="of:=COS([.C4])" office:value-type="float" office:value="0.997269173385333" calcext:value-type="float">
            <text:p>0,997269173385333</text:p>
          </table:table-cell>
          <table:table-cell table:formula="of:=[.D4]*127+128" office:value-type="float" office:value="254.653185019937" calcext:value-type="float">
            <text:p>254,653185019937</text:p>
          </table:table-cell>
          <table:table-cell/>
          <table:table-cell table:formula="of:=DEC2HEX([.E4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.411764706" office:value-type="float" office:value="5.647058824" calcext:value-type="float">
            <text:p>5,647058824</text:p>
          </table:table-cell>
          <table:table-cell table:formula="of:=RADIANS([.B5])" office:value-type="float" office:value="0.098559769532599" calcext:value-type="float">
            <text:p>0,098559769532599</text:p>
          </table:table-cell>
          <table:table-cell table:formula="of:=COS([.C5])" office:value-type="float" office:value="0.995146916406256" calcext:value-type="float">
            <text:p>0,995146916406256</text:p>
          </table:table-cell>
          <table:table-cell table:formula="of:=[.D5]*127+128" office:value-type="float" office:value="254.383658383595" calcext:value-type="float">
            <text:p>254,383658383595</text:p>
          </table:table-cell>
          <table:table-cell/>
          <table:table-cell table:formula="of:=DEC2HEX([.E5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.411764706" office:value-type="float" office:value="7.05882353" calcext:value-type="float">
            <text:p>7,05882353</text:p>
          </table:table-cell>
          <table:table-cell table:formula="of:=RADIANS([.B6])" office:value-type="float" office:value="0.123199711915749" calcext:value-type="float">
            <text:p>0,123199711915749</text:p>
          </table:table-cell>
          <table:table-cell table:formula="of:=COS([.C6])" office:value-type="float" office:value="0.992420509670674" calcext:value-type="float">
            <text:p>0,992420509670674</text:p>
          </table:table-cell>
          <table:table-cell table:formula="of:=[.D6]*127+128" office:value-type="float" office:value="254.037404728176" calcext:value-type="float">
            <text:p>254,037404728176</text:p>
          </table:table-cell>
          <table:table-cell/>
          <table:table-cell table:formula="of:=DEC2HEX([.E6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.411764706" office:value-type="float" office:value="8.470588236" calcext:value-type="float">
            <text:p>8,470588236</text:p>
          </table:table-cell>
          <table:table-cell table:formula="of:=RADIANS([.B7])" office:value-type="float" office:value="0.147839654298898" calcext:value-type="float">
            <text:p>0,147839654298898</text:p>
          </table:table-cell>
          <table:table-cell table:formula="of:=COS([.C7])" office:value-type="float" office:value="0.989091608369331" calcext:value-type="float">
            <text:p>0,989091608369331</text:p>
          </table:table-cell>
          <table:table-cell table:formula="of:=[.D7]*127+128" office:value-type="float" office:value="253.614634262905" calcext:value-type="float">
            <text:p>253,614634262905</text:p>
          </table:table-cell>
          <table:table-cell/>
          <table:table-cell table:formula="of:=DEC2HEX([.E7])" office:value-type="string" office:string-value="FD" calcext:value-type="string">
            <text:p>F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.411764706" office:value-type="float" office:value="9.882352942" calcext:value-type="float">
            <text:p>9,882352942</text:p>
          </table:table-cell>
          <table:table-cell table:formula="of:=RADIANS([.B8])" office:value-type="float" office:value="0.172479596682048" calcext:value-type="float">
            <text:p>0,172479596682048</text:p>
          </table:table-cell>
          <table:table-cell table:formula="of:=COS([.C8])" office:value-type="float" office:value="0.98516223346504" calcext:value-type="float">
            <text:p>0,98516223346504</text:p>
          </table:table-cell>
          <table:table-cell table:formula="of:=[.D8]*127+128" office:value-type="float" office:value="253.11560365006" calcext:value-type="float">
            <text:p>253,11560365006</text:p>
          </table:table-cell>
          <table:table-cell/>
          <table:table-cell table:formula="of:=DEC2HEX([.E8])" office:value-type="string" office:string-value="FD" calcext:value-type="string">
            <text:p>F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.411764706" office:value-type="float" office:value="11.294117648" calcext:value-type="float">
            <text:p>11,294117648</text:p>
          </table:table-cell>
          <table:table-cell table:formula="of:=RADIANS([.B9])" office:value-type="float" office:value="0.197119539065198" calcext:value-type="float">
            <text:p>0,197119539065198</text:p>
          </table:table-cell>
          <table:table-cell table:formula="of:=COS([.C9])" office:value-type="float" office:value="0.980634770465761" calcext:value-type="float">
            <text:p>0,980634770465761</text:p>
          </table:table-cell>
          <table:table-cell table:formula="of:=[.D9]*127+128" office:value-type="float" office:value="252.540615849152" calcext:value-type="float">
            <text:p>252,540615849152</text:p>
          </table:table-cell>
          <table:table-cell/>
          <table:table-cell table:formula="of:=DEC2HEX([.E9])" office:value-type="string" office:string-value="FC" calcext:value-type="string">
            <text:p>F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.411764706" office:value-type="float" office:value="12.705882354" calcext:value-type="float">
            <text:p>12,705882354</text:p>
          </table:table-cell>
          <table:table-cell table:formula="of:=RADIANS([.B10])" office:value-type="float" office:value="0.221759481448348" calcext:value-type="float">
            <text:p>0,221759481448348</text:p>
          </table:table-cell>
          <table:table-cell table:formula="of:=COS([.C10])" office:value-type="float" office:value="0.975511967976372" calcext:value-type="float">
            <text:p>0,975511967976372</text:p>
          </table:table-cell>
          <table:table-cell table:formula="of:=[.D10]*127+128" office:value-type="float" office:value="251.890019932999" calcext:value-type="float">
            <text:p>251,890019932999</text:p>
          </table:table-cell>
          <table:table-cell/>
          <table:table-cell table:formula="of:=DEC2HEX([.E10])" office:value-type="string" office:string-value="FB" calcext:value-type="string">
            <text:p>FB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.411764706" office:value-type="float" office:value="14.11764706" calcext:value-type="float">
            <text:p>14,11764706</text:p>
          </table:table-cell>
          <table:table-cell table:formula="of:=RADIANS([.B11])" office:value-type="float" office:value="0.246399423831497" calcext:value-type="float">
            <text:p>0,246399423831497</text:p>
          </table:table-cell>
          <table:table-cell table:formula="of:=COS([.C11])" office:value-type="float" office:value="0.969796936030001" calcext:value-type="float">
            <text:p>0,969796936030001</text:p>
          </table:table-cell>
          <table:table-cell table:formula="of:=[.D11]*127+128" office:value-type="float" office:value="251.16421087581" calcext:value-type="float">
            <text:p>251,16421087581</text:p>
          </table:table-cell>
          <table:table-cell/>
          <table:table-cell table:formula="of:=DEC2HEX([.E11])" office:value-type="string" office:string-value="FB" calcext:value-type="string">
            <text:p>F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.411764706" office:value-type="float" office:value="15.529411766" calcext:value-type="float">
            <text:p>15,529411766</text:p>
          </table:table-cell>
          <table:table-cell table:formula="of:=RADIANS([.B12])" office:value-type="float" office:value="0.271039366214647" calcext:value-type="float">
            <text:p>0,271039366214647</text:p>
          </table:table-cell>
          <table:table-cell table:formula="of:=COS([.C12])" office:value-type="float" office:value="0.963493144199936" calcext:value-type="float">
            <text:p>0,963493144199936</text:p>
          </table:table-cell>
          <table:table-cell table:formula="of:=[.D12]*127+128" office:value-type="float" office:value="250.363629313392" calcext:value-type="float">
            <text:p>250,363629313392</text:p>
          </table:table-cell>
          <table:table-cell/>
          <table:table-cell table:formula="of:=DEC2HEX([.E12])" office:value-type="string" office:string-value="FA" calcext:value-type="string">
            <text:p>F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.411764706" office:value-type="float" office:value="16.941176472" calcext:value-type="float">
            <text:p>16,941176472</text:p>
          </table:table-cell>
          <table:table-cell table:formula="of:=RADIANS([.B13])" office:value-type="float" office:value="0.295679308597797" calcext:value-type="float">
            <text:p>0,295679308597797</text:p>
          </table:table-cell>
          <table:table-cell table:formula="of:=COS([.C13])" office:value-type="float" office:value="0.956604419493261" calcext:value-type="float">
            <text:p>0,956604419493261</text:p>
          </table:table-cell>
          <table:table-cell table:formula="of:=[.D13]*127+128" office:value-type="float" office:value="249.488761275644" calcext:value-type="float">
            <text:p>249,488761275644</text:p>
          </table:table-cell>
          <table:table-cell/>
          <table:table-cell table:formula="of:=DEC2HEX([.E13])" office:value-type="string" office:string-value="F9" calcext:value-type="string">
            <text:p>F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.411764706" office:value-type="float" office:value="18.352941178" calcext:value-type="float">
            <text:p>18,352941178</text:p>
          </table:table-cell>
          <table:table-cell table:formula="of:=RADIANS([.B14])" office:value-type="float" office:value="0.320319250980947" calcext:value-type="float">
            <text:p>0,320319250980947</text:p>
          </table:table-cell>
          <table:table-cell table:formula="of:=COS([.C14])" office:value-type="float" office:value="0.949134944027496" calcext:value-type="float">
            <text:p>0,949134944027496</text:p>
          </table:table-cell>
          <table:table-cell table:formula="of:=[.D14]*127+128" office:value-type="float" office:value="248.540137891492" calcext:value-type="float">
            <text:p>248,540137891492</text:p>
          </table:table-cell>
          <table:table-cell/>
          <table:table-cell table:formula="of:=DEC2HEX([.E14])" office:value-type="string" office:string-value="F8" calcext:value-type="string">
            <text:p>F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.411764706" office:value-type="float" office:value="19.764705884" calcext:value-type="float">
            <text:p>19,764705884</text:p>
          </table:table-cell>
          <table:table-cell table:formula="of:=RADIANS([.B15])" office:value-type="float" office:value="0.344959193364096" calcext:value-type="float">
            <text:p>0,344959193364096</text:p>
          </table:table-cell>
          <table:table-cell table:formula="of:=COS([.C15])" office:value-type="float" office:value="0.941089252491651" calcext:value-type="float">
            <text:p>0,941089252491651</text:p>
          </table:table-cell>
          <table:table-cell table:formula="of:=[.D15]*127+128" office:value-type="float" office:value="247.51833506644" calcext:value-type="float">
            <text:p>247,51833506644</text:p>
          </table:table-cell>
          <table:table-cell/>
          <table:table-cell table:formula="of:=DEC2HEX([.E15])" office:value-type="string" office:string-value="F7" calcext:value-type="string">
            <text:p>F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.411764706" office:value-type="float" office:value="21.17647059" calcext:value-type="float">
            <text:p>21,17647059</text:p>
          </table:table-cell>
          <table:table-cell table:formula="of:=RADIANS([.B16])" office:value-type="float" office:value="0.369599135747246" calcext:value-type="float">
            <text:p>0,369599135747246</text:p>
          </table:table-cell>
          <table:table-cell table:formula="of:=COS([.C16])" office:value-type="float" office:value="0.93247222939323" calcext:value-type="float">
            <text:p>0,93247222939323</text:p>
          </table:table-cell>
          <table:table-cell table:formula="of:=[.D16]*127+128" office:value-type="float" office:value="246.42397313294" calcext:value-type="float">
            <text:p>246,42397313294</text:p>
          </table:table-cell>
          <table:table-cell/>
          <table:table-cell table:formula="of:=DEC2HEX([.E16])" office:value-type="string" office:string-value="F6" calcext:value-type="string">
            <text:p>F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.411764706" office:value-type="float" office:value="22.588235296" calcext:value-type="float">
            <text:p>22,588235296</text:p>
          </table:table-cell>
          <table:table-cell table:formula="of:=RADIANS([.B17])" office:value-type="float" office:value="0.394239078130396" calcext:value-type="float">
            <text:p>0,394239078130396</text:p>
          </table:table-cell>
          <table:table-cell table:formula="of:=COS([.C17])" office:value-type="float" office:value="0.92328910609287" calcext:value-type="float">
            <text:p>0,92328910609287</text:p>
          </table:table-cell>
          <table:table-cell table:formula="of:=[.D17]*127+128" office:value-type="float" office:value="245.257716473795" calcext:value-type="float">
            <text:p>245,257716473795</text:p>
          </table:table-cell>
          <table:table-cell/>
          <table:table-cell table:formula="of:=DEC2HEX([.E17])" office:value-type="string" office:string-value="F5" calcext:value-type="string">
            <text:p>F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.411764706" office:value-type="float" office:value="24.000000002" calcext:value-type="float">
            <text:p>24,000000002</text:p>
          </table:table-cell>
          <table:table-cell table:formula="of:=RADIANS([.B18])" office:value-type="float" office:value="0.418879020513546" calcext:value-type="float">
            <text:p>0,418879020513546</text:p>
          </table:table-cell>
          <table:table-cell table:formula="of:=COS([.C18])" office:value-type="float" office:value="0.913545457628403" calcext:value-type="float">
            <text:p>0,913545457628403</text:p>
          </table:table-cell>
          <table:table-cell table:formula="of:=[.D18]*127+128" office:value-type="float" office:value="244.020273118807" calcext:value-type="float">
            <text:p>244,020273118807</text:p>
          </table:table-cell>
          <table:table-cell/>
          <table:table-cell table:formula="of:=DEC2HEX([.E18])" office:value-type="string" office:string-value="F4" calcext:value-type="string">
            <text:p>F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.411764706" office:value-type="float" office:value="25.411764708" calcext:value-type="float">
            <text:p>25,411764708</text:p>
          </table:table-cell>
          <table:table-cell table:formula="of:=RADIANS([.B19])" office:value-type="float" office:value="0.443518962896695" calcext:value-type="float">
            <text:p>0,443518962896695</text:p>
          </table:table-cell>
          <table:table-cell table:formula="of:=COS([.C19])" office:value-type="float" office:value="0.903247199330269" calcext:value-type="float">
            <text:p>0,903247199330269</text:p>
          </table:table-cell>
          <table:table-cell table:formula="of:=[.D19]*127+128" office:value-type="float" office:value="242.712394314944" calcext:value-type="float">
            <text:p>242,712394314944</text:p>
          </table:table-cell>
          <table:table-cell/>
          <table:table-cell table:formula="of:=DEC2HEX([.E19])" office:value-type="string" office:string-value="F2" calcext:value-type="string">
            <text:p>F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.411764706" office:value-type="float" office:value="26.823529414" calcext:value-type="float">
            <text:p>26,823529414</text:p>
          </table:table-cell>
          <table:table-cell table:formula="of:=RADIANS([.B20])" office:value-type="float" office:value="0.468158905279845" calcext:value-type="float">
            <text:p>0,468158905279845</text:p>
          </table:table-cell>
          <table:table-cell table:formula="of:=COS([.C20])" office:value-type="float" office:value="0.892400583230343" calcext:value-type="float">
            <text:p>0,892400583230343</text:p>
          </table:table-cell>
          <table:table-cell table:formula="of:=[.D20]*127+128" office:value-type="float" office:value="241.334874070254" calcext:value-type="float">
            <text:p>241,334874070254</text:p>
          </table:table-cell>
          <table:table-cell/>
          <table:table-cell table:formula="of:=DEC2HEX([.E20])" office:value-type="string" office:string-value="F1" calcext:value-type="string">
            <text:p>F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.411764706" office:value-type="float" office:value="28.23529412" calcext:value-type="float">
            <text:p>28,23529412</text:p>
          </table:table-cell>
          <table:table-cell table:formula="of:=RADIANS([.B21])" office:value-type="float" office:value="0.492798847662995" calcext:value-type="float">
            <text:p>0,492798847662995</text:p>
          </table:table-cell>
          <table:table-cell table:formula="of:=COS([.C21])" office:value-type="float" office:value="0.881012194266356" calcext:value-type="float">
            <text:p>0,881012194266356</text:p>
          </table:table-cell>
          <table:table-cell table:formula="of:=[.D21]*127+128" office:value-type="float" office:value="239.888548671827" calcext:value-type="float">
            <text:p>239,888548671827</text:p>
          </table:table-cell>
          <table:table-cell/>
          <table:table-cell table:formula="of:=DEC2HEX([.E21])" office:value-type="string" office:string-value="EF" calcext:value-type="string">
            <text:p>EF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.411764706" office:value-type="float" office:value="29.647058826" calcext:value-type="float">
            <text:p>29,647058826</text:p>
          </table:table-cell>
          <table:table-cell table:formula="of:=RADIANS([.B22])" office:value-type="float" office:value="0.517438790046145" calcext:value-type="float">
            <text:p>0,517438790046145</text:p>
          </table:table-cell>
          <table:table-cell table:formula="of:=COS([.C22])" office:value-type="float" office:value="0.869088946284199" calcext:value-type="float">
            <text:p>0,869088946284199</text:p>
          </table:table-cell>
          <table:table-cell table:formula="of:=[.D22]*127+128" office:value-type="float" office:value="238.374296178093" calcext:value-type="float">
            <text:p>238,374296178093</text:p>
          </table:table-cell>
          <table:table-cell/>
          <table:table-cell table:formula="of:=DEC2HEX([.E22])" office:value-type="string" office:string-value="EE" calcext:value-type="string">
            <text:p>E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.411764706" office:value-type="float" office:value="31.058823532" calcext:value-type="float">
            <text:p>31,058823532</text:p>
          </table:table-cell>
          <table:table-cell table:formula="of:=RADIANS([.B23])" office:value-type="float" office:value="0.542078732429294" calcext:value-type="float">
            <text:p>0,542078732429294</text:p>
          </table:table-cell>
          <table:table-cell table:formula="of:=COS([.C23])" office:value-type="float" office:value="0.856638077840557" calcext:value-type="float">
            <text:p>0,856638077840557</text:p>
          </table:table-cell>
          <table:table-cell table:formula="of:=[.D23]*127+128" office:value-type="float" office:value="236.793035885751" calcext:value-type="float">
            <text:p>236,793035885751</text:p>
          </table:table-cell>
          <table:table-cell/>
          <table:table-cell table:formula="of:=DEC2HEX([.E23])" office:value-type="string" office:string-value="EC" calcext:value-type="string">
            <text:p>EC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.411764706" office:value-type="float" office:value="32.470588238" calcext:value-type="float">
            <text:p>32,470588238</text:p>
          </table:table-cell>
          <table:table-cell table:formula="of:=RADIANS([.B24])" office:value-type="float" office:value="0.566718674812444" calcext:value-type="float">
            <text:p>0,566718674812444</text:p>
          </table:table-cell>
          <table:table-cell table:formula="of:=COS([.C24])" office:value-type="float" office:value="0.843667147808412" calcext:value-type="float">
            <text:p>0,843667147808412</text:p>
          </table:table-cell>
          <table:table-cell table:formula="of:=[.D24]*127+128" office:value-type="float" office:value="235.145727771668" calcext:value-type="float">
            <text:p>235,145727771668</text:p>
          </table:table-cell>
          <table:table-cell/>
          <table:table-cell table:formula="of:=DEC2HEX([.E24]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.411764706" office:value-type="float" office:value="33.882352944" calcext:value-type="float">
            <text:p>33,882352944</text:p>
          </table:table-cell>
          <table:table-cell table:formula="of:=RADIANS([.B25])" office:value-type="float" office:value="0.591358617195594" calcext:value-type="float">
            <text:p>0,591358617195594</text:p>
          </table:table-cell>
          <table:table-cell table:formula="of:=COS([.C25])" office:value-type="float" office:value="0.830184030788078" calcext:value-type="float">
            <text:p>0,830184030788078</text:p>
          </table:table-cell>
          <table:table-cell table:formula="of:=[.D25]*127+128" office:value-type="float" office:value="233.433371910086" calcext:value-type="float">
            <text:p>233,433371910086</text:p>
          </table:table-cell>
          <table:table-cell/>
          <table:table-cell table:formula="of:=DEC2HEX([.E25]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.411764706" office:value-type="float" office:value="35.29411765" calcext:value-type="float">
            <text:p>35,29411765</text:p>
          </table:table-cell>
          <table:table-cell table:formula="of:=RADIANS([.B26])" office:value-type="float" office:value="0.615998559578744" calcext:value-type="float">
            <text:p>0,615998559578744</text:p>
          </table:table-cell>
          <table:table-cell table:formula="of:=COS([.C26])" office:value-type="float" office:value="0.816196912326563" calcext:value-type="float">
            <text:p>0,816196912326563</text:p>
          </table:table-cell>
          <table:table-cell table:formula="of:=[.D26]*127+128" office:value-type="float" office:value="231.657007865473" calcext:value-type="float">
            <text:p>231,657007865473</text:p>
          </table:table-cell>
          <table:table-cell/>
          <table:table-cell table:formula="of:=DEC2HEX([.E26]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.411764706" office:value-type="float" office:value="36.705882356" calcext:value-type="float">
            <text:p>36,705882356</text:p>
          </table:table-cell>
          <table:table-cell table:formula="of:=RADIANS([.B27])" office:value-type="float" office:value="0.640638501961893" calcext:value-type="float">
            <text:p>0,640638501961893</text:p>
          </table:table-cell>
          <table:table-cell table:formula="of:=COS([.C27])" office:value-type="float" office:value="0.801714283948157" calcext:value-type="float">
            <text:p>0,801714283948157</text:p>
          </table:table-cell>
          <table:table-cell table:formula="of:=[.D27]*127+128" office:value-type="float" office:value="229.817714061416" calcext:value-type="float">
            <text:p>229,817714061416</text:p>
          </table:table-cell>
          <table:table-cell/>
          <table:table-cell table:formula="of:=DEC2HEX([.E27])" office:value-type="string" office:string-value="E5" calcext:value-type="string">
            <text:p>E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.411764706" office:value-type="float" office:value="38.117647062" calcext:value-type="float">
            <text:p>38,117647062</text:p>
          </table:table-cell>
          <table:table-cell table:formula="of:=RADIANS([.B28])" office:value-type="float" office:value="0.665278444345043" calcext:value-type="float">
            <text:p>0,665278444345043</text:p>
          </table:table-cell>
          <table:table-cell table:formula="of:=COS([.C28])" office:value-type="float" office:value="0.786744937999262" calcext:value-type="float">
            <text:p>0,786744937999262</text:p>
          </table:table-cell>
          <table:table-cell table:formula="of:=[.D28]*127+128" office:value-type="float" office:value="227.916607125906" calcext:value-type="float">
            <text:p>227,916607125906</text:p>
          </table:table-cell>
          <table:table-cell/>
          <table:table-cell table:formula="of:=DEC2HEX([.E28])" office:value-type="string" office:string-value="E3" calcext:value-type="string">
            <text:p>E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.411764706" office:value-type="float" office:value="39.529411768" calcext:value-type="float">
            <text:p>39,529411768</text:p>
          </table:table-cell>
          <table:table-cell table:formula="of:=RADIANS([.B29])" office:value-type="float" office:value="0.689918386728193" calcext:value-type="float">
            <text:p>0,689918386728193</text:p>
          </table:table-cell>
          <table:table-cell table:formula="of:=COS([.C29])" office:value-type="float" office:value="0.771297962310588" calcext:value-type="float">
            <text:p>0,771297962310588</text:p>
          </table:table-cell>
          <table:table-cell table:formula="of:=[.D29]*127+128" office:value-type="float" office:value="225.954841213445" calcext:value-type="float">
            <text:p>225,954841213445</text:p>
          </table:table-cell>
          <table:table-cell/>
          <table:table-cell table:formula="of:=DEC2HEX([.E29])" office:value-type="string" office:string-value="E1" calcext:value-type="string">
            <text:p>E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1.411764706" office:value-type="float" office:value="40.941176474" calcext:value-type="float">
            <text:p>40,941176474</text:p>
          </table:table-cell>
          <table:table-cell table:formula="of:=RADIANS([.B30])" office:value-type="float" office:value="0.714558329111343" calcext:value-type="float">
            <text:p>0,714558329111343</text:p>
          </table:table-cell>
          <table:table-cell table:formula="of:=COS([.C30])" office:value-type="float" office:value="0.755382734679974" calcext:value-type="float">
            <text:p>0,755382734679974</text:p>
          </table:table-cell>
          <table:table-cell table:formula="of:=[.D30]*127+128" office:value-type="float" office:value="223.933607304357" calcext:value-type="float">
            <text:p>223,933607304357</text:p>
          </table:table-cell>
          <table:table-cell/>
          <table:table-cell table:formula="of:=DEC2HEX([.E30])" office:value-type="string" office:string-value="DF" calcext:value-type="string">
            <text:p>DF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1.411764706" office:value-type="float" office:value="42.35294118" calcext:value-type="float">
            <text:p>42,35294118</text:p>
          </table:table-cell>
          <table:table-cell table:formula="of:=RADIANS([.B31])" office:value-type="float" office:value="0.739198271494492" calcext:value-type="float">
            <text:p>0,739198271494492</text:p>
          </table:table-cell>
          <table:table-cell table:formula="of:=COS([.C31])" office:value-type="float" office:value="0.73900891717916" calcext:value-type="float">
            <text:p>0,73900891717916</text:p>
          </table:table-cell>
          <table:table-cell table:formula="of:=[.D31]*127+128" office:value-type="float" office:value="221.854132481753" calcext:value-type="float">
            <text:p>221,854132481753</text:p>
          </table:table-cell>
          <table:table-cell/>
          <table:table-cell table:formula="of:=DEC2HEX([.E31])" office:value-type="string" office:string-value="DD" calcext:value-type="string">
            <text:p>D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1.411764706" office:value-type="float" office:value="43.764705886" calcext:value-type="float">
            <text:p>43,764705886</text:p>
          </table:table-cell>
          <table:table-cell table:formula="of:=RADIANS([.B32])" office:value-type="float" office:value="0.763838213877642" calcext:value-type="float">
            <text:p>0,763838213877642</text:p>
          </table:table-cell>
          <table:table-cell table:formula="of:=COS([.C32])" office:value-type="float" office:value="0.722186450287981" calcext:value-type="float">
            <text:p>0,722186450287981</text:p>
          </table:table-cell>
          <table:table-cell table:formula="of:=[.D32]*127+128" office:value-type="float" office:value="219.717679186574" calcext:value-type="float">
            <text:p>219,717679186574</text:p>
          </table:table-cell>
          <table:table-cell/>
          <table:table-cell table:formula="of:=DEC2HEX([.E32])" office:value-type="string" office:string-value="DB" calcext:value-type="string">
            <text:p>DB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1.411764706" office:value-type="float" office:value="45.176470592" calcext:value-type="float">
            <text:p>45,176470592</text:p>
          </table:table-cell>
          <table:table-cell table:formula="of:=RADIANS([.B33])" office:value-type="float" office:value="0.788478156260792" calcext:value-type="float">
            <text:p>0,788478156260792</text:p>
          </table:table-cell>
          <table:table-cell table:formula="of:=COS([.C33])" office:value-type="float" office:value="0.704925546859543" calcext:value-type="float">
            <text:p>0,704925546859543</text:p>
          </table:table-cell>
          <table:table-cell table:formula="of:=[.D33]*127+128" office:value-type="float" office:value="217.525544451162" calcext:value-type="float">
            <text:p>217,525544451162</text:p>
          </table:table-cell>
          <table:table-cell/>
          <table:table-cell table:formula="of:=DEC2HEX([.E33])" office:value-type="string" office:string-value="D9" calcext:value-type="string">
            <text:p>D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1.411764706" office:value-type="float" office:value="46.588235298" calcext:value-type="float">
            <text:p>46,588235298</text:p>
          </table:table-cell>
          <table:table-cell table:formula="of:=RADIANS([.B34])" office:value-type="float" office:value="0.813118098643941" calcext:value-type="float">
            <text:p>0,813118098643941</text:p>
          </table:table-cell>
          <table:table-cell table:formula="of:=COS([.C34])" office:value-type="float" office:value="0.68723668592004" calcext:value-type="float">
            <text:p>0,68723668592004</text:p>
          </table:table-cell>
          <table:table-cell table:formula="of:=[.D34]*127+128" office:value-type="float" office:value="215.279059111845" calcext:value-type="float">
            <text:p>215,279059111845</text:p>
          </table:table-cell>
          <table:table-cell/>
          <table:table-cell table:formula="of:=DEC2HEX([.E34])" office:value-type="string" office:string-value="D7" calcext:value-type="string">
            <text:p>D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1.411764706" office:value-type="float" office:value="48.000000004" calcext:value-type="float">
            <text:p>48,000000004</text:p>
          </table:table-cell>
          <table:table-cell table:formula="of:=RADIANS([.B35])" office:value-type="float" office:value="0.837758041027091" calcext:value-type="float">
            <text:p>0,837758041027091</text:p>
          </table:table-cell>
          <table:table-cell table:formula="of:=COS([.C35])" office:value-type="float" office:value="0.669130606306977" calcext:value-type="float">
            <text:p>0,669130606306977</text:p>
          </table:table-cell>
          <table:table-cell table:formula="of:=[.D35]*127+128" office:value-type="float" office:value="212.979587000986" calcext:value-type="float">
            <text:p>212,979587000986</text:p>
          </table:table-cell>
          <table:table-cell/>
          <table:table-cell table:formula="of:=DEC2HEX([.E35])" office:value-type="string" office:string-value="D4" calcext:value-type="string">
            <text:p>D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1.411764706" office:value-type="float" office:value="49.41176471" calcext:value-type="float">
            <text:p>49,41176471</text:p>
          </table:table-cell>
          <table:table-cell table:formula="of:=RADIANS([.B36])" office:value-type="float" office:value="0.862397983410241" calcext:value-type="float">
            <text:p>0,862397983410241</text:p>
          </table:table-cell>
          <table:table-cell table:formula="of:=COS([.C36])" office:value-type="float" office:value="0.650618300149666" calcext:value-type="float">
            <text:p>0,650618300149666</text:p>
          </table:table-cell>
          <table:table-cell table:formula="of:=[.D36]*127+128" office:value-type="float" office:value="210.628524119008" calcext:value-type="float">
            <text:p>210,628524119008</text:p>
          </table:table-cell>
          <table:table-cell/>
          <table:table-cell table:formula="of:=DEC2HEX([.E36])" office:value-type="string" office:string-value="D2" calcext:value-type="string">
            <text:p>D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1.411764706" office:value-type="float" office:value="50.823529416" calcext:value-type="float">
            <text:p>50,823529416</text:p>
          </table:table-cell>
          <table:table-cell table:formula="of:=RADIANS([.B37])" office:value-type="float" office:value="0.887037925793391" calcext:value-type="float">
            <text:p>0,887037925793391</text:p>
          </table:table-cell>
          <table:table-cell table:formula="of:=COS([.C37])" office:value-type="float" office:value="0.631711006195948" calcext:value-type="float">
            <text:p>0,631711006195948</text:p>
          </table:table-cell>
          <table:table-cell table:formula="of:=[.D37]*127+128" office:value-type="float" office:value="208.227297786885" calcext:value-type="float">
            <text:p>208,227297786885</text:p>
          </table:table-cell>
          <table:table-cell/>
          <table:table-cell table:formula="of:=DEC2HEX([.E37])" office:value-type="string" office:string-value="D0" calcext:value-type="string">
            <text:p>D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1.411764706" office:value-type="float" office:value="52.235294122" calcext:value-type="float">
            <text:p>52,235294122</text:p>
          </table:table-cell>
          <table:table-cell table:formula="of:=RADIANS([.B38])" office:value-type="float" office:value="0.91167786817654" calcext:value-type="float">
            <text:p>0,91167786817654</text:p>
          </table:table-cell>
          <table:table-cell table:formula="of:=COS([.C38])" office:value-type="float" office:value="0.612420202989191" calcext:value-type="float">
            <text:p>0,612420202989191</text:p>
          </table:table-cell>
          <table:table-cell table:formula="of:=[.D38]*127+128" office:value-type="float" office:value="205.777365779627" calcext:value-type="float">
            <text:p>205,777365779627</text:p>
          </table:table-cell>
          <table:table-cell/>
          <table:table-cell table:formula="of:=DEC2HEX([.E38])" office:value-type="string" office:string-value="CD" calcext:value-type="string">
            <text:p>C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1.411764706" office:value-type="float" office:value="53.647058828" calcext:value-type="float">
            <text:p>53,647058828</text:p>
          </table:table-cell>
          <table:table-cell table:formula="of:=RADIANS([.B39])" office:value-type="float" office:value="0.93631781055969" calcext:value-type="float">
            <text:p>0,93631781055969</text:p>
          </table:table-cell>
          <table:table-cell table:formula="of:=COS([.C39])" office:value-type="float" office:value="0.592757601899714" calcext:value-type="float">
            <text:p>0,592757601899714</text:p>
          </table:table-cell>
          <table:table-cell table:formula="of:=[.D39]*127+128" office:value-type="float" office:value="203.280215441264" calcext:value-type="float">
            <text:p>203,280215441264</text:p>
          </table:table-cell>
          <table:table-cell/>
          <table:table-cell table:formula="of:=DEC2HEX([.E39]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1.411764706" office:value-type="float" office:value="55.058823534" calcext:value-type="float">
            <text:p>55,058823534</text:p>
          </table:table-cell>
          <table:table-cell table:formula="of:=RADIANS([.B40])" office:value-type="float" office:value="0.96095775294284" calcext:value-type="float">
            <text:p>0,96095775294284</text:p>
          </table:table-cell>
          <table:table-cell table:formula="of:=COS([.C40])" office:value-type="float" office:value="0.572735140014861" calcext:value-type="float">
            <text:p>0,572735140014861</text:p>
          </table:table-cell>
          <table:table-cell table:formula="of:=[.D40]*127+128" office:value-type="float" office:value="200.737362781887" calcext:value-type="float">
            <text:p>200,737362781887</text:p>
          </table:table-cell>
          <table:table-cell/>
          <table:table-cell table:formula="of:=DEC2HEX([.E40]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1.411764706" office:value-type="float" office:value="56.47058824" calcext:value-type="float">
            <text:p>56,47058824</text:p>
          </table:table-cell>
          <table:table-cell table:formula="of:=RADIANS([.B41])" office:value-type="float" office:value="0.98559769532599" calcext:value-type="float">
            <text:p>0,98559769532599</text:p>
          </table:table-cell>
          <table:table-cell table:formula="of:=COS([.C41])" office:value-type="float" office:value="0.55236497289204" calcext:value-type="float">
            <text:p>0,55236497289204</text:p>
          </table:table-cell>
          <table:table-cell table:formula="of:=[.D41]*127+128" office:value-type="float" office:value="198.150351557289" calcext:value-type="float">
            <text:p>198,150351557289</text:p>
          </table:table-cell>
          <table:table-cell/>
          <table:table-cell table:formula="of:=DEC2HEX([.E41]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1.411764706" office:value-type="float" office:value="57.882352946" calcext:value-type="float">
            <text:p>57,882352946</text:p>
          </table:table-cell>
          <table:table-cell table:formula="of:=RADIANS([.B42])" office:value-type="float" office:value="1.01023763770914" calcext:value-type="float">
            <text:p>1,01023763770914</text:p>
          </table:table-cell>
          <table:table-cell table:formula="of:=COS([.C42])" office:value-type="float" office:value="0.531659467179134" calcext:value-type="float">
            <text:p>0,531659467179134</text:p>
          </table:table-cell>
          <table:table-cell table:formula="of:=[.D42]*127+128" office:value-type="float" office:value="195.52075233175" calcext:value-type="float">
            <text:p>195,52075233175</text:p>
          </table:table-cell>
          <table:table-cell/>
          <table:table-cell table:formula="of:=DEC2HEX([.E42])" office:value-type="string" office:string-value="C3" calcext:value-type="string">
            <text:p>C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1.411764706" office:value-type="float" office:value="59.294117652" calcext:value-type="float">
            <text:p>59,294117652</text:p>
          </table:table-cell>
          <table:table-cell table:formula="of:=RADIANS([.B43])" office:value-type="float" office:value="1.03487758009229" calcext:value-type="float">
            <text:p>1,03487758009229</text:p>
          </table:table-cell>
          <table:table-cell table:formula="of:=COS([.C43])" office:value-type="float" office:value="0.510631193106758" calcext:value-type="float">
            <text:p>0,510631193106758</text:p>
          </table:table-cell>
          <table:table-cell table:formula="of:=[.D43]*127+128" office:value-type="float" office:value="192.850161524558" calcext:value-type="float">
            <text:p>192,850161524558</text:p>
          </table:table-cell>
          <table:table-cell/>
          <table:table-cell table:formula="of:=DEC2HEX([.E43])" office:value-type="string" office:string-value="C0" calcext:value-type="string">
            <text:p>C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1.411764706" office:value-type="float" office:value="60.705882358" calcext:value-type="float">
            <text:p>60,705882358</text:p>
          </table:table-cell>
          <table:table-cell table:formula="of:=RADIANS([.B44])" office:value-type="float" office:value="1.05951752247544" calcext:value-type="float">
            <text:p>1,05951752247544</text:p>
          </table:table-cell>
          <table:table-cell table:formula="of:=COS([.C44])" office:value-type="float" office:value="0.489292916856922" calcext:value-type="float">
            <text:p>0,489292916856922</text:p>
          </table:table-cell>
          <table:table-cell table:formula="of:=[.D44]*127+128" office:value-type="float" office:value="190.140200440829" calcext:value-type="float">
            <text:p>190,140200440829</text:p>
          </table:table-cell>
          <table:table-cell/>
          <table:table-cell table:formula="of:=DEC2HEX([.E44])" office:value-type="string" office:string-value="BE" calcext:value-type="string">
            <text:p>B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1.411764706" office:value-type="float" office:value="62.117647064" calcext:value-type="float">
            <text:p>62,117647064</text:p>
          </table:table-cell>
          <table:table-cell table:formula="of:=RADIANS([.B45])" office:value-type="float" office:value="1.08415746485859" calcext:value-type="float">
            <text:p>1,08415746485859</text:p>
          </table:table-cell>
          <table:table-cell table:formula="of:=COS([.C45])" office:value-type="float" office:value="0.467657592812729" calcext:value-type="float">
            <text:p>0,467657592812729</text:p>
          </table:table-cell>
          <table:table-cell table:formula="of:=[.D45]*127+128" office:value-type="float" office:value="187.392514287217" calcext:value-type="float">
            <text:p>187,392514287217</text:p>
          </table:table-cell>
          <table:table-cell/>
          <table:table-cell table:formula="of:=DEC2HEX([.E45])" office:value-type="string" office:string-value="BB" calcext:value-type="string">
            <text:p>BB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1.411764706" office:value-type="float" office:value="63.52941177" calcext:value-type="float">
            <text:p>63,52941177</text:p>
          </table:table-cell>
          <table:table-cell table:formula="of:=RADIANS([.B46])" office:value-type="float" office:value="1.10879740724174" calcext:value-type="float">
            <text:p>1,10879740724174</text:p>
          </table:table-cell>
          <table:table-cell table:formula="of:=COS([.C46])" office:value-type="float" office:value="0.445738355693826" calcext:value-type="float">
            <text:p>0,445738355693826</text:p>
          </table:table-cell>
          <table:table-cell table:formula="of:=[.D46]*127+128" office:value-type="float" office:value="184.608771173116" calcext:value-type="float">
            <text:p>184,608771173116</text:p>
          </table:table-cell>
          <table:table-cell/>
          <table:table-cell table:formula="of:=DEC2HEX([.E46])" office:value-type="string" office:string-value="B8" calcext:value-type="string">
            <text:p>B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1.411764706" office:value-type="float" office:value="64.941176476" calcext:value-type="float">
            <text:p>64,941176476</text:p>
          </table:table-cell>
          <table:table-cell table:formula="of:=RADIANS([.B47])" office:value-type="float" office:value="1.13343734962489" calcext:value-type="float">
            <text:p>1,13343734962489</text:p>
          </table:table-cell>
          <table:table-cell table:formula="of:=COS([.C47])" office:value-type="float" office:value="0.423548512582362" calcext:value-type="float">
            <text:p>0,423548512582362</text:p>
          </table:table-cell>
          <table:table-cell table:formula="of:=[.D47]*127+128" office:value-type="float" office:value="181.79066109796" calcext:value-type="float">
            <text:p>181,79066109796</text:p>
          </table:table-cell>
          <table:table-cell/>
          <table:table-cell table:formula="of:=DEC2HEX([.E47])" office:value-type="string" office:string-value="B5" calcext:value-type="string">
            <text:p>B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1.411764706" office:value-type="float" office:value="66.352941182" calcext:value-type="float">
            <text:p>66,352941182</text:p>
          </table:table-cell>
          <table:table-cell table:formula="of:=RADIANS([.B48])" office:value-type="float" office:value="1.15807729200804" calcext:value-type="float">
            <text:p>1,15807729200804</text:p>
          </table:table-cell>
          <table:table-cell table:formula="of:=COS([.C48])" office:value-type="float" office:value="0.401101534844316" calcext:value-type="float">
            <text:p>0,401101534844316</text:p>
          </table:table-cell>
          <table:table-cell table:formula="of:=[.D48]*127+128" office:value-type="float" office:value="178.939894925228" calcext:value-type="float">
            <text:p>178,939894925228</text:p>
          </table:table-cell>
          <table:table-cell/>
          <table:table-cell table:formula="of:=DEC2HEX([.E48])" office:value-type="string" office:string-value="B2" calcext:value-type="string">
            <text:p>B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1.411764706" office:value-type="float" office:value="67.764705888" calcext:value-type="float">
            <text:p>67,764705888</text:p>
          </table:table-cell>
          <table:table-cell table:formula="of:=RADIANS([.B49])" office:value-type="float" office:value="1.18271723439119" calcext:value-type="float">
            <text:p>1,18271723439119</text:p>
          </table:table-cell>
          <table:table-cell table:formula="of:=COS([.C49])" office:value-type="float" office:value="0.37841104995108" calcext:value-type="float">
            <text:p>0,37841104995108</text:p>
          </table:table-cell>
          <table:table-cell table:formula="of:=[.D49]*127+128" office:value-type="float" office:value="176.058203343787" calcext:value-type="float">
            <text:p>176,058203343787</text:p>
          </table:table-cell>
          <table:table-cell/>
          <table:table-cell table:formula="of:=DEC2HEX([.E49])" office:value-type="string" office:string-value="B0" calcext:value-type="string">
            <text:p>B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1.411764706" office:value-type="float" office:value="69.176470594" calcext:value-type="float">
            <text:p>69,176470594</text:p>
          </table:table-cell>
          <table:table-cell table:formula="of:=RADIANS([.B50])" office:value-type="float" office:value="1.20735717677434" calcext:value-type="float">
            <text:p>1,20735717677434</text:p>
          </table:table-cell>
          <table:table-cell table:formula="of:=COS([.C50])" office:value-type="float" office:value="0.355490833206277" calcext:value-type="float">
            <text:p>0,355490833206277</text:p>
          </table:table-cell>
          <table:table-cell table:formula="of:=[.D50]*127+128" office:value-type="float" office:value="173.147335817197" calcext:value-type="float">
            <text:p>173,147335817197</text:p>
          </table:table-cell>
          <table:table-cell/>
          <table:table-cell table:formula="of:=DEC2HEX([.E50])" office:value-type="string" office:string-value="AD" calcext:value-type="string">
            <text:p>A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1.411764706" office:value-type="float" office:value="70.5882353" calcext:value-type="float">
            <text:p>70,5882353</text:p>
          </table:table-cell>
          <table:table-cell table:formula="of:=RADIANS([.B51])" office:value-type="float" office:value="1.23199711915749" calcext:value-type="float">
            <text:p>1,23199711915749</text:p>
          </table:table-cell>
          <table:table-cell table:formula="of:=COS([.C51])" office:value-type="float" office:value="0.332354799382829" calcext:value-type="float">
            <text:p>0,332354799382829</text:p>
          </table:table-cell>
          <table:table-cell table:formula="of:=[.D51]*127+128" office:value-type="float" office:value="170.209059521619" calcext:value-type="float">
            <text:p>170,209059521619</text:p>
          </table:table-cell>
          <table:table-cell/>
          <table:table-cell table:formula="of:=DEC2HEX([.E51]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1.411764706" office:value-type="float" office:value="72.000000006" calcext:value-type="float">
            <text:p>72,000000006</text:p>
          </table:table-cell>
          <table:table-cell table:formula="of:=RADIANS([.B52])" office:value-type="float" office:value="1.25663706154064" calcext:value-type="float">
            <text:p>1,25663706154064</text:p>
          </table:table-cell>
          <table:table-cell table:formula="of:=COS([.C52])" office:value-type="float" office:value="0.309016994275353" calcext:value-type="float">
            <text:p>0,309016994275353</text:p>
          </table:table-cell>
          <table:table-cell table:formula="of:=[.D52]*127+128" office:value-type="float" office:value="167.24515827297" calcext:value-type="float">
            <text:p>167,24515827297</text:p>
          </table:table-cell>
          <table:table-cell/>
          <table:table-cell table:formula="of:=DEC2HEX([.E52]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1.411764706" office:value-type="float" office:value="73.411764712" calcext:value-type="float">
            <text:p>73,411764712</text:p>
          </table:table-cell>
          <table:table-cell table:formula="of:=RADIANS([.B53])" office:value-type="float" office:value="1.28127700392379" calcext:value-type="float">
            <text:p>1,28127700392379</text:p>
          </table:table-cell>
          <table:table-cell table:formula="of:=COS([.C53])" office:value-type="float" office:value="0.285491586173013" calcext:value-type="float">
            <text:p>0,285491586173013</text:p>
          </table:table-cell>
          <table:table-cell table:formula="of:=[.D53]*127+128" office:value-type="float" office:value="164.257431443973" calcext:value-type="float">
            <text:p>164,257431443973</text:p>
          </table:table-cell>
          <table:table-cell/>
          <table:table-cell table:formula="of:=DEC2HEX([.E53])" office:value-type="string" office:string-value="A4" calcext:value-type="string">
            <text:p>A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1.411764706" office:value-type="float" office:value="74.823529418" calcext:value-type="float">
            <text:p>74,823529418</text:p>
          </table:table-cell>
          <table:table-cell table:formula="of:=RADIANS([.B54])" office:value-type="float" office:value="1.30591694630694" calcext:value-type="float">
            <text:p>1,30591694630694</text:p>
          </table:table-cell>
          <table:table-cell table:formula="of:=COS([.C54])" office:value-type="float" office:value="0.261792857258009" calcext:value-type="float">
            <text:p>0,261792857258009</text:p>
          </table:table-cell>
          <table:table-cell table:formula="of:=[.D54]*127+128" office:value-type="float" office:value="161.247692871767" calcext:value-type="float">
            <text:p>161,247692871767</text:p>
          </table:table-cell>
          <table:table-cell/>
          <table:table-cell table:formula="of:=DEC2HEX([.E54])" office:value-type="string" office:string-value="A1" calcext:value-type="string">
            <text:p>A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1.411764706" office:value-type="float" office:value="76.235294124" calcext:value-type="float">
            <text:p>76,235294124</text:p>
          </table:table-cell>
          <table:table-cell table:formula="of:=RADIANS([.B55])" office:value-type="float" office:value="1.33055688869009" calcext:value-type="float">
            <text:p>1,33055688869009</text:p>
          </table:table-cell>
          <table:table-cell table:formula="of:=COS([.C55])" office:value-type="float" office:value="0.237935194934924" calcext:value-type="float">
            <text:p>0,237935194934924</text:p>
          </table:table-cell>
          <table:table-cell table:formula="of:=[.D55]*127+128" office:value-type="float" office:value="158.217769756735" calcext:value-type="float">
            <text:p>158,217769756735</text:p>
          </table:table-cell>
          <table:table-cell/>
          <table:table-cell table:formula="of:=DEC2HEX([.E55])" office:value-type="string" office:string-value="9E" calcext:value-type="string">
            <text:p>9E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1.411764706" office:value-type="float" office:value="77.64705883" calcext:value-type="float">
            <text:p>77,64705883</text:p>
          </table:table-cell>
          <table:table-cell table:formula="of:=RADIANS([.B56])" office:value-type="float" office:value="1.35519683107324" calcext:value-type="float">
            <text:p>1,35519683107324</text:p>
          </table:table-cell>
          <table:table-cell table:formula="of:=COS([.C56])" office:value-type="float" office:value="0.213933083096179" calcext:value-type="float">
            <text:p>0,213933083096179</text:p>
          </table:table-cell>
          <table:table-cell table:formula="of:=[.D56]*127+128" office:value-type="float" office:value="155.169501553215" calcext:value-type="float">
            <text:p>155,169501553215</text:p>
          </table:table-cell>
          <table:table-cell/>
          <table:table-cell table:formula="of:=DEC2HEX([.E56])" office:value-type="string" office:string-value="9B" calcext:value-type="string">
            <text:p>9B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1.411764706" office:value-type="float" office:value="79.058823536" calcext:value-type="float">
            <text:p>79,058823536</text:p>
          </table:table-cell>
          <table:table-cell table:formula="of:=RADIANS([.B57])" office:value-type="float" office:value="1.37983677345639" calcext:value-type="float">
            <text:p>1,37983677345639</text:p>
          </table:table-cell>
          <table:table-cell table:formula="of:=COS([.C57])" office:value-type="float" office:value="0.18980109332893" calcext:value-type="float">
            <text:p>0,18980109332893</text:p>
          </table:table-cell>
          <table:table-cell table:formula="of:=[.D57]*127+128" office:value-type="float" office:value="152.104738852774" calcext:value-type="float">
            <text:p>152,104738852774</text:p>
          </table:table-cell>
          <table:table-cell/>
          <table:table-cell table:formula="of:=DEC2HEX([.E57])" office:value-type="string" office:string-value="98" calcext:value-type="string">
            <text:p>9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1.411764706" office:value-type="float" office:value="80.470588242" calcext:value-type="float">
            <text:p>80,470588242</text:p>
          </table:table-cell>
          <table:table-cell table:formula="of:=RADIANS([.B58])" office:value-type="float" office:value="1.40447671583954" calcext:value-type="float">
            <text:p>1,40447671583954</text:p>
          </table:table-cell>
          <table:table-cell table:formula="of:=COS([.C58])" office:value-type="float" office:value="0.165553876068706" calcext:value-type="float">
            <text:p>0,165553876068706</text:p>
          </table:table-cell>
          <table:table-cell table:formula="of:=[.D58]*127+128" office:value-type="float" office:value="149.025342260726" calcext:value-type="float">
            <text:p>149,025342260726</text:p>
          </table:table-cell>
          <table:table-cell/>
          <table:table-cell table:formula="of:=DEC2HEX([.E58])" office:value-type="string" office:string-value="95" calcext:value-type="string">
            <text:p>9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1.411764706" office:value-type="float" office:value="81.882352948" calcext:value-type="float">
            <text:p>81,882352948</text:p>
          </table:table-cell>
          <table:table-cell table:formula="of:=RADIANS([.B59])" office:value-type="float" office:value="1.42911665822269" calcext:value-type="float">
            <text:p>1,42911665822269</text:p>
          </table:table-cell>
          <table:table-cell table:formula="of:=COS([.C59])" office:value-type="float" office:value="0.141206151705192" calcext:value-type="float">
            <text:p>0,141206151705192</text:p>
          </table:table-cell>
          <table:table-cell table:formula="of:=[.D59]*127+128" office:value-type="float" office:value="145.933181266559" calcext:value-type="float">
            <text:p>145,933181266559</text:p>
          </table:table-cell>
          <table:table-cell/>
          <table:table-cell table:formula="of:=DEC2HEX([.E59])" office:value-type="string" office:string-value="91" calcext:value-type="string">
            <text:p>9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1.411764706" office:value-type="float" office:value="83.294117654" calcext:value-type="float">
            <text:p>83,294117654</text:p>
          </table:table-cell>
          <table:table-cell table:formula="of:=RADIANS([.B60])" office:value-type="float" office:value="1.45375660060583" calcext:value-type="float">
            <text:p>1,45375660060583</text:p>
          </table:table-cell>
          <table:table-cell table:formula="of:=COS([.C60])" office:value-type="float" office:value="0.116772701645539" calcext:value-type="float">
            <text:p>0,116772701645539</text:p>
          </table:table-cell>
          <table:table-cell table:formula="of:=[.D60]*127+128" office:value-type="float" office:value="142.830133108983" calcext:value-type="float">
            <text:p>142,830133108983</text:p>
          </table:table-cell>
          <table:table-cell/>
          <table:table-cell table:formula="of:=DEC2HEX([.E60])" office:value-type="string" office:string-value="8E" calcext:value-type="string">
            <text:p>8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1.411764706" office:value-type="float" office:value="84.70588236" calcext:value-type="float">
            <text:p>84,70588236</text:p>
          </table:table-cell>
          <table:table-cell table:formula="of:=RADIANS([.B61])" office:value-type="float" office:value="1.47839654298898" calcext:value-type="float">
            <text:p>1,47839654298898</text:p>
          </table:table-cell>
          <table:table-cell table:formula="of:=COS([.C61])" office:value-type="float" office:value="0.0922683593406281" calcext:value-type="float">
            <text:p>0,092268359340628</text:p>
          </table:table-cell>
          <table:table-cell table:formula="of:=[.D61]*127+128" office:value-type="float" office:value="139.71808163626" calcext:value-type="float">
            <text:p>139,71808163626</text:p>
          </table:table-cell>
          <table:table-cell/>
          <table:table-cell table:formula="of:=DEC2HEX([.E61]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1.411764706" office:value-type="float" office:value="86.117647066" calcext:value-type="float">
            <text:p>86,117647066</text:p>
          </table:table-cell>
          <table:table-cell table:formula="of:=RADIANS([.B62])" office:value-type="float" office:value="1.50303648537213" calcext:value-type="float">
            <text:p>1,50303648537213</text:p>
          </table:table-cell>
          <table:table-cell table:formula="of:=COS([.C62])" office:value-type="float" office:value="0.0677080012797421" calcext:value-type="float">
            <text:p>0,067708001279742</text:p>
          </table:table-cell>
          <table:table-cell table:formula="of:=[.D62]*127+128" office:value-type="float" office:value="136.598916162527" calcext:value-type="float">
            <text:p>136,598916162527</text:p>
          </table:table-cell>
          <table:table-cell/>
          <table:table-cell table:formula="of:=DEC2HEX([.E62]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1.411764706" office:value-type="float" office:value="87.529411772" calcext:value-type="float">
            <text:p>87,529411772</text:p>
          </table:table-cell>
          <table:table-cell table:formula="of:=RADIANS([.B63])" office:value-type="float" office:value="1.52767642775528" calcext:value-type="float">
            <text:p>1,52767642775528</text:p>
          </table:table-cell>
          <table:table-cell table:formula="of:=COS([.C63])" office:value-type="float" office:value="0.0431065379591077" calcext:value-type="float">
            <text:p>0,043106537959108</text:p>
          </table:table-cell>
          <table:table-cell table:formula="of:=[.D63]*127+128" office:value-type="float" office:value="133.474530320807" calcext:value-type="float">
            <text:p>133,474530320807</text:p>
          </table:table-cell>
          <table:table-cell/>
          <table:table-cell table:formula="of:=DEC2HEX([.E63])" office:value-type="string" office:string-value="85" calcext:value-type="string">
            <text:p>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1.411764706" office:value-type="float" office:value="88.941176478" calcext:value-type="float">
            <text:p>88,941176478</text:p>
          </table:table-cell>
          <table:table-cell table:formula="of:=RADIANS([.B64])" office:value-type="float" office:value="1.55231637013843" calcext:value-type="float">
            <text:p>1,55231637013843</text:p>
          </table:table-cell>
          <table:table-cell table:formula="of:=COS([.C64])" office:value-type="float" office:value="0.0184789048297926" calcext:value-type="float">
            <text:p>0,018478904829793</text:p>
          </table:table-cell>
          <table:table-cell table:formula="of:=[.D64]*127+128" office:value-type="float" office:value="130.346820913384" calcext:value-type="float">
            <text:p>130,346820913384</text:p>
          </table:table-cell>
          <table:table-cell/>
          <table:table-cell table:formula="of:=DEC2HEX([.E64])" office:value-type="string" office:string-value="82" calcext:value-type="string">
            <text:p>8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1.411764706" office:value-type="float" office:value="90.352941184" calcext:value-type="float">
            <text:p>90,352941184</text:p>
          </table:table-cell>
          <table:table-cell table:formula="of:=RADIANS([.B65])" office:value-type="float" office:value="1.57695631252158" calcext:value-type="float">
            <text:p>1,57695631252158</text:p>
          </table:table-cell>
          <table:table-cell table:formula="of:=COS([.C65])" office:value-type="float" office:value="-0.00615994676954896" calcext:value-type="float">
            <text:p>-0,006159946769549</text:p>
          </table:table-cell>
          <table:table-cell table:formula="of:=[.D65]*127+128" office:value-type="float" office:value="127.217686760267" calcext:value-type="float">
            <text:p>127,217686760267</text:p>
          </table:table-cell>
          <table:table-cell/>
          <table:table-cell table:formula="of:=DEC2HEX([.E65])" office:value-type="string" office:string-value="7F" calcext:value-type="string">
            <text:p>7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1.411764706" office:value-type="float" office:value="91.76470589" calcext:value-type="float">
            <text:p>91,76470589</text:p>
          </table:table-cell>
          <table:table-cell table:formula="of:=RADIANS([.B66])" office:value-type="float" office:value="1.60159625490473" calcext:value-type="float">
            <text:p>1,60159625490473</text:p>
          </table:table-cell>
          <table:table-cell table:formula="of:=COS([.C66])" office:value-type="float" office:value="-0.0307950586895733" calcext:value-type="float">
            <text:p>-0,030795058689573</text:p>
          </table:table-cell>
          <table:table-cell table:formula="of:=[.D66]*127+128" office:value-type="float" office:value="124.089027546424" calcext:value-type="float">
            <text:p>124,089027546424</text:p>
          </table:table-cell>
          <table:table-cell/>
          <table:table-cell table:formula="of:=DEC2HEX([.E66])" office:value-type="string" office:string-value="7C" calcext:value-type="string">
            <text:p>7C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1.411764706" office:value-type="float" office:value="93.176470596" calcext:value-type="float">
            <text:p>93,176470596</text:p>
          </table:table-cell>
          <table:table-cell table:formula="of:=RADIANS([.B67])" office:value-type="float" office:value="1.62623619728788" calcext:value-type="float">
            <text:p>1,62623619728788</text:p>
          </table:table-cell>
          <table:table-cell table:formula="of:=COS([.C67])" office:value-type="float" office:value="-0.0554114750512811" calcext:value-type="float">
            <text:p>-0,055411475051281</text:p>
          </table:table-cell>
          <table:table-cell table:formula="of:=[.D67]*127+128" office:value-type="float" office:value="120.962742668487" calcext:value-type="float">
            <text:p>120,962742668487</text:p>
          </table:table-cell>
          <table:table-cell/>
          <table:table-cell table:formula="of:=DEC2HEX([.E67])" office:value-type="string" office:string-value="78" calcext:value-type="string">
            <text:p>7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1.411764706" office:value-type="float" office:value="94.588235302" calcext:value-type="float">
            <text:p>94,588235302</text:p>
          </table:table-cell>
          <table:table-cell table:formula="of:=RADIANS([.B68])" office:value-type="float" office:value="1.65087613967103" calcext:value-type="float">
            <text:p>1,65087613967103</text:p>
          </table:table-cell>
          <table:table-cell table:formula="of:=COS([.C68])" office:value-type="float" office:value="-0.0799942513256735" calcext:value-type="float">
            <text:p>-0,079994251325674</text:p>
          </table:table-cell>
          <table:table-cell table:formula="of:=[.D68]*127+128" office:value-type="float" office:value="117.840730081639" calcext:value-type="float">
            <text:p>117,840730081639</text:p>
          </table:table-cell>
          <table:table-cell/>
          <table:table-cell table:formula="of:=DEC2HEX([.E68])" office:value-type="string" office:string-value="75" calcext:value-type="string">
            <text:p>7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1.411764706" office:value-type="float" office:value="96.000000008" calcext:value-type="float">
            <text:p>96,000000008</text:p>
          </table:table-cell>
          <table:table-cell table:formula="of:=RADIANS([.B69])" office:value-type="float" office:value="1.67551608205418" calcext:value-type="float">
            <text:p>1,67551608205418</text:p>
          </table:table-cell>
          <table:table-cell table:formula="of:=COS([.C69])" office:value-type="float" office:value="-0.104528463406515" calcext:value-type="float">
            <text:p>-0,104528463406515</text:p>
          </table:table-cell>
          <table:table-cell table:formula="of:=[.D69]*127+128" office:value-type="float" office:value="114.724885147373" calcext:value-type="float">
            <text:p>114,724885147373</text:p>
          </table:table-cell>
          <table:table-cell/>
          <table:table-cell table:formula="of:=DEC2HEX([.E69])" office:value-type="string" office:string-value="72" calcext:value-type="string">
            <text:p>7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1.411764706" office:value-type="float" office:value="97.411764714" calcext:value-type="float">
            <text:p>97,411764714</text:p>
          </table:table-cell>
          <table:table-cell table:formula="of:=RADIANS([.B70])" office:value-type="float" office:value="1.70015602443733" calcext:value-type="float">
            <text:p>1,70015602443733</text:p>
          </table:table-cell>
          <table:table-cell table:formula="of:=COS([.C70])" office:value-type="float" office:value="-0.128999216670699" calcext:value-type="float">
            <text:p>-0,128999216670699</text:p>
          </table:table-cell>
          <table:table-cell table:formula="of:=[.D70]*127+128" office:value-type="float" office:value="111.617099482821" calcext:value-type="float">
            <text:p>111,617099482821</text:p>
          </table:table-cell>
          <table:table-cell/>
          <table:table-cell table:formula="of:=DEC2HEX([.E70])" office:value-type="string" office:string-value="6F" calcext:value-type="string">
            <text:p>6F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1.411764706" office:value-type="float" office:value="98.82352942" calcext:value-type="float">
            <text:p>98,82352942</text:p>
          </table:table-cell>
          <table:table-cell table:formula="of:=RADIANS([.B71])" office:value-type="float" office:value="1.72479596682048" calcext:value-type="float">
            <text:p>1,72479596682048</text:p>
          </table:table-cell>
          <table:table-cell table:formula="of:=COS([.C71])" office:value-type="float" office:value="-0.153391655020717" calcext:value-type="float">
            <text:p>-0,153391655020717</text:p>
          </table:table-cell>
          <table:table-cell table:formula="of:=[.D71]*127+128" office:value-type="float" office:value="108.519259812369" calcext:value-type="float">
            <text:p>108,519259812369</text:p>
          </table:table-cell>
          <table:table-cell/>
          <table:table-cell table:formula="of:=DEC2HEX([.E71]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1.411764706" office:value-type="float" office:value="100.235294126" calcext:value-type="float">
            <text:p>100,235294126</text:p>
          </table:table-cell>
          <table:table-cell table:formula="of:=RADIANS([.B72])" office:value-type="float" office:value="1.74943590920363" calcext:value-type="float">
            <text:p>1,74943590920363</text:p>
          </table:table-cell>
          <table:table-cell table:formula="of:=COS([.C72])" office:value-type="float" office:value="-0.177690969903735" calcext:value-type="float">
            <text:p>-0,177690969903735</text:p>
          </table:table-cell>
          <table:table-cell table:formula="of:=[.D72]*127+128" office:value-type="float" office:value="105.433246822226" calcext:value-type="float">
            <text:p>105,433246822226</text:p>
          </table:table-cell>
          <table:table-cell/>
          <table:table-cell table:formula="of:=DEC2HEX([.E72]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1.411764706" office:value-type="float" office:value="101.647058832" calcext:value-type="float">
            <text:p>101,647058832</text:p>
          </table:table-cell>
          <table:table-cell table:formula="of:=RADIANS([.B73])" office:value-type="float" office:value="1.77407585158678" calcext:value-type="float">
            <text:p>1,77407585158678</text:p>
          </table:table-cell>
          <table:table-cell table:formula="of:=COS([.C73])" office:value-type="float" office:value="-0.201882409301806" calcext:value-type="float">
            <text:p>-0,201882409301806</text:p>
          </table:table-cell>
          <table:table-cell table:formula="of:=[.D73]*127+128" office:value-type="float" office:value="102.360934018671" calcext:value-type="float">
            <text:p>102,360934018671</text:p>
          </table:table-cell>
          <table:table-cell/>
          <table:table-cell table:formula="of:=DEC2HEX([.E73]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1.411764706" office:value-type="float" office:value="103.058823538" calcext:value-type="float">
            <text:p>103,058823538</text:p>
          </table:table-cell>
          <table:table-cell table:formula="of:=RADIANS([.B74])" office:value-type="float" office:value="1.79871579396993" calcext:value-type="float">
            <text:p>1,79871579396993</text:p>
          </table:table-cell>
          <table:table-cell table:formula="of:=COS([.C74])" office:value-type="float" office:value="-0.225951286687764" calcext:value-type="float">
            <text:p>-0,225951286687764</text:p>
          </table:table-cell>
          <table:table-cell table:formula="of:=[.D74]*127+128" office:value-type="float" office:value="99.304186590654" calcext:value-type="float">
            <text:p>99,304186590654</text:p>
          </table:table-cell>
          <table:table-cell/>
          <table:table-cell table:formula="of:=DEC2HEX([.E74])" office:value-type="string" office:string-value="63" calcext:value-type="string">
            <text:p>6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1.411764706" office:value-type="float" office:value="104.470588244" calcext:value-type="float">
            <text:p>104,470588244</text:p>
          </table:table-cell>
          <table:table-cell table:formula="of:=RADIANS([.B75])" office:value-type="float" office:value="1.82335573635308" calcext:value-type="float">
            <text:p>1,82335573635308</text:p>
          </table:table-cell>
          <table:table-cell table:formula="of:=COS([.C75])" office:value-type="float" office:value="-0.249882989941356" calcext:value-type="float">
            <text:p>-0,249882989941356</text:p>
          </table:table-cell>
          <table:table-cell table:formula="of:=[.D75]*127+128" office:value-type="float" office:value="96.2648602774477" calcext:value-type="float">
            <text:p>96,2648602774477</text:p>
          </table:table-cell>
          <table:table-cell/>
          <table:table-cell table:formula="of:=DEC2HEX([.E75])" office:value-type="string" office:string-value="60" calcext:value-type="string">
            <text:p>6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1.411764706" office:value-type="float" office:value="105.88235295" calcext:value-type="float">
            <text:p>105,88235295</text:p>
          </table:table-cell>
          <table:table-cell table:formula="of:=RADIANS([.B76])" office:value-type="float" office:value="1.84799567873623" calcext:value-type="float">
            <text:p>1,84799567873623</text:p>
          </table:table-cell>
          <table:table-cell table:formula="of:=COS([.C76])" office:value-type="float" office:value="-0.273662990220203" calcext:value-type="float">
            <text:p>-0,273662990220203</text:p>
          </table:table-cell>
          <table:table-cell table:formula="of:=[.D76]*127+128" office:value-type="float" office:value="93.2448002420342" calcext:value-type="float">
            <text:p>93,2448002420342</text:p>
          </table:table-cell>
          <table:table-cell/>
          <table:table-cell table:formula="of:=DEC2HEX([.E76])" office:value-type="string" office:string-value="5D" calcext:value-type="string">
            <text:p>5D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1.411764706" office:value-type="float" office:value="107.294117656" calcext:value-type="float">
            <text:p>107,294117656</text:p>
          </table:table-cell>
          <table:table-cell table:formula="of:=RADIANS([.B77])" office:value-type="float" office:value="1.87263562111938" calcext:value-type="float">
            <text:p>1,87263562111938</text:p>
          </table:table-cell>
          <table:table-cell table:formula="of:=COS([.C77])" office:value-type="float" office:value="-0.2972768507802" calcext:value-type="float">
            <text:p>-0,2972768507802</text:p>
          </table:table-cell>
          <table:table-cell table:formula="of:=[.D77]*127+128" office:value-type="float" office:value="90.2458399509145" calcext:value-type="float">
            <text:p>90,2458399509145</text:p>
          </table:table-cell>
          <table:table-cell/>
          <table:table-cell table:formula="of:=DEC2HEX([.E77])" office:value-type="string" office:string-value="5A" calcext:value-type="string">
            <text:p>5A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1.411764706" office:value-type="float" office:value="108.705882362" calcext:value-type="float">
            <text:p>108,705882362</text:p>
          </table:table-cell>
          <table:table-cell table:formula="of:=RADIANS([.B78])" office:value-type="float" office:value="1.89727556350253" calcext:value-type="float">
            <text:p>1,89727556350253</text:p>
          </table:table-cell>
          <table:table-cell table:formula="of:=COS([.C78])" office:value-type="float" office:value="-0.320710235740009" calcext:value-type="float">
            <text:p>-0,320710235740009</text:p>
          </table:table-cell>
          <table:table-cell table:formula="of:=[.D78]*127+128" office:value-type="float" office:value="87.2698000610188" calcext:value-type="float">
            <text:p>87,2698000610188</text:p>
          </table:table-cell>
          <table:table-cell/>
          <table:table-cell table:formula="of:=DEC2HEX([.E78])" office:value-type="string" office:string-value="57" calcext:value-type="string">
            <text:p>5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1.411764706" office:value-type="float" office:value="110.117647068" calcext:value-type="float">
            <text:p>110,117647068</text:p>
          </table:table-cell>
          <table:table-cell table:formula="of:=RADIANS([.B79])" office:value-type="float" office:value="1.92191550588568" calcext:value-type="float">
            <text:p>1,92191550588568</text:p>
          </table:table-cell>
          <table:table-cell table:formula="of:=COS([.C79])" office:value-type="float" office:value="-0.343948918784316" calcext:value-type="float">
            <text:p>-0,343948918784316</text:p>
          </table:table-cell>
          <table:table-cell table:formula="of:=[.D79]*127+128" office:value-type="float" office:value="84.3184873143919" calcext:value-type="float">
            <text:p>84,3184873143919</text:p>
          </table:table-cell>
          <table:table-cell/>
          <table:table-cell table:formula="of:=DEC2HEX([.E79])" office:value-type="string" office:string-value="54" calcext:value-type="string">
            <text:p>5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1.411764706" office:value-type="float" office:value="111.529411774" calcext:value-type="float">
            <text:p>111,529411774</text:p>
          </table:table-cell>
          <table:table-cell table:formula="of:=RADIANS([.B80])" office:value-type="float" office:value="1.94655544826883" calcext:value-type="float">
            <text:p>1,94655544826883</text:p>
          </table:table-cell>
          <table:table-cell table:formula="of:=COS([.C80])" office:value-type="float" office:value="-0.366978791800567" calcext:value-type="float">
            <text:p>-0,366978791800567</text:p>
          </table:table-cell>
          <table:table-cell table:formula="of:=[.D80]*127+128" office:value-type="float" office:value="81.393693441328" calcext:value-type="float">
            <text:p>81,393693441328</text:p>
          </table:table-cell>
          <table:table-cell/>
          <table:table-cell table:formula="of:=DEC2HEX([.E80])" office:value-type="string" office:string-value="51" calcext:value-type="string">
            <text:p>5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1.411764706" office:value-type="float" office:value="112.94117648" calcext:value-type="float">
            <text:p>112,94117648</text:p>
          </table:table-cell>
          <table:table-cell table:formula="of:=RADIANS([.B81])" office:value-type="float" office:value="1.97119539065198" calcext:value-type="float">
            <text:p>1,97119539065198</text:p>
          </table:table-cell>
          <table:table-cell table:formula="of:=COS([.C81])" office:value-type="float" office:value="-0.389785873443953" calcext:value-type="float">
            <text:p>-0,389785873443953</text:p>
          </table:table-cell>
          <table:table-cell table:formula="of:=[.D81]*127+128" office:value-type="float" office:value="78.497194072618" calcext:value-type="float">
            <text:p>78,497194072618</text:p>
          </table:table-cell>
          <table:table-cell/>
          <table:table-cell table:formula="of:=DEC2HEX([.E81])" office:value-type="string" office:string-value="4E" calcext:value-type="string">
            <text:p>4E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1.411764706" office:value-type="float" office:value="114.352941186" calcext:value-type="float">
            <text:p>114,352941186</text:p>
          </table:table-cell>
          <table:table-cell table:formula="of:=RADIANS([.B82])" office:value-type="float" office:value="1.99583533303513" calcext:value-type="float">
            <text:p>1,99583533303513</text:p>
          </table:table-cell>
          <table:table-cell table:formula="of:=COS([.C82])" office:value-type="float" office:value="-0.412356317625424" calcext:value-type="float">
            <text:p>-0,412356317625424</text:p>
          </table:table-cell>
          <table:table-cell table:formula="of:=[.D82]*127+128" office:value-type="float" office:value="75.6307476615712" calcext:value-type="float">
            <text:p>75,6307476615712</text:p>
          </table:table-cell>
          <table:table-cell/>
          <table:table-cell table:formula="of:=DEC2HEX([.E82]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1.411764706" office:value-type="float" office:value="115.764705892" calcext:value-type="float">
            <text:p>115,764705892</text:p>
          </table:table-cell>
          <table:table-cell table:formula="of:=RADIANS([.B83])" office:value-type="float" office:value="2.02047527541828" calcext:value-type="float">
            <text:p>2,02047527541828</text:p>
          </table:table-cell>
          <table:table-cell table:formula="of:=COS([.C83])" office:value-type="float" office:value="-0.434676421917599" calcext:value-type="float">
            <text:p>-0,434676421917599</text:p>
          </table:table-cell>
          <table:table-cell table:formula="of:=[.D83]*127+128" office:value-type="float" office:value="72.7960944164649" calcext:value-type="float">
            <text:p>72,7960944164649</text:p>
          </table:table-cell>
          <table:table-cell/>
          <table:table-cell table:formula="of:=DEC2HEX([.E83]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1.411764706" office:value-type="float" office:value="117.176470598" calcext:value-type="float">
            <text:p>117,176470598</text:p>
          </table:table-cell>
          <table:table-cell table:formula="of:=RADIANS([.B84])" office:value-type="float" office:value="2.04511521780143" calcext:value-type="float">
            <text:p>2,04511521780143</text:p>
          </table:table-cell>
          <table:table-cell table:formula="of:=COS([.C84])" office:value-type="float" office:value="-0.456732635873452" calcext:value-type="float">
            <text:p>-0,456732635873452</text:p>
          </table:table-cell>
          <table:table-cell table:formula="of:=[.D84]*127+128" office:value-type="float" office:value="69.9949552440716" calcext:value-type="float">
            <text:p>69,9949552440716</text:p>
          </table:table-cell>
          <table:table-cell/>
          <table:table-cell table:formula="of:=DEC2HEX([.E84])" office:value-type="string" office:string-value="45" calcext:value-type="string">
            <text:p>4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1.411764706" office:value-type="float" office:value="118.588235304" calcext:value-type="float">
            <text:p>118,588235304</text:p>
          </table:table-cell>
          <table:table-cell table:formula="of:=RADIANS([.B85])" office:value-type="float" office:value="2.06975516018458" calcext:value-type="float">
            <text:p>2,06975516018458</text:p>
          </table:table-cell>
          <table:table-cell table:formula="of:=COS([.C85])" office:value-type="float" office:value="-0.478511569252737" calcext:value-type="float">
            <text:p>-0,478511569252737</text:p>
          </table:table-cell>
          <table:table-cell table:formula="of:=[.D85]*127+128" office:value-type="float" office:value="67.2290307049024" calcext:value-type="float">
            <text:p>67,2290307049024</text:p>
          </table:table-cell>
          <table:table-cell/>
          <table:table-cell table:formula="of:=DEC2HEX([.E85])" office:value-type="string" office:string-value="43" calcext:value-type="string">
            <text:p>4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1.411764706" office:value-type="float" office:value="120.00000001" calcext:value-type="float">
            <text:p>120,00000001</text:p>
          </table:table-cell>
          <table:table-cell table:formula="of:=RADIANS([.B86])" office:value-type="float" office:value="2.09439510256773" calcext:value-type="float">
            <text:p>2,09439510256773</text:p>
          </table:table-cell>
          <table:table-cell table:formula="of:=COS([.C86])" office:value-type="float" office:value="-0.50000000015115" calcext:value-type="float">
            <text:p>-0,50000000015115</text:p>
          </table:table-cell>
          <table:table-cell table:formula="of:=[.D86]*127+128" office:value-type="float" office:value="64.499999980804" calcext:value-type="float">
            <text:p>64,499999980804</text:p>
          </table:table-cell>
          <table:table-cell/>
          <table:table-cell table:formula="of:=DEC2HEX([.E86])" office:value-type="string" office:string-value="40" calcext:value-type="string">
            <text:p>4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1.411764706" office:value-type="float" office:value="121.411764716" calcext:value-type="float">
            <text:p>121,411764716</text:p>
          </table:table-cell>
          <table:table-cell table:formula="of:=RADIANS([.B87])" office:value-type="float" office:value="2.11903504495088" calcext:value-type="float">
            <text:p>2,11903504495088</text:p>
          </table:table-cell>
          <table:table-cell table:formula="of:=COS([.C87])" office:value-type="float" office:value="-0.521184883027291" calcext:value-type="float">
            <text:p>-0,521184883027291</text:p>
          </table:table-cell>
          <table:table-cell table:formula="of:=[.D87]*127+128" office:value-type="float" office:value="61.809519855534" calcext:value-type="float">
            <text:p>61,809519855534</text:p>
          </table:table-cell>
          <table:table-cell/>
          <table:table-cell table:formula="of:=DEC2HEX([.E87])" office:value-type="string" office:string-value="3D" calcext:value-type="string">
            <text:p>3D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1.411764706" office:value-type="float" office:value="122.823529422" calcext:value-type="float">
            <text:p>122,823529422</text:p>
          </table:table-cell>
          <table:table-cell table:formula="of:=RADIANS([.B88])" office:value-type="float" office:value="2.14367498733403" calcext:value-type="float">
            <text:p>2,14367498733403</text:p>
          </table:table-cell>
          <table:table-cell table:formula="of:=COS([.C88])" office:value-type="float" office:value="-0.542053356622567" calcext:value-type="float">
            <text:p>-0,542053356622567</text:p>
          </table:table-cell>
          <table:table-cell table:formula="of:=[.D88]*127+128" office:value-type="float" office:value="59.1592237089339" calcext:value-type="float">
            <text:p>59,1592237089339</text:p>
          </table:table-cell>
          <table:table-cell/>
          <table:table-cell table:formula="of:=DEC2HEX([.E88])" office:value-type="string" office:string-value="3B" calcext:value-type="string">
            <text:p>3B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1.411764706" office:value-type="float" office:value="124.235294128" calcext:value-type="float">
            <text:p>124,235294128</text:p>
          </table:table-cell>
          <table:table-cell table:formula="of:=RADIANS([.B89])" office:value-type="float" office:value="2.16831492971718" calcext:value-type="float">
            <text:p>2,16831492971718</text:p>
          </table:table-cell>
          <table:table-cell table:formula="of:=COS([.C89])" office:value-type="float" office:value="-0.562592751769208" calcext:value-type="float">
            <text:p>-0,562592751769208</text:p>
          </table:table-cell>
          <table:table-cell table:formula="of:=[.D89]*127+128" office:value-type="float" office:value="56.5507205253106" calcext:value-type="float">
            <text:p>56,5507205253106</text:p>
          </table:table-cell>
          <table:table-cell/>
          <table:table-cell table:formula="of:=DEC2HEX([.E89])" office:value-type="string" office:string-value="38" calcext:value-type="string">
            <text:p>3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1.411764706" office:value-type="float" office:value="125.647058834" calcext:value-type="float">
            <text:p>125,647058834</text:p>
          </table:table-cell>
          <table:table-cell table:formula="of:=RADIANS([.B90])" office:value-type="float" office:value="2.19295487210033" calcext:value-type="float">
            <text:p>2,19295487210033</text:p>
          </table:table-cell>
          <table:table-cell table:formula="of:=COS([.C90])" office:value-type="float" office:value="-0.582790599081664" calcext:value-type="float">
            <text:p>-0,582790599081664</text:p>
          </table:table-cell>
          <table:table-cell table:formula="of:=[.D90]*127+128" office:value-type="float" office:value="53.9855939166286" calcext:value-type="float">
            <text:p>53,9855939166286</text:p>
          </table:table-cell>
          <table:table-cell/>
          <table:table-cell table:formula="of:=DEC2HEX([.E90])" office:value-type="string" office:string-value="35" calcext:value-type="string">
            <text:p>3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1.411764706" office:value-type="float" office:value="127.05882354" calcext:value-type="float">
            <text:p>127,05882354</text:p>
          </table:table-cell>
          <table:table-cell table:formula="of:=RADIANS([.B91])" office:value-type="float" office:value="2.21759481448348" calcext:value-type="float">
            <text:p>2,21759481448348</text:p>
          </table:table-cell>
          <table:table-cell table:formula="of:=COS([.C91])" office:value-type="float" office:value="-0.602634636526729" calcext:value-type="float">
            <text:p>-0,602634636526729</text:p>
          </table:table-cell>
          <table:table-cell table:formula="of:=[.D91]*127+128" office:value-type="float" office:value="51.4654011611054" calcext:value-type="float">
            <text:p>51,4654011611054</text:p>
          </table:table-cell>
          <table:table-cell/>
          <table:table-cell table:formula="of:=DEC2HEX([.E91])" office:value-type="string" office:string-value="33" calcext:value-type="string">
            <text:p>3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1.411764706" office:value-type="float" office:value="128.470588246" calcext:value-type="float">
            <text:p>128,470588246</text:p>
          </table:table-cell>
          <table:table-cell table:formula="of:=RADIANS([.B92])" office:value-type="float" office:value="2.24223475686663" calcext:value-type="float">
            <text:p>2,24223475686663</text:p>
          </table:table-cell>
          <table:table-cell table:formula="of:=COS([.C92])" office:value-type="float" office:value="-0.622112816867766" calcext:value-type="float">
            <text:p>-0,622112816867766</text:p>
          </table:table-cell>
          <table:table-cell table:formula="of:=[.D92]*127+128" office:value-type="float" office:value="48.9916722577937" calcext:value-type="float">
            <text:p>48,9916722577937</text:p>
          </table:table-cell>
          <table:table-cell/>
          <table:table-cell table:formula="of:=DEC2HEX([.E92])" office:value-type="string" office:string-value="30" calcext:value-type="string">
            <text:p>3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1.411764706" office:value-type="float" office:value="129.882352952" calcext:value-type="float">
            <text:p>129,882352952</text:p>
          </table:table-cell>
          <table:table-cell table:formula="of:=RADIANS([.B93])" office:value-type="float" office:value="2.26687469924978" calcext:value-type="float">
            <text:p>2,26687469924978</text:p>
          </table:table-cell>
          <table:table-cell table:formula="of:=COS([.C93])" office:value-type="float" office:value="-0.641213314978538" calcext:value-type="float">
            <text:p>-0,641213314978538</text:p>
          </table:table-cell>
          <table:table-cell table:formula="of:=[.D93]*127+128" office:value-type="float" office:value="46.5659089977257" calcext:value-type="float">
            <text:p>46,5659089977257</text:p>
          </table:table-cell>
          <table:table-cell/>
          <table:table-cell table:formula="of:=DEC2HEX([.E93])" office:value-type="string" office:string-value="2E" calcext:value-type="string">
            <text:p>2E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1.411764706" office:value-type="float" office:value="131.294117658" calcext:value-type="float">
            <text:p>131,294117658</text:p>
          </table:table-cell>
          <table:table-cell table:formula="of:=RADIANS([.B94])" office:value-type="float" office:value="2.29151464163293" calcext:value-type="float">
            <text:p>2,29151464163293</text:p>
          </table:table-cell>
          <table:table-cell table:formula="of:=COS([.C94])" office:value-type="float" office:value="-0.659924535022197" calcext:value-type="float">
            <text:p>-0,659924535022197</text:p>
          </table:table-cell>
          <table:table-cell table:formula="of:=[.D94]*127+128" office:value-type="float" office:value="44.189584052181" calcext:value-type="float">
            <text:p>44,189584052181</text:p>
          </table:table-cell>
          <table:table-cell/>
          <table:table-cell table:formula="of:=DEC2HEX([.E94]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1.411764706" office:value-type="float" office:value="132.705882364" calcext:value-type="float">
            <text:p>132,705882364</text:p>
          </table:table-cell>
          <table:table-cell table:formula="of:=RADIANS([.B95])" office:value-type="float" office:value="2.31615458401608" calcext:value-type="float">
            <text:p>2,31615458401608</text:p>
          </table:table-cell>
          <table:table-cell table:formula="of:=COS([.C95])" office:value-type="float" office:value="-0.678235117491069" calcext:value-type="float">
            <text:p>-0,678235117491069</text:p>
          </table:table-cell>
          <table:table-cell table:formula="of:=[.D95]*127+128" office:value-type="float" office:value="41.8641400786343" calcext:value-type="float">
            <text:p>41,8641400786343</text:p>
          </table:table-cell>
          <table:table-cell/>
          <table:table-cell table:formula="of:=DEC2HEX([.E95]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1.411764706" office:value-type="float" office:value="134.11764707" calcext:value-type="float">
            <text:p>134,11764707</text:p>
          </table:table-cell>
          <table:table-cell table:formula="of:=RADIANS([.B96])" office:value-type="float" office:value="2.34079452639923" calcext:value-type="float">
            <text:p>2,34079452639923</text:p>
          </table:table-cell>
          <table:table-cell table:formula="of:=COS([.C96])" office:value-type="float" office:value="-0.696133946102967" calcext:value-type="float">
            <text:p>-0,696133946102967</text:p>
          </table:table-cell>
          <table:table-cell table:formula="of:=[.D96]*127+128" office:value-type="float" office:value="39.5909888449232" calcext:value-type="float">
            <text:p>39,5909888449232</text:p>
          </table:table-cell>
          <table:table-cell/>
          <table:table-cell table:formula="of:=DEC2HEX([.E96]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1.411764706" office:value-type="float" office:value="135.529411776" calcext:value-type="float">
            <text:p>135,529411776</text:p>
          </table:table-cell>
          <table:table-cell table:formula="of:=RADIANS([.B97])" office:value-type="float" office:value="2.36543446878238" calcext:value-type="float">
            <text:p>2,36543446878238</text:p>
          </table:table-cell>
          <table:table-cell table:formula="of:=COS([.C97])" office:value-type="float" office:value="-0.713610154549844" calcext:value-type="float">
            <text:p>-0,713610154549844</text:p>
          </table:table-cell>
          <table:table-cell table:formula="of:=[.D97]*127+128" office:value-type="float" office:value="37.3715103721698" calcext:value-type="float">
            <text:p>37,3715103721698</text:p>
          </table:table-cell>
          <table:table-cell/>
          <table:table-cell table:formula="of:=DEC2HEX([.E97])" office:value-type="string" office:string-value="25" calcext:value-type="string">
            <text:p>2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1.411764706" office:value-type="float" office:value="136.941176482" calcext:value-type="float">
            <text:p>136,941176482</text:p>
          </table:table-cell>
          <table:table-cell table:formula="of:=RADIANS([.B98])" office:value-type="float" office:value="2.39007441116553" calcext:value-type="float">
            <text:p>2,39007441116553</text:p>
          </table:table-cell>
          <table:table-cell table:formula="of:=COS([.C98])" office:value-type="float" office:value="-0.730653133094679" calcext:value-type="float">
            <text:p>-0,730653133094679</text:p>
          </table:table-cell>
          <table:table-cell table:formula="of:=[.D98]*127+128" office:value-type="float" office:value="35.2070520969758" calcext:value-type="float">
            <text:p>35,2070520969758</text:p>
          </table:table-cell>
          <table:table-cell/>
          <table:table-cell table:formula="of:=DEC2HEX([.E98])" office:value-type="string" office:string-value="23" calcext:value-type="string">
            <text:p>2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1.411764706" office:value-type="float" office:value="138.352941188" calcext:value-type="float">
            <text:p>138,352941188</text:p>
          </table:table-cell>
          <table:table-cell table:formula="of:=RADIANS([.B99])" office:value-type="float" office:value="2.41471435354868" calcext:value-type="float">
            <text:p>2,41471435354868</text:p>
          </table:table-cell>
          <table:table-cell table:formula="of:=COS([.C99])" office:value-type="float" office:value="-0.747252535012615" calcext:value-type="float">
            <text:p>-0,747252535012615</text:p>
          </table:table-cell>
          <table:table-cell table:formula="of:=[.D99]*127+128" office:value-type="float" office:value="33.098928053398" calcext:value-type="float">
            <text:p>33,098928053398</text:p>
          </table:table-cell>
          <table:table-cell/>
          <table:table-cell table:formula="of:=DEC2HEX([.E99])" office:value-type="string" office:string-value="21" calcext:value-type="string">
            <text:p>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1.411764706" office:value-type="float" office:value="139.764705894" calcext:value-type="float">
            <text:p>139,764705894</text:p>
          </table:table-cell>
          <table:table-cell table:formula="of:=RADIANS([.B100])" office:value-type="float" office:value="2.43935429593183" calcext:value-type="float">
            <text:p>2,43935429593183</text:p>
          </table:table-cell>
          <table:table-cell table:formula="of:=COS([.C100])" office:value-type="float" office:value="-0.763398282872408" calcext:value-type="float">
            <text:p>-0,763398282872408</text:p>
          </table:table-cell>
          <table:table-cell table:formula="of:=[.D100]*127+128" office:value-type="float" office:value="31.0484180752042" calcext:value-type="float">
            <text:p>31,0484180752042</text:p>
          </table:table-cell>
          <table:table-cell/>
          <table:table-cell table:formula="of:=DEC2HEX([.E100])" office:value-type="string" office:string-value="1F" calcext:value-type="string">
            <text:p>1F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1.411764706" office:value-type="float" office:value="141.1764706" calcext:value-type="float">
            <text:p>141,1764706</text:p>
          </table:table-cell>
          <table:table-cell table:formula="of:=RADIANS([.B101])" office:value-type="float" office:value="2.46399423831498" calcext:value-type="float">
            <text:p>2,46399423831498</text:p>
          </table:table-cell>
          <table:table-cell table:formula="of:=COS([.C101])" office:value-type="float" office:value="-0.779080574654399" calcext:value-type="float">
            <text:p>-0,779080574654399</text:p>
          </table:table-cell>
          <table:table-cell table:formula="of:=[.D101]*127+128" office:value-type="float" office:value="29.0567670188913" calcext:value-type="float">
            <text:p>29,0567670188913</text:p>
          </table:table-cell>
          <table:table-cell/>
          <table:table-cell table:formula="of:=DEC2HEX([.E101])" office:value-type="string" office:string-value="1D" calcext:value-type="string">
            <text:p>1D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1.411764706" office:value-type="float" office:value="142.588235306" calcext:value-type="float">
            <text:p>142,588235306</text:p>
          </table:table-cell>
          <table:table-cell table:formula="of:=RADIANS([.B102])" office:value-type="float" office:value="2.48863418069813" calcext:value-type="float">
            <text:p>2,48863418069813</text:p>
          </table:table-cell>
          <table:table-cell table:formula="of:=COS([.C102])" office:value-type="float" office:value="-0.794289889701283" calcext:value-type="float">
            <text:p>-0,794289889701283</text:p>
          </table:table-cell>
          <table:table-cell table:formula="of:=[.D102]*127+128" office:value-type="float" office:value="27.1251840079371" calcext:value-type="float">
            <text:p>27,1251840079371</text:p>
          </table:table-cell>
          <table:table-cell/>
          <table:table-cell table:formula="of:=DEC2HEX([.E102])" office:value-type="string" office:string-value="1B" calcext:value-type="string">
            <text:p>1B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1.411764706" office:value-type="float" office:value="144.000000012" calcext:value-type="float">
            <text:p>144,000000012</text:p>
          </table:table-cell>
          <table:table-cell table:formula="of:=RADIANS([.B103])" office:value-type="float" office:value="2.51327412308128" calcext:value-type="float">
            <text:p>2,51327412308128</text:p>
          </table:table-cell>
          <table:table-cell table:formula="of:=COS([.C103])" office:value-type="float" office:value="-0.809016994498054" calcext:value-type="float">
            <text:p>-0,809016994498054</text:p>
          </table:table-cell>
          <table:table-cell table:formula="of:=[.D103]*127+128" office:value-type="float" office:value="25.2548416987471" calcext:value-type="float">
            <text:p>25,2548416987471</text:p>
          </table:table-cell>
          <table:table-cell/>
          <table:table-cell table:formula="of:=DEC2HEX([.E103])" office:value-type="string" office:string-value="19" calcext:value-type="string">
            <text:p>1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1.411764706" office:value-type="float" office:value="145.411764718" calcext:value-type="float">
            <text:p>145,411764718</text:p>
          </table:table-cell>
          <table:table-cell table:formula="of:=RADIANS([.B104])" office:value-type="float" office:value="2.53791406546443" calcext:value-type="float">
            <text:p>2,53791406546443</text:p>
          </table:table-cell>
          <table:table-cell table:formula="of:=COS([.C104])" office:value-type="float" office:value="-0.823252948277648" calcext:value-type="float">
            <text:p>-0,823252948277648</text:p>
          </table:table-cell>
          <table:table-cell table:formula="of:=[.D104]*127+128" office:value-type="float" office:value="23.4468755687387" calcext:value-type="float">
            <text:p>23,4468755687387</text:p>
          </table:table-cell>
          <table:table-cell/>
          <table:table-cell table:formula="of:=DEC2HEX([.E104])" office:value-type="string" office:string-value="17" calcext:value-type="string">
            <text:p>1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1.411764706" office:value-type="float" office:value="146.823529424" calcext:value-type="float">
            <text:p>146,823529424</text:p>
          </table:table-cell>
          <table:table-cell table:formula="of:=RADIANS([.B105])" office:value-type="float" office:value="2.56255400784758" calcext:value-type="float">
            <text:p>2,56255400784758</text:p>
          </table:table-cell>
          <table:table-cell table:formula="of:=COS([.C105])" office:value-type="float" office:value="-0.836989108448836" calcext:value-type="float">
            <text:p>-0,836989108448836</text:p>
          </table:table-cell>
          <table:table-cell table:formula="of:=[.D105]*127+128" office:value-type="float" office:value="21.7023832269978" calcext:value-type="float">
            <text:p>21,7023832269978</text:p>
          </table:table-cell>
          <table:table-cell/>
          <table:table-cell table:formula="of:=DEC2HEX([.E105])" office:value-type="string" office:string-value="15" calcext:value-type="string">
            <text:p>1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1.411764706" office:value-type="float" office:value="148.23529413" calcext:value-type="float">
            <text:p>148,23529413</text:p>
          </table:table-cell>
          <table:table-cell table:formula="of:=RADIANS([.B106])" office:value-type="float" office:value="2.58719395023073" calcext:value-type="float">
            <text:p>2,58719395023073</text:p>
          </table:table-cell>
          <table:table-cell table:formula="of:=COS([.C106])" office:value-type="float" office:value="-0.850217135843114" calcext:value-type="float">
            <text:p>-0,850217135843114</text:p>
          </table:table-cell>
          <table:table-cell table:formula="of:=[.D106]*127+128" office:value-type="float" office:value="20.0224237479245" calcext:value-type="float">
            <text:p>20,0224237479245</text:p>
          </table:table-cell>
          <table:table-cell/>
          <table:table-cell table:formula="of:=DEC2HEX([.E106])" office:value-type="string" office:string-value="14" calcext:value-type="string">
            <text:p>1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1.411764706" office:value-type="float" office:value="149.647058836" calcext:value-type="float">
            <text:p>149,647058836</text:p>
          </table:table-cell>
          <table:table-cell table:formula="of:=RADIANS([.B107])" office:value-type="float" office:value="2.61183389261388" calcext:value-type="float">
            <text:p>2,61183389261388</text:p>
          </table:table-cell>
          <table:table-cell table:formula="of:=COS([.C107])" office:value-type="float" office:value="-0.862928999777377" calcext:value-type="float">
            <text:p>-0,862928999777377</text:p>
          </table:table-cell>
          <table:table-cell table:formula="of:=[.D107]*127+128" office:value-type="float" office:value="18.4080170282731" calcext:value-type="float">
            <text:p>18,4080170282731</text:p>
          </table:table-cell>
          <table:table-cell/>
          <table:table-cell table:formula="of:=DEC2HEX([.E107])" office:value-type="string" office:string-value="12" calcext:value-type="string">
            <text:p>1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1.411764706" office:value-type="float" office:value="151.058823542" calcext:value-type="float">
            <text:p>151,058823542</text:p>
          </table:table-cell>
          <table:table-cell table:formula="of:=RADIANS([.B108])" office:value-type="float" office:value="2.63647383499703" calcext:value-type="float">
            <text:p>2,63647383499703</text:p>
          </table:table-cell>
          <table:table-cell table:formula="of:=COS([.C108])" office:value-type="float" office:value="-0.875116982929313" calcext:value-type="float">
            <text:p>-0,875116982929313</text:p>
          </table:table-cell>
          <table:table-cell table:formula="of:=[.D108]*127+128" office:value-type="float" office:value="16.8601431679773" calcext:value-type="float">
            <text:p>16,8601431679773</text:p>
          </table:table-cell>
          <table:table-cell/>
          <table:table-cell table:formula="of:=DEC2HEX([.E108])" office:value-type="string" office:string-value="10" calcext:value-type="string">
            <text:p>1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1.411764706" office:value-type="float" office:value="152.470588248" calcext:value-type="float">
            <text:p>152,470588248</text:p>
          </table:table-cell>
          <table:table-cell table:formula="of:=RADIANS([.B109])" office:value-type="float" office:value="2.66111377738018" calcext:value-type="float">
            <text:p>2,66111377738018</text:p>
          </table:table-cell>
          <table:table-cell table:formula="of:=COS([.C109])" office:value-type="float" office:value="-0.886773686022562" calcext:value-type="float">
            <text:p>-0,886773686022562</text:p>
          </table:table-cell>
          <table:table-cell table:formula="of:=[.D109]*127+128" office:value-type="float" office:value="15.3797418751347" calcext:value-type="float">
            <text:p>15,3797418751347</text:p>
          </table:table-cell>
          <table:table-cell/>
          <table:table-cell table:formula="of:=DEC2HEX([.E109])" office:value-type="string" office:string-value="F" calcext:value-type="string">
            <text:p>F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1.411764706" office:value-type="float" office:value="153.882352954" calcext:value-type="float">
            <text:p>153,882352954</text:p>
          </table:table-cell>
          <table:table-cell table:formula="of:=RADIANS([.B110])" office:value-type="float" office:value="2.68575371976333" calcext:value-type="float">
            <text:p>2,68575371976333</text:p>
          </table:table-cell>
          <table:table-cell table:formula="of:=COS([.C110])" office:value-type="float" office:value="-0.897892032318786" calcext:value-type="float">
            <text:p>-0,897892032318786</text:p>
          </table:table-cell>
          <table:table-cell table:formula="of:=[.D110]*127+128" office:value-type="float" office:value="13.9677118955142" calcext:value-type="float">
            <text:p>13,9677118955142</text:p>
          </table:table-cell>
          <table:table-cell/>
          <table:table-cell table:formula="of:=DEC2HEX([.E110])" office:value-type="string" office:string-value="D" calcext:value-type="string">
            <text:p>D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1.411764706" office:value-type="float" office:value="155.29411766" calcext:value-type="float">
            <text:p>155,29411766</text:p>
          </table:table-cell>
          <table:table-cell table:formula="of:=RADIANS([.B111])" office:value-type="float" office:value="2.71039366214648" calcext:value-type="float">
            <text:p>2,71039366214648</text:p>
          </table:table-cell>
          <table:table-cell table:formula="of:=COS([.C111])" office:value-type="float" office:value="-0.908465271913928" calcext:value-type="float">
            <text:p>-0,908465271913928</text:p>
          </table:table-cell>
          <table:table-cell table:formula="of:=[.D111]*127+128" office:value-type="float" office:value="12.6249104669311" calcext:value-type="float">
            <text:p>12,6249104669311</text:p>
          </table:table-cell>
          <table:table-cell/>
          <table:table-cell table:formula="of:=DEC2HEX([.E111]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1.411764706" office:value-type="float" office:value="156.705882366" calcext:value-type="float">
            <text:p>156,705882366</text:p>
          </table:table-cell>
          <table:table-cell table:formula="of:=RADIANS([.B112])" office:value-type="float" office:value="2.73503360452963" calcext:value-type="float">
            <text:p>2,73503360452963</text:p>
          </table:table-cell>
          <table:table-cell table:formula="of:=COS([.C112])" office:value-type="float" office:value="-0.918486985836056" calcext:value-type="float">
            <text:p>-0,918486985836056</text:p>
          </table:table-cell>
          <table:table-cell table:formula="of:=[.D112]*127+128" office:value-type="float" office:value="11.3521527988209" calcext:value-type="float">
            <text:p>11,3521527988209</text:p>
          </table:table-cell>
          <table:table-cell/>
          <table:table-cell table:formula="of:=DEC2HEX([.E112])" office:value-type="string" office:string-value="B" calcext:value-type="string">
            <text:p>B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1.411764706" office:value-type="float" office:value="158.117647072" calcext:value-type="float">
            <text:p>158,117647072</text:p>
          </table:table-cell>
          <table:table-cell table:formula="of:=RADIANS([.B113])" office:value-type="float" office:value="2.75967354691278" calcext:value-type="float">
            <text:p>2,75967354691278</text:p>
          </table:table-cell>
          <table:table-cell table:formula="of:=COS([.C113])" office:value-type="float" office:value="-0.927951089942288" calcext:value-type="float">
            <text:p>-0,927951089942288</text:p>
          </table:table-cell>
          <table:table-cell table:formula="of:=[.D113]*127+128" office:value-type="float" office:value="10.1502115773295" calcext:value-type="float">
            <text:p>10,1502115773295</text:p>
          </table:table-cell>
          <table:table-cell/>
          <table:table-cell table:formula="of:=DEC2HEX([.E113])" office:value-type="string" office:string-value="A" calcext:value-type="string">
            <text:p>A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1.411764706" office:value-type="float" office:value="159.529411778" calcext:value-type="float">
            <text:p>159,529411778</text:p>
          </table:table-cell>
          <table:table-cell table:formula="of:=RADIANS([.B114])" office:value-type="float" office:value="2.78431348929593" calcext:value-type="float">
            <text:p>2,78431348929593</text:p>
          </table:table-cell>
          <table:table-cell table:formula="of:=COS([.C114])" office:value-type="float" office:value="-0.936851838612458" calcext:value-type="float">
            <text:p>-0,936851838612458</text:p>
          </table:table-cell>
          <table:table-cell table:formula="of:=[.D114]*127+128" office:value-type="float" office:value="9.01981649621784" calcext:value-type="float">
            <text:p>9,01981649621784</text:p>
          </table:table-cell>
          <table:table-cell/>
          <table:table-cell table:formula="of:=DEC2HEX([.E114])" office:value-type="string" office:string-value="9" calcext:value-type="string">
            <text:p>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1.411764706" office:value-type="float" office:value="160.941176484" calcext:value-type="float">
            <text:p>160,941176484</text:p>
          </table:table-cell>
          <table:table-cell table:formula="of:=RADIANS([.B115])" office:value-type="float" office:value="2.80895343167908" calcext:value-type="float">
            <text:p>2,80895343167908</text:p>
          </table:table-cell>
          <table:table-cell table:formula="of:=COS([.C115])" office:value-type="float" office:value="-0.945183828237257" calcext:value-type="float">
            <text:p>-0,945183828237257</text:p>
          </table:table-cell>
          <table:table-cell table:formula="of:=[.D115]*127+128" office:value-type="float" office:value="7.96165381386834" calcext:value-type="float">
            <text:p>7,96165381386834</text:p>
          </table:table-cell>
          <table:table-cell/>
          <table:table-cell table:formula="of:=DEC2HEX([.E115])" office:value-type="string" office:string-value="7" calcext:value-type="string">
            <text:p>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1.411764706" office:value-type="float" office:value="162.35294119" calcext:value-type="float">
            <text:p>162,35294119</text:p>
          </table:table-cell>
          <table:table-cell table:formula="of:=RADIANS([.B116])" office:value-type="float" office:value="2.83359337406223" calcext:value-type="float">
            <text:p>2,83359337406223</text:p>
          </table:table-cell>
          <table:table-cell table:formula="of:=COS([.C116])" office:value-type="float" office:value="-0.952942000498742" calcext:value-type="float">
            <text:p>-0,952942000498742</text:p>
          </table:table-cell>
          <table:table-cell table:formula="of:=[.D116]*127+128" office:value-type="float" office:value="6.9763659366597" calcext:value-type="float">
            <text:p>6,9763659366597</text:p>
          </table:table-cell>
          <table:table-cell/>
          <table:table-cell table:formula="of:=DEC2HEX([.E116])" office:value-type="string" office:string-value="6" calcext:value-type="string">
            <text:p>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1.411764706" office:value-type="float" office:value="163.764705896" calcext:value-type="float">
            <text:p>163,764705896</text:p>
          </table:table-cell>
          <table:table-cell table:formula="of:=RADIANS([.B117])" office:value-type="float" office:value="2.85823331644538" calcext:value-type="float">
            <text:p>2,85823331644538</text:p>
          </table:table-cell>
          <table:table-cell table:formula="of:=COS([.C117])" office:value-type="float" office:value="-0.960121645441222" calcext:value-type="float">
            <text:p>-0,960121645441222</text:p>
          </table:table-cell>
          <table:table-cell table:formula="of:=[.D117]*127+128" office:value-type="float" office:value="6.06455102896476" calcext:value-type="float">
            <text:p>6,06455102896476</text:p>
          </table:table-cell>
          <table:table-cell/>
          <table:table-cell table:formula="of:=DEC2HEX([.E117])" office:value-type="string" office:string-value="6" calcext:value-type="string">
            <text:p>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1.411764706" office:value-type="float" office:value="165.176470602" calcext:value-type="float">
            <text:p>165,176470602</text:p>
          </table:table-cell>
          <table:table-cell table:formula="of:=RADIANS([.B118])" office:value-type="float" office:value="2.88287325882853" calcext:value-type="float">
            <text:p>2,88287325882853</text:p>
          </table:table-cell>
          <table:table-cell table:formula="of:=COS([.C118])" office:value-type="float" office:value="-0.966718404330652" calcext:value-type="float">
            <text:p>-0,966718404330652</text:p>
          </table:table-cell>
          <table:table-cell table:formula="of:=[.D118]*127+128" office:value-type="float" office:value="5.22676265000713" calcext:value-type="float">
            <text:p>5,22676265000713</text:p>
          </table:table-cell>
          <table:table-cell/>
          <table:table-cell table:formula="of:=DEC2HEX([.E118])" office:value-type="string" office:string-value="5" calcext:value-type="string">
            <text:p>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1.411764706" office:value-type="float" office:value="166.588235308" calcext:value-type="float">
            <text:p>166,588235308</text:p>
          </table:table-cell>
          <table:table-cell table:formula="of:=RADIANS([.B119])" office:value-type="float" office:value="2.90751320121168" calcext:value-type="float">
            <text:p>2,90751320121168</text:p>
          </table:table-cell>
          <table:table-cell table:formula="of:=COS([.C119])" office:value-type="float" office:value="-0.972728272300805" calcext:value-type="float">
            <text:p>-0,972728272300805</text:p>
          </table:table-cell>
          <table:table-cell table:formula="of:=[.D119]*127+128" office:value-type="float" office:value="4.46350941779771" calcext:value-type="float">
            <text:p>4,46350941779771</text:p>
          </table:table-cell>
          <table:table-cell/>
          <table:table-cell table:formula="of:=DEC2HEX([.E119])" office:value-type="string" office:string-value="4" calcext:value-type="string">
            <text:p>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1.411764706" office:value-type="float" office:value="168.000000014" calcext:value-type="float">
            <text:p>168,000000014</text:p>
          </table:table-cell>
          <table:table-cell table:formula="of:=RADIANS([.B120])" office:value-type="float" office:value="2.93215314359483" calcext:value-type="float">
            <text:p>2,93215314359483</text:p>
          </table:table-cell>
          <table:table-cell table:formula="of:=COS([.C120])" office:value-type="float" office:value="-0.978147600784609" calcext:value-type="float">
            <text:p>-0,978147600784609</text:p>
          </table:table-cell>
          <table:table-cell table:formula="of:=[.D120]*127+128" office:value-type="float" office:value="3.77525470035461" calcext:value-type="float">
            <text:p>3,77525470035461</text:p>
          </table:table-cell>
          <table:table-cell/>
          <table:table-cell table:formula="of:=DEC2HEX([.E120])" office:value-type="string" office:string-value="3" calcext:value-type="string">
            <text:p>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1.411764706" office:value-type="float" office:value="169.41176472" calcext:value-type="float">
            <text:p>169,41176472</text:p>
          </table:table-cell>
          <table:table-cell table:formula="of:=RADIANS([.B121])" office:value-type="float" office:value="2.95679308597798" calcext:value-type="float">
            <text:p>2,95679308597798</text:p>
          </table:table-cell>
          <table:table-cell table:formula="of:=COS([.C121])" office:value-type="float" office:value="-0.982973099729179" calcext:value-type="float">
            <text:p>-0,982973099729179</text:p>
          </table:table-cell>
          <table:table-cell table:formula="of:=[.D121]*127+128" office:value-type="float" office:value="3.16241633439429" calcext:value-type="float">
            <text:p>3,16241633439429</text:p>
          </table:table-cell>
          <table:table-cell/>
          <table:table-cell table:formula="of:=DEC2HEX([.E121])" office:value-type="string" office:string-value="3" calcext:value-type="string">
            <text:p>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1.411764706" office:value-type="float" office:value="170.823529426" calcext:value-type="float">
            <text:p>170,823529426</text:p>
          </table:table-cell>
          <table:table-cell table:formula="of:=RADIANS([.B122])" office:value-type="float" office:value="2.98143302836113" calcext:value-type="float">
            <text:p>2,98143302836113</text:p>
          </table:table-cell>
          <table:table-cell table:formula="of:=COS([.C122])" office:value-type="float" office:value="-0.987201839593192" calcext:value-type="float">
            <text:p>-0,987201839593192</text:p>
          </table:table-cell>
          <table:table-cell table:formula="of:=[.D122]*127+128" office:value-type="float" office:value="2.62536637166458" calcext:value-type="float">
            <text:p>2,62536637166458</text:p>
          </table:table-cell>
          <table:table-cell/>
          <table:table-cell table:formula="of:=DEC2HEX([.E122])" office:value-type="string" office:string-value="2" calcext:value-type="string">
            <text:p>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1.411764706" office:value-type="float" office:value="172.235294132" calcext:value-type="float">
            <text:p>172,235294132</text:p>
          </table:table-cell>
          <table:table-cell table:formula="of:=RADIANS([.B123])" office:value-type="float" office:value="3.00607297074428" calcext:value-type="float">
            <text:p>3,00607297074428</text:p>
          </table:table-cell>
          <table:table-cell table:formula="of:=COS([.C123])" office:value-type="float" office:value="-0.990831253125406" calcext:value-type="float">
            <text:p>-0,990831253125406</text:p>
          </table:table-cell>
          <table:table-cell table:formula="of:=[.D123]*127+128" office:value-type="float" office:value="2.16443085307345" calcext:value-type="float">
            <text:p>2,16443085307345</text:p>
          </table:table-cell>
          <table:table-cell/>
          <table:table-cell table:formula="of:=DEC2HEX([.E123])" office:value-type="string" office:string-value="2" calcext:value-type="string">
            <text:p>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1.411764706" office:value-type="float" office:value="173.647058838" calcext:value-type="float">
            <text:p>173,647058838</text:p>
          </table:table-cell>
          <table:table-cell table:formula="of:=RADIANS([.B124])" office:value-type="float" office:value="3.03071291312743" calcext:value-type="float">
            <text:p>3,03071291312743</text:p>
          </table:table-cell>
          <table:table-cell table:formula="of:=COS([.C124])" office:value-type="float" office:value="-0.993859136923221" calcext:value-type="float">
            <text:p>-0,993859136923221</text:p>
          </table:table-cell>
          <table:table-cell table:formula="of:=[.D124]*127+128" office:value-type="float" office:value="1.77988961075096" calcext:value-type="float">
            <text:p>1,77988961075096</text:p>
          </table:table-cell>
          <table:table-cell/>
          <table:table-cell table:formula="of:=DEC2HEX([.E124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1.411764706" office:value-type="float" office:value="175.058823544" calcext:value-type="float">
            <text:p>175,058823544</text:p>
          </table:table-cell>
          <table:table-cell table:formula="of:=RADIANS([.B125])" office:value-type="float" office:value="3.05535285551058" calcext:value-type="float">
            <text:p>3,05535285551058</text:p>
          </table:table-cell>
          <table:table-cell table:formula="of:=COS([.C125])" office:value-type="float" office:value="-0.996283652770361" calcext:value-type="float">
            <text:p>-0,996283652770361</text:p>
          </table:table-cell>
          <table:table-cell table:formula="of:=[.D125]*127+128" office:value-type="float" office:value="1.47197609816419" calcext:value-type="float">
            <text:p>1,47197609816419</text:p>
          </table:table-cell>
          <table:table-cell/>
          <table:table-cell table:formula="of:=DEC2HEX([.E125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1.411764706" office:value-type="float" office:value="176.47058825" calcext:value-type="float">
            <text:p>176,47058825</text:p>
          </table:table-cell>
          <table:table-cell table:formula="of:=RADIANS([.B126])" office:value-type="float" office:value="3.07999279789373" calcext:value-type="float">
            <text:p>3,07999279789373</text:p>
          </table:table-cell>
          <table:table-cell table:formula="of:=COS([.C126])" office:value-type="float" office:value="-0.998103328752845" calcext:value-type="float">
            <text:p>-0,998103328752845</text:p>
          </table:table-cell>
          <table:table-cell table:formula="of:=[.D126]*127+128" office:value-type="float" office:value="1.24087724838867" calcext:value-type="float">
            <text:p>1,24087724838867</text:p>
          </table:table-cell>
          <table:table-cell/>
          <table:table-cell table:formula="of:=DEC2HEX([.E126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1.411764706" office:value-type="float" office:value="177.882352956" calcext:value-type="float">
            <text:p>177,882352956</text:p>
          </table:table-cell>
          <table:table-cell table:formula="of:=RADIANS([.B127])" office:value-type="float" office:value="3.10463274027688" calcext:value-type="float">
            <text:p>3,10463274027688</text:p>
          </table:table-cell>
          <table:table-cell table:formula="of:=COS([.C127])" office:value-type="float" office:value="-0.999317060152583" calcext:value-type="float">
            <text:p>-0,999317060152583</text:p>
          </table:table-cell>
          <table:table-cell table:formula="of:=[.D127]*127+128" office:value-type="float" office:value="1.08673336062192" calcext:value-type="float">
            <text:p>1,08673336062192</text:p>
          </table:table-cell>
          <table:table-cell/>
          <table:table-cell table:formula="of:=DEC2HEX([.E127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1.411764706" office:value-type="float" office:value="179.294117662" calcext:value-type="float">
            <text:p>179,294117662</text:p>
          </table:table-cell>
          <table:table-cell table:formula="of:=RADIANS([.B128])" office:value-type="float" office:value="3.12927268266003" calcext:value-type="float">
            <text:p>3,12927268266003</text:p>
          </table:table-cell>
          <table:table-cell table:formula="of:=COS([.C128])" office:value-type="float" office:value="-0.999924110118043" calcext:value-type="float">
            <text:p>-0,999924110118043</text:p>
          </table:table-cell>
          <table:table-cell table:formula="of:=[.D128]*127+128" office:value-type="float" office:value="1.00963801500851" calcext:value-type="float">
            <text:p>1,00963801500851</text:p>
          </table:table-cell>
          <table:table-cell/>
          <table:table-cell table:formula="of:=DEC2HEX([.E128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1.411764706" office:value-type="float" office:value="180.705882368001" calcext:value-type="float">
            <text:p>180,705882368001</text:p>
          </table:table-cell>
          <table:table-cell table:formula="of:=RADIANS([.B129])" office:value-type="float" office:value="3.15391262504318" calcext:value-type="float">
            <text:p>3,15391262504318</text:p>
          </table:table-cell>
          <table:table-cell table:formula="of:=COS([.C129])" office:value-type="float" office:value="-0.999924110111592" calcext:value-type="float">
            <text:p>-0,999924110111592</text:p>
          </table:table-cell>
          <table:table-cell table:formula="of:=[.D129]*127+128" office:value-type="float" office:value="1.00963801582775" calcext:value-type="float">
            <text:p>1,00963801582775</text:p>
          </table:table-cell>
          <table:table-cell/>
          <table:table-cell table:formula="of:=DEC2HEX([.E129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1.411764706" office:value-type="float" office:value="182.117647074001" calcext:value-type="float">
            <text:p>182,117647074001</text:p>
          </table:table-cell>
          <table:table-cell table:formula="of:=RADIANS([.B130])" office:value-type="float" office:value="3.17855256742633" calcext:value-type="float">
            <text:p>3,17855256742633</text:p>
          </table:table-cell>
          <table:table-cell table:formula="of:=COS([.C130])" office:value-type="float" office:value="-0.999317060133235" calcext:value-type="float">
            <text:p>-0,999317060133235</text:p>
          </table:table-cell>
          <table:table-cell table:formula="of:=[.D130]*127+128" office:value-type="float" office:value="1.08673336307918" calcext:value-type="float">
            <text:p>1,08673336307918</text:p>
          </table:table-cell>
          <table:table-cell/>
          <table:table-cell table:formula="of:=DEC2HEX([.E130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1.411764706" office:value-type="float" office:value="183.529411780001" calcext:value-type="float">
            <text:p>183,529411780001</text:p>
          </table:table-cell>
          <table:table-cell table:formula="of:=RADIANS([.B131])" office:value-type="float" office:value="3.20319250980948" calcext:value-type="float">
            <text:p>3,20319250980948</text:p>
          </table:table-cell>
          <table:table-cell table:formula="of:=COS([.C131])" office:value-type="float" office:value="-0.998103328720611" calcext:value-type="float">
            <text:p>-0,998103328720611</text:p>
          </table:table-cell>
          <table:table-cell table:formula="of:=[.D131]*127+128" office:value-type="float" office:value="1.24087725248242" calcext:value-type="float">
            <text:p>1,24087725248242</text:p>
          </table:table-cell>
          <table:table-cell/>
          <table:table-cell table:formula="of:=DEC2HEX([.E131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1.411764706" office:value-type="float" office:value="184.941176486001" calcext:value-type="float">
            <text:p>184,941176486001</text:p>
          </table:table-cell>
          <table:table-cell table:formula="of:=RADIANS([.B132])" office:value-type="float" office:value="3.22783245219263" calcext:value-type="float">
            <text:p>3,22783245219263</text:p>
          </table:table-cell>
          <table:table-cell table:formula="of:=COS([.C132])" office:value-type="float" office:value="-0.99628365272526" calcext:value-type="float">
            <text:p>-0,99628365272526</text:p>
          </table:table-cell>
          <table:table-cell table:formula="of:=[.D132]*127+128" office:value-type="float" office:value="1.47197610389195" calcext:value-type="float">
            <text:p>1,47197610389195</text:p>
          </table:table-cell>
          <table:table-cell/>
          <table:table-cell table:formula="of:=DEC2HEX([.E132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1.411764706" office:value-type="float" office:value="186.352941192001" calcext:value-type="float">
            <text:p>186,352941192001</text:p>
          </table:table-cell>
          <table:table-cell table:formula="of:=RADIANS([.B133])" office:value-type="float" office:value="3.25247239457578" calcext:value-type="float">
            <text:p>3,25247239457578</text:p>
          </table:table-cell>
          <table:table-cell table:formula="of:=COS([.C133])" office:value-type="float" office:value="-0.993859136865281" calcext:value-type="float">
            <text:p>-0,993859136865281</text:p>
          </table:table-cell>
          <table:table-cell table:formula="of:=[.D133]*127+128" office:value-type="float" office:value="1.77988961810927" calcext:value-type="float">
            <text:p>1,77988961810927</text:p>
          </table:table-cell>
          <table:table-cell/>
          <table:table-cell table:formula="of:=DEC2HEX([.E133])" office:value-type="string" office:string-value="1" calcext:value-type="string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1.411764706" office:value-type="float" office:value="187.764705898001" calcext:value-type="float">
            <text:p>187,764705898001</text:p>
          </table:table-cell>
          <table:table-cell table:formula="of:=RADIANS([.B134])" office:value-type="float" office:value="3.27711233695893" calcext:value-type="float">
            <text:p>3,27711233695893</text:p>
          </table:table-cell>
          <table:table-cell table:formula="of:=COS([.C134])" office:value-type="float" office:value="-0.990831253054663" calcext:value-type="float">
            <text:p>-0,990831253054663</text:p>
          </table:table-cell>
          <table:table-cell table:formula="of:=[.D134]*127+128" office:value-type="float" office:value="2.16443086205784" calcext:value-type="float">
            <text:p>2,16443086205784</text:p>
          </table:table-cell>
          <table:table-cell/>
          <table:table-cell table:formula="of:=DEC2HEX([.E134])" office:value-type="string" office:string-value="2" calcext:value-type="string">
            <text:p>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1.411764706" office:value-type="float" office:value="189.176470604001" calcext:value-type="float">
            <text:p>189,176470604001</text:p>
          </table:table-cell>
          <table:table-cell table:formula="of:=RADIANS([.B135])" office:value-type="float" office:value="3.30175227934208" calcext:value-type="float">
            <text:p>3,30175227934208</text:p>
          </table:table-cell>
          <table:table-cell table:formula="of:=COS([.C135])" office:value-type="float" office:value="-0.987201839509688" calcext:value-type="float">
            <text:p>-0,987201839509688</text:p>
          </table:table-cell>
          <table:table-cell table:formula="of:=[.D135]*127+128" office:value-type="float" office:value="2.62536638226959" calcext:value-type="float">
            <text:p>2,62536638226959</text:p>
          </table:table-cell>
          <table:table-cell/>
          <table:table-cell table:formula="of:=DEC2HEX([.E135])" office:value-type="string" office:string-value="2" calcext:value-type="string">
            <text:p>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1.411764706" office:value-type="float" office:value="190.588235310001" calcext:value-type="float">
            <text:p>190,588235310001</text:p>
          </table:table-cell>
          <table:table-cell table:formula="of:=RADIANS([.B136])" office:value-type="float" office:value="3.32639222172523" calcext:value-type="float">
            <text:p>3,32639222172523</text:p>
          </table:table-cell>
          <table:table-cell table:formula="of:=COS([.C136])" office:value-type="float" office:value="-0.982973099632965" calcext:value-type="float">
            <text:p>-0,982973099632965</text:p>
          </table:table-cell>
          <table:table-cell table:formula="of:=[.D136]*127+128" office:value-type="float" office:value="3.1624163466135" calcext:value-type="float">
            <text:p>3,1624163466135</text:p>
          </table:table-cell>
          <table:table-cell/>
          <table:table-cell table:formula="of:=DEC2HEX([.E136])" office:value-type="string" office:string-value="3" calcext:value-type="string">
            <text:p>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1.411764706" office:value-type="float" office:value="192.000000016001" calcext:value-type="float">
            <text:p>192,000000016001</text:p>
          </table:table-cell>
          <table:table-cell table:formula="of:=RADIANS([.B137])" office:value-type="float" office:value="3.35103216410838" calcext:value-type="float">
            <text:p>3,35103216410838</text:p>
          </table:table-cell>
          <table:table-cell table:formula="of:=COS([.C137])" office:value-type="float" office:value="-0.978147600675744" calcext:value-type="float">
            <text:p>-0,978147600675744</text:p>
          </table:table-cell>
          <table:table-cell table:formula="of:=[.D137]*127+128" office:value-type="float" office:value="3.77525471418056" calcext:value-type="float">
            <text:p>3,77525471418056</text:p>
          </table:table-cell>
          <table:table-cell/>
          <table:table-cell table:formula="of:=DEC2HEX([.E137])" office:value-type="string" office:string-value="3" calcext:value-type="string">
            <text:p>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1.411764706" office:value-type="float" office:value="193.411764722001" calcext:value-type="float">
            <text:p>193,411764722001</text:p>
          </table:table-cell>
          <table:table-cell table:formula="of:=RADIANS([.B138])" office:value-type="float" office:value="3.37567210649153" calcext:value-type="float">
            <text:p>3,37567210649153</text:p>
          </table:table-cell>
          <table:table-cell table:formula="of:=COS([.C138])" office:value-type="float" office:value="-0.972728272179354" calcext:value-type="float">
            <text:p>-0,972728272179354</text:p>
          </table:table-cell>
          <table:table-cell table:formula="of:=[.D138]*127+128" office:value-type="float" office:value="4.46350943322204" calcext:value-type="float">
            <text:p>4,46350943322204</text:p>
          </table:table-cell>
          <table:table-cell/>
          <table:table-cell table:formula="of:=DEC2HEX([.E138])" office:value-type="string" office:string-value="4" calcext:value-type="string">
            <text:p>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1.411764706" office:value-type="float" office:value="194.823529428001" calcext:value-type="float">
            <text:p>194,823529428001</text:p>
          </table:table-cell>
          <table:table-cell table:formula="of:=RADIANS([.B139])" office:value-type="float" office:value="3.40031204887468" calcext:value-type="float">
            <text:p>3,40031204887468</text:p>
          </table:table-cell>
          <table:table-cell table:formula="of:=COS([.C139])" office:value-type="float" office:value="-0.966718404196689" calcext:value-type="float">
            <text:p>-0,966718404196689</text:p>
          </table:table-cell>
          <table:table-cell table:formula="of:=[.D139]*127+128" office:value-type="float" office:value="5.22676266702047" calcext:value-type="float">
            <text:p>5,22676266702047</text:p>
          </table:table-cell>
          <table:table-cell/>
          <table:table-cell table:formula="of:=DEC2HEX([.E139])" office:value-type="string" office:string-value="5" calcext:value-type="string">
            <text:p>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1.411764706" office:value-type="float" office:value="196.235294134001" calcext:value-type="float">
            <text:p>196,235294134001</text:p>
          </table:table-cell>
          <table:table-cell table:formula="of:=RADIANS([.B140])" office:value-type="float" office:value="3.42495199125783" calcext:value-type="float">
            <text:p>3,42495199125783</text:p>
          </table:table-cell>
          <table:table-cell table:formula="of:=COS([.C140])" office:value-type="float" office:value="-0.960121645294829" calcext:value-type="float">
            <text:p>-0,960121645294829</text:p>
          </table:table-cell>
          <table:table-cell table:formula="of:=[.D140]*127+128" office:value-type="float" office:value="6.06455104755676" calcext:value-type="float">
            <text:p>6,06455104755676</text:p>
          </table:table-cell>
          <table:table-cell/>
          <table:table-cell table:formula="of:=DEC2HEX([.E140])" office:value-type="string" office:string-value="6" calcext:value-type="string">
            <text:p>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1.411764706" office:value-type="float" office:value="197.647058840001" calcext:value-type="float">
            <text:p>197,647058840001</text:p>
          </table:table-cell>
          <table:table-cell table:formula="of:=RADIANS([.B141])" office:value-type="float" office:value="3.44959193364098" calcext:value-type="float">
            <text:p>3,44959193364098</text:p>
          </table:table-cell>
          <table:table-cell table:formula="of:=COS([.C141])" office:value-type="float" office:value="-0.952942000340007" calcext:value-type="float">
            <text:p>-0,952942000340007</text:p>
          </table:table-cell>
          <table:table-cell table:formula="of:=[.D141]*127+128" office:value-type="float" office:value="6.97636595681911" calcext:value-type="float">
            <text:p>6,97636595681911</text:p>
          </table:table-cell>
          <table:table-cell/>
          <table:table-cell table:formula="of:=DEC2HEX([.E141])" office:value-type="string" office:string-value="6" calcext:value-type="string">
            <text:p>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1.411764706" office:value-type="float" office:value="199.058823546001" calcext:value-type="float">
            <text:p>199,058823546001</text:p>
          </table:table-cell>
          <table:table-cell table:formula="of:=RADIANS([.B142])" office:value-type="float" office:value="3.47423187602413" calcext:value-type="float">
            <text:p>3,47423187602413</text:p>
          </table:table-cell>
          <table:table-cell table:formula="of:=COS([.C142])" office:value-type="float" office:value="-0.945183828066276" calcext:value-type="float">
            <text:p>-0,945183828066276</text:p>
          </table:table-cell>
          <table:table-cell table:formula="of:=[.D142]*127+128" office:value-type="float" office:value="7.96165383558288" calcext:value-type="float">
            <text:p>7,96165383558288</text:p>
          </table:table-cell>
          <table:table-cell/>
          <table:table-cell table:formula="of:=DEC2HEX([.E142])" office:value-type="string" office:string-value="7" calcext:value-type="string">
            <text:p>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1.411764706" office:value-type="float" office:value="200.470588252001" calcext:value-type="float">
            <text:p>200,470588252001</text:p>
          </table:table-cell>
          <table:table-cell table:formula="of:=RADIANS([.B143])" office:value-type="float" office:value="3.49887181840728" calcext:value-type="float">
            <text:p>3,49887181840728</text:p>
          </table:table-cell>
          <table:table-cell table:formula="of:=COS([.C143])" office:value-type="float" office:value="-0.936851838429336" calcext:value-type="float">
            <text:p>-0,936851838429336</text:p>
          </table:table-cell>
          <table:table-cell table:formula="of:=[.D143]*127+128" office:value-type="float" office:value="9.01981651947435" calcext:value-type="float">
            <text:p>9,01981651947435</text:p>
          </table:table-cell>
          <table:table-cell/>
          <table:table-cell table:formula="of:=DEC2HEX([.E143])" office:value-type="string" office:string-value="9" calcext:value-type="string">
            <text:p>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1.411764706" office:value-type="float" office:value="201.882352958001" calcext:value-type="float">
            <text:p>201,882352958001</text:p>
          </table:table-cell>
          <table:table-cell table:formula="of:=RADIANS([.B144])" office:value-type="float" office:value="3.52351176079043" calcext:value-type="float">
            <text:p>3,52351176079043</text:p>
          </table:table-cell>
          <table:table-cell table:formula="of:=COS([.C144])" office:value-type="float" office:value="-0.927951089747135" calcext:value-type="float">
            <text:p>-0,927951089747135</text:p>
          </table:table-cell>
          <table:table-cell table:formula="of:=[.D144]*127+128" office:value-type="float" office:value="10.1502116021138" calcext:value-type="float">
            <text:p>10,1502116021138</text:p>
          </table:table-cell>
          <table:table-cell/>
          <table:table-cell table:formula="of:=DEC2HEX([.E144])" office:value-type="string" office:string-value="A" calcext:value-type="string">
            <text:p>A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1.411764706" office:value-type="float" office:value="203.294117664001" calcext:value-type="float">
            <text:p>203,294117664001</text:p>
          </table:table-cell>
          <table:table-cell table:formula="of:=RADIANS([.B145])" office:value-type="float" office:value="3.54815170317358" calcext:value-type="float">
            <text:p>3,54815170317358</text:p>
          </table:table-cell>
          <table:table-cell table:formula="of:=COS([.C145])" office:value-type="float" office:value="-0.918486985628991" calcext:value-type="float">
            <text:p>-0,918486985628991</text:p>
          </table:table-cell>
          <table:table-cell table:formula="of:=[.D145]*127+128" office:value-type="float" office:value="11.3521528251181" calcext:value-type="float">
            <text:p>11,3521528251181</text:p>
          </table:table-cell>
          <table:table-cell/>
          <table:table-cell table:formula="of:=DEC2HEX([.E145])" office:value-type="string" office:string-value="B" calcext:value-type="string">
            <text:p>B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1.411764706" office:value-type="float" office:value="204.705882370001" calcext:value-type="float">
            <text:p>204,705882370001</text:p>
          </table:table-cell>
          <table:table-cell table:formula="of:=RADIANS([.B146])" office:value-type="float" office:value="3.57279164555673" calcext:value-type="float">
            <text:p>3,57279164555673</text:p>
          </table:table-cell>
          <table:table-cell table:formula="of:=COS([.C146])" office:value-type="float" office:value="-0.908465271695078" calcext:value-type="float">
            <text:p>-0,908465271695078</text:p>
          </table:table-cell>
          <table:table-cell table:formula="of:=[.D146]*127+128" office:value-type="float" office:value="12.6249104947251" calcext:value-type="float">
            <text:p>12,6249104947251</text:p>
          </table:table-cell>
          <table:table-cell/>
          <table:table-cell table:formula="of:=DEC2HEX([.E146]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1.411764706" office:value-type="float" office:value="206.117647076001" calcext:value-type="float">
            <text:p>206,117647076001</text:p>
          </table:table-cell>
          <table:table-cell table:formula="of:=RADIANS([.B147])" office:value-type="float" office:value="3.59743158793988" calcext:value-type="float">
            <text:p>3,59743158793988</text:p>
          </table:table-cell>
          <table:table-cell table:formula="of:=COS([.C147])" office:value-type="float" office:value="-0.897892032088282" calcext:value-type="float">
            <text:p>-0,897892032088282</text:p>
          </table:table-cell>
          <table:table-cell table:formula="of:=[.D147]*127+128" office:value-type="float" office:value="13.9677119247882" calcext:value-type="float">
            <text:p>13,9677119247882</text:p>
          </table:table-cell>
          <table:table-cell/>
          <table:table-cell table:formula="of:=DEC2HEX([.E147])" office:value-type="string" office:string-value="D" calcext:value-type="string">
            <text:p>D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1.411764706" office:value-type="float" office:value="207.529411782001" calcext:value-type="float">
            <text:p>207,529411782001</text:p>
          </table:table-cell>
          <table:table-cell table:formula="of:=RADIANS([.B148])" office:value-type="float" office:value="3.62207153032303" calcext:value-type="float">
            <text:p>3,62207153032303</text:p>
          </table:table-cell>
          <table:table-cell table:formula="of:=COS([.C148])" office:value-type="float" office:value="-0.886773685780545" calcext:value-type="float">
            <text:p>-0,886773685780545</text:p>
          </table:table-cell>
          <table:table-cell table:formula="of:=[.D148]*127+128" office:value-type="float" office:value="15.3797419058708" calcext:value-type="float">
            <text:p>15,3797419058708</text:p>
          </table:table-cell>
          <table:table-cell/>
          <table:table-cell table:formula="of:=DEC2HEX([.E148])" office:value-type="string" office:string-value="F" calcext:value-type="string">
            <text:p>F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1.411764706" office:value-type="float" office:value="208.941176488001" calcext:value-type="float">
            <text:p>208,941176488001</text:p>
          </table:table-cell>
          <table:table-cell table:formula="of:=RADIANS([.B149])" office:value-type="float" office:value="3.64671147270618" calcext:value-type="float">
            <text:p>3,64671147270618</text:p>
          </table:table-cell>
          <table:table-cell table:formula="of:=COS([.C149])" office:value-type="float" office:value="-0.875116982675929" calcext:value-type="float">
            <text:p>-0,875116982675929</text:p>
          </table:table-cell>
          <table:table-cell table:formula="of:=[.D149]*127+128" office:value-type="float" office:value="16.860143200157" calcext:value-type="float">
            <text:p>16,860143200157</text:p>
          </table:table-cell>
          <table:table-cell/>
          <table:table-cell table:formula="of:=DEC2HEX([.E149])" office:value-type="string" office:string-value="10" calcext:value-type="string">
            <text:p>1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1.411764706" office:value-type="float" office:value="210.352941194001" calcext:value-type="float">
            <text:p>210,352941194001</text:p>
          </table:table-cell>
          <table:table-cell table:formula="of:=RADIANS([.B150])" office:value-type="float" office:value="3.67135141508933" calcext:value-type="float">
            <text:p>3,67135141508933</text:p>
          </table:table-cell>
          <table:table-cell table:formula="of:=COS([.C150])" office:value-type="float" office:value="-0.862928999512781" calcext:value-type="float">
            <text:p>-0,862928999512781</text:p>
          </table:table-cell>
          <table:table-cell table:formula="of:=[.D150]*127+128" office:value-type="float" office:value="18.4080170618768" calcext:value-type="float">
            <text:p>18,4080170618768</text:p>
          </table:table-cell>
          <table:table-cell/>
          <table:table-cell table:formula="of:=DEC2HEX([.E150])" office:value-type="string" office:string-value="12" calcext:value-type="string">
            <text:p>1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1.411764706" office:value-type="float" office:value="211.764705900001" calcext:value-type="float">
            <text:p>211,764705900001</text:p>
          </table:table-cell>
          <table:table-cell table:formula="of:=RADIANS([.B151])" office:value-type="float" office:value="3.69599135747248" calcext:value-type="float">
            <text:p>3,69599135747248</text:p>
          </table:table-cell>
          <table:table-cell table:formula="of:=COS([.C151])" office:value-type="float" office:value="-0.850217135567466" calcext:value-type="float">
            <text:p>-0,850217135567466</text:p>
          </table:table-cell>
          <table:table-cell table:formula="of:=[.D151]*127+128" office:value-type="float" office:value="20.0224237829318" calcext:value-type="float">
            <text:p>20,0224237829318</text:p>
          </table:table-cell>
          <table:table-cell/>
          <table:table-cell table:formula="of:=DEC2HEX([.E151])" office:value-type="string" office:string-value="14" calcext:value-type="string">
            <text:p>1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1.411764706" office:value-type="float" office:value="213.176470606001" calcext:value-type="float">
            <text:p>213,176470606001</text:p>
          </table:table-cell>
          <table:table-cell table:formula="of:=RADIANS([.B152])" office:value-type="float" office:value="3.72063129985563" calcext:value-type="float">
            <text:p>3,72063129985563</text:p>
          </table:table-cell>
          <table:table-cell table:formula="of:=COS([.C152])" office:value-type="float" office:value="-0.836989108162303" calcext:value-type="float">
            <text:p>-0,836989108162303</text:p>
          </table:table-cell>
          <table:table-cell table:formula="of:=[.D152]*127+128" office:value-type="float" office:value="21.7023832633875" calcext:value-type="float">
            <text:p>21,7023832633875</text:p>
          </table:table-cell>
          <table:table-cell/>
          <table:table-cell table:formula="of:=DEC2HEX([.E152])" office:value-type="string" office:string-value="15" calcext:value-type="string">
            <text:p>1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1.411764706" office:value-type="float" office:value="214.588235312001" calcext:value-type="float">
            <text:p>214,588235312001</text:p>
          </table:table-cell>
          <table:table-cell table:formula="of:=RADIANS([.B153])" office:value-type="float" office:value="3.74527124223878" calcext:value-type="float">
            <text:p>3,74527124223878</text:p>
          </table:table-cell>
          <table:table-cell table:formula="of:=COS([.C153])" office:value-type="float" office:value="-0.823252947980405" calcext:value-type="float">
            <text:p>-0,823252947980405</text:p>
          </table:table-cell>
          <table:table-cell table:formula="of:=[.D153]*127+128" office:value-type="float" office:value="23.4468756064886" calcext:value-type="float">
            <text:p>23,4468756064886</text:p>
          </table:table-cell>
          <table:table-cell/>
          <table:table-cell table:formula="of:=DEC2HEX([.E153])" office:value-type="string" office:string-value="17" calcext:value-type="string">
            <text:p>1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1.411764706" office:value-type="float" office:value="216.000000018001" calcext:value-type="float">
            <text:p>216,000000018001</text:p>
          </table:table-cell>
          <table:table-cell table:formula="of:=RADIANS([.B154])" office:value-type="float" office:value="3.76991118462193" calcext:value-type="float">
            <text:p>3,76991118462193</text:p>
          </table:table-cell>
          <table:table-cell table:formula="of:=COS([.C154])" office:value-type="float" office:value="-0.809016994190281" calcext:value-type="float">
            <text:p>-0,809016994190281</text:p>
          </table:table-cell>
          <table:table-cell table:formula="of:=[.D154]*127+128" office:value-type="float" office:value="25.2548417378344" calcext:value-type="float">
            <text:p>25,2548417378344</text:p>
          </table:table-cell>
          <table:table-cell/>
          <table:table-cell table:formula="of:=DEC2HEX([.E154])" office:value-type="string" office:string-value="19" calcext:value-type="string">
            <text:p>1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1.411764706" office:value-type="float" office:value="217.411764724001" calcext:value-type="float">
            <text:p>217,411764724001</text:p>
          </table:table-cell>
          <table:table-cell table:formula="of:=RADIANS([.B155])" office:value-type="float" office:value="3.79455112700508" calcext:value-type="float">
            <text:p>3,79455112700508</text:p>
          </table:table-cell>
          <table:table-cell table:formula="of:=COS([.C155])" office:value-type="float" office:value="-0.794289889383166" calcext:value-type="float">
            <text:p>-0,794289889383166</text:p>
          </table:table-cell>
          <table:table-cell table:formula="of:=[.D155]*127+128" office:value-type="float" office:value="27.125184048338" calcext:value-type="float">
            <text:p>27,125184048338</text:p>
          </table:table-cell>
          <table:table-cell/>
          <table:table-cell table:formula="of:=DEC2HEX([.E155])" office:value-type="string" office:string-value="1B" calcext:value-type="string">
            <text:p>1B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1.411764706" office:value-type="float" office:value="218.823529430001" calcext:value-type="float">
            <text:p>218,823529430001</text:p>
          </table:table-cell>
          <table:table-cell table:formula="of:=RADIANS([.B156])" office:value-type="float" office:value="3.81919106938823" calcext:value-type="float">
            <text:p>3,81919106938823</text:p>
          </table:table-cell>
          <table:table-cell table:formula="of:=COS([.C156])" office:value-type="float" office:value="-0.779080574326133" calcext:value-type="float">
            <text:p>-0,779080574326133</text:p>
          </table:table-cell>
          <table:table-cell table:formula="of:=[.D156]*127+128" office:value-type="float" office:value="29.0567670605811" calcext:value-type="float">
            <text:p>29,0567670605811</text:p>
          </table:table-cell>
          <table:table-cell/>
          <table:table-cell table:formula="of:=DEC2HEX([.E156])" office:value-type="string" office:string-value="1D" calcext:value-type="string">
            <text:p>1D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1.411764706" office:value-type="float" office:value="220.235294136001" calcext:value-type="float">
            <text:p>220,235294136001</text:p>
          </table:table-cell>
          <table:table-cell table:formula="of:=RADIANS([.B157])" office:value-type="float" office:value="3.84383101177138" calcext:value-type="float">
            <text:p>3,84383101177138</text:p>
          </table:table-cell>
          <table:table-cell table:formula="of:=COS([.C157])" office:value-type="float" office:value="-0.76339828253419" calcext:value-type="float">
            <text:p>-0,76339828253419</text:p>
          </table:table-cell>
          <table:table-cell table:formula="of:=[.D157]*127+128" office:value-type="float" office:value="31.0484181181579" calcext:value-type="float">
            <text:p>31,0484181181579</text:p>
          </table:table-cell>
          <table:table-cell/>
          <table:table-cell table:formula="of:=DEC2HEX([.E157])" office:value-type="string" office:string-value="1F" calcext:value-type="string">
            <text:p>1F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1.411764706" office:value-type="float" office:value="221.647058842001" calcext:value-type="float">
            <text:p>221,647058842001</text:p>
          </table:table-cell>
          <table:table-cell table:formula="of:=RADIANS([.B158])" office:value-type="float" office:value="3.86847095415453" calcext:value-type="float">
            <text:p>3,86847095415453</text:p>
          </table:table-cell>
          <table:table-cell table:formula="of:=COS([.C158])" office:value-type="float" office:value="-0.747252534664651" calcext:value-type="float">
            <text:p>-0,747252534664651</text:p>
          </table:table-cell>
          <table:table-cell table:formula="of:=[.D158]*127+128" office:value-type="float" office:value="33.0989280975893" calcext:value-type="float">
            <text:p>33,0989280975893</text:p>
          </table:table-cell>
          <table:table-cell/>
          <table:table-cell table:formula="of:=DEC2HEX([.E158])" office:value-type="string" office:string-value="21" calcext:value-type="string">
            <text:p>2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1.411764706" office:value-type="float" office:value="223.058823548001" calcext:value-type="float">
            <text:p>223,058823548001</text:p>
          </table:table-cell>
          <table:table-cell table:formula="of:=RADIANS([.B159])" office:value-type="float" office:value="3.89311089653768" calcext:value-type="float">
            <text:p>3,89311089653768</text:p>
          </table:table-cell>
          <table:table-cell table:formula="of:=COS([.C159])" office:value-type="float" office:value="-0.730653132737181" calcext:value-type="float">
            <text:p>-0,730653132737181</text:p>
          </table:table-cell>
          <table:table-cell table:formula="of:=[.D159]*127+128" office:value-type="float" office:value="35.207052142378" calcext:value-type="float">
            <text:p>35,207052142378</text:p>
          </table:table-cell>
          <table:table-cell/>
          <table:table-cell table:formula="of:=DEC2HEX([.E159])" office:value-type="string" office:string-value="23" calcext:value-type="string">
            <text:p>2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1.411764706" office:value-type="float" office:value="224.470588254001" calcext:value-type="float">
            <text:p>224,470588254001</text:p>
          </table:table-cell>
          <table:table-cell table:formula="of:=RADIANS([.B160])" office:value-type="float" office:value="3.91775083892083" calcext:value-type="float">
            <text:p>3,91775083892083</text:p>
          </table:table-cell>
          <table:table-cell table:formula="of:=COS([.C160])" office:value-type="float" office:value="-0.713610154183028" calcext:value-type="float">
            <text:p>-0,713610154183028</text:p>
          </table:table-cell>
          <table:table-cell table:formula="of:=[.D160]*127+128" office:value-type="float" office:value="37.3715104187554" calcext:value-type="float">
            <text:p>37,3715104187554</text:p>
          </table:table-cell>
          <table:table-cell/>
          <table:table-cell table:formula="of:=DEC2HEX([.E160])" office:value-type="string" office:string-value="25" calcext:value-type="string">
            <text:p>2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1.411764706" office:value-type="float" office:value="225.882352960001" calcext:value-type="float">
            <text:p>225,882352960001</text:p>
          </table:table-cell>
          <table:table-cell table:formula="of:=RADIANS([.B161])" office:value-type="float" office:value="3.94239078130398" calcext:value-type="float">
            <text:p>3,94239078130398</text:p>
          </table:table-cell>
          <table:table-cell table:formula="of:=COS([.C161])" office:value-type="float" office:value="-0.696133945727058" calcext:value-type="float">
            <text:p>-0,696133945727058</text:p>
          </table:table-cell>
          <table:table-cell table:formula="of:=[.D161]*127+128" office:value-type="float" office:value="39.5909888926637" calcext:value-type="float">
            <text:p>39,5909888926637</text:p>
          </table:table-cell>
          <table:table-cell/>
          <table:table-cell table:formula="of:=DEC2HEX([.E161]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1.411764706" office:value-type="float" office:value="227.294117666001" calcext:value-type="float">
            <text:p>227,294117666001</text:p>
          </table:table-cell>
          <table:table-cell table:formula="of:=RADIANS([.B162])" office:value-type="float" office:value="3.96703072368713" calcext:value-type="float">
            <text:p>3,96703072368713</text:p>
          </table:table-cell>
          <table:table-cell table:formula="of:=COS([.C162])" office:value-type="float" office:value="-0.678235117106292" calcext:value-type="float">
            <text:p>-0,678235117106292</text:p>
          </table:table-cell>
          <table:table-cell table:formula="of:=[.D162]*127+128" office:value-type="float" office:value="41.8641401275009" calcext:value-type="float">
            <text:p>41,8641401275009</text:p>
          </table:table-cell>
          <table:table-cell/>
          <table:table-cell table:formula="of:=DEC2HEX([.E162]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1.411764706" office:value-type="float" office:value="228.705882372001" calcext:value-type="float">
            <text:p>228,705882372001</text:p>
          </table:table-cell>
          <table:table-cell table:formula="of:=RADIANS([.B163])" office:value-type="float" office:value="3.99167066607028" calcext:value-type="float">
            <text:p>3,99167066607028</text:p>
          </table:table-cell>
          <table:table-cell table:formula="of:=COS([.C163])" office:value-type="float" office:value="-0.659924534628788" calcext:value-type="float">
            <text:p>-0,659924534628788</text:p>
          </table:table-cell>
          <table:table-cell table:formula="of:=[.D163]*127+128" office:value-type="float" office:value="44.189584102144" calcext:value-type="float">
            <text:p>44,189584102144</text:p>
          </table:table-cell>
          <table:table-cell/>
          <table:table-cell table:formula="of:=DEC2HEX([.E163]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1.411764706" office:value-type="float" office:value="230.117647078001" calcext:value-type="float">
            <text:p>230,117647078001</text:p>
          </table:table-cell>
          <table:table-cell table:formula="of:=RADIANS([.B164])" office:value-type="float" office:value="4.01631060845343" calcext:value-type="float">
            <text:p>4,01631060845343</text:p>
          </table:table-cell>
          <table:table-cell table:formula="of:=COS([.C164])" office:value-type="float" office:value="-0.641213314576735" calcext:value-type="float">
            <text:p>-0,641213314576735</text:p>
          </table:table-cell>
          <table:table-cell table:formula="of:=[.D164]*127+128" office:value-type="float" office:value="46.5659090487547" calcext:value-type="float">
            <text:p>46,5659090487547</text:p>
          </table:table-cell>
          <table:table-cell/>
          <table:table-cell table:formula="of:=DEC2HEX([.E164])" office:value-type="string" office:string-value="2E" calcext:value-type="string">
            <text:p>2E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1.411764706" office:value-type="float" office:value="231.529411784001" calcext:value-type="float">
            <text:p>231,529411784001</text:p>
          </table:table-cell>
          <table:table-cell table:formula="of:=RADIANS([.B165])" office:value-type="float" office:value="4.04095055083658" calcext:value-type="float">
            <text:p>4,04095055083658</text:p>
          </table:table-cell>
          <table:table-cell table:formula="of:=COS([.C165])" office:value-type="float" office:value="-0.622112816457813" calcext:value-type="float">
            <text:p>-0,622112816457813</text:p>
          </table:table-cell>
          <table:table-cell table:formula="of:=[.D165]*127+128" office:value-type="float" office:value="48.9916723098577" calcext:value-type="float">
            <text:p>48,9916723098577</text:p>
          </table:table-cell>
          <table:table-cell/>
          <table:table-cell table:formula="of:=DEC2HEX([.E165])" office:value-type="string" office:string-value="30" calcext:value-type="string">
            <text:p>3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1.411764706" office:value-type="float" office:value="232.941176490001" calcext:value-type="float">
            <text:p>232,941176490001</text:p>
          </table:table-cell>
          <table:table-cell table:formula="of:=RADIANS([.B166])" office:value-type="float" office:value="4.06559049321973" calcext:value-type="float">
            <text:p>4,06559049321973</text:p>
          </table:table-cell>
          <table:table-cell table:formula="of:=COS([.C166])" office:value-type="float" office:value="-0.602634636108875" calcext:value-type="float">
            <text:p>-0,602634636108875</text:p>
          </table:table-cell>
          <table:table-cell table:formula="of:=[.D166]*127+128" office:value-type="float" office:value="51.4654012141729" calcext:value-type="float">
            <text:p>51,4654012141729</text:p>
          </table:table-cell>
          <table:table-cell/>
          <table:table-cell table:formula="of:=DEC2HEX([.E166])" office:value-type="string" office:string-value="33" calcext:value-type="string">
            <text:p>3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1.411764706" office:value-type="float" office:value="234.352941196001" calcext:value-type="float">
            <text:p>234,352941196001</text:p>
          </table:table-cell>
          <table:table-cell table:formula="of:=RADIANS([.B167])" office:value-type="float" office:value="4.09023043560288" calcext:value-type="float">
            <text:p>4,09023043560288</text:p>
          </table:table-cell>
          <table:table-cell table:formula="of:=COS([.C167])" office:value-type="float" office:value="-0.582790598656162" calcext:value-type="float">
            <text:p>-0,582790598656162</text:p>
          </table:table-cell>
          <table:table-cell table:formula="of:=[.D167]*127+128" office:value-type="float" office:value="53.9855939706674" calcext:value-type="float">
            <text:p>53,9855939706674</text:p>
          </table:table-cell>
          <table:table-cell/>
          <table:table-cell table:formula="of:=DEC2HEX([.E167])" office:value-type="string" office:string-value="35" calcext:value-type="string">
            <text:p>3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1.411764706" office:value-type="float" office:value="235.764705902001" calcext:value-type="float">
            <text:p>235,764705902001</text:p>
          </table:table-cell>
          <table:table-cell table:formula="of:=RADIANS([.B168])" office:value-type="float" office:value="4.11487037798603" calcext:value-type="float">
            <text:p>4,11487037798603</text:p>
          </table:table-cell>
          <table:table-cell table:formula="of:=COS([.C168])" office:value-type="float" office:value="-0.562592751336316" calcext:value-type="float">
            <text:p>-0,562592751336316</text:p>
          </table:table-cell>
          <table:table-cell table:formula="of:=[.D168]*127+128" office:value-type="float" office:value="56.5507205802878" calcext:value-type="float">
            <text:p>56,5507205802878</text:p>
          </table:table-cell>
          <table:table-cell/>
          <table:table-cell table:formula="of:=DEC2HEX([.E168])" office:value-type="string" office:string-value="38" calcext:value-type="string">
            <text:p>3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1.411764706" office:value-type="float" office:value="237.176470608001" calcext:value-type="float">
            <text:p>237,176470608001</text:p>
          </table:table-cell>
          <table:table-cell table:formula="of:=RADIANS([.B169])" office:value-type="float" office:value="4.13951032036918" calcext:value-type="float">
            <text:p>4,13951032036918</text:p>
          </table:table-cell>
          <table:table-cell table:formula="of:=COS([.C169])" office:value-type="float" office:value="-0.54205335618255" calcext:value-type="float">
            <text:p>-0,54205335618255</text:p>
          </table:table-cell>
          <table:table-cell table:formula="of:=[.D169]*127+128" office:value-type="float" office:value="59.1592237648162" calcext:value-type="float">
            <text:p>59,1592237648162</text:p>
          </table:table-cell>
          <table:table-cell/>
          <table:table-cell table:formula="of:=DEC2HEX([.E169])" office:value-type="string" office:string-value="3B" calcext:value-type="string">
            <text:p>3B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1.411764706" office:value-type="float" office:value="238.588235314001" calcext:value-type="float">
            <text:p>238,588235314001</text:p>
          </table:table-cell>
          <table:table-cell table:formula="of:=RADIANS([.B170])" office:value-type="float" office:value="4.16415026275233" calcext:value-type="float">
            <text:p>4,16415026275233</text:p>
          </table:table-cell>
          <table:table-cell table:formula="of:=COS([.C170])" office:value-type="float" office:value="-0.521184882580414" calcext:value-type="float">
            <text:p>-0,521184882580414</text:p>
          </table:table-cell>
          <table:table-cell table:formula="of:=[.D170]*127+128" office:value-type="float" office:value="61.8095199122874" calcext:value-type="float">
            <text:p>61,8095199122874</text:p>
          </table:table-cell>
          <table:table-cell/>
          <table:table-cell table:formula="of:=DEC2HEX([.E170])" office:value-type="string" office:string-value="3D" calcext:value-type="string">
            <text:p>3D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1.411764706" office:value-type="float" office:value="240.000000020001" calcext:value-type="float">
            <text:p>240,000000020001</text:p>
          </table:table-cell>
          <table:table-cell table:formula="of:=RADIANS([.B171])" office:value-type="float" office:value="4.18879020513548" calcext:value-type="float">
            <text:p>4,18879020513548</text:p>
          </table:table-cell>
          <table:table-cell table:formula="of:=COS([.C171])" office:value-type="float" office:value="-0.499999999697684" calcext:value-type="float">
            <text:p>-0,499999999697684</text:p>
          </table:table-cell>
          <table:table-cell table:formula="of:=[.D171]*127+128" office:value-type="float" office:value="64.5000000383942" calcext:value-type="float">
            <text:p>64,5000000383942</text:p>
          </table:table-cell>
          <table:table-cell/>
          <table:table-cell table:formula="of:=DEC2HEX([.E171])" office:value-type="string" office:string-value="40" calcext:value-type="string">
            <text:p>4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1.411764706" office:value-type="float" office:value="241.411764726001" calcext:value-type="float">
            <text:p>241,411764726001</text:p>
          </table:table-cell>
          <table:table-cell table:formula="of:=RADIANS([.B172])" office:value-type="float" office:value="4.21343014751863" calcext:value-type="float">
            <text:p>4,21343014751863</text:p>
          </table:table-cell>
          <table:table-cell table:formula="of:=COS([.C172])" office:value-type="float" office:value="-0.478511568792959" calcext:value-type="float">
            <text:p>-0,478511568792959</text:p>
          </table:table-cell>
          <table:table-cell table:formula="of:=[.D172]*127+128" office:value-type="float" office:value="67.2290307632943" calcext:value-type="float">
            <text:p>67,2290307632943</text:p>
          </table:table-cell>
          <table:table-cell/>
          <table:table-cell table:formula="of:=DEC2HEX([.E172])" office:value-type="string" office:string-value="43" calcext:value-type="string">
            <text:p>4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1.411764706" office:value-type="float" office:value="242.823529432001" calcext:value-type="float">
            <text:p>242,823529432001</text:p>
          </table:table-cell>
          <table:table-cell table:formula="of:=RADIANS([.B173])" office:value-type="float" office:value="4.23807008990178" calcext:value-type="float">
            <text:p>4,23807008990178</text:p>
          </table:table-cell>
          <table:table-cell table:formula="of:=COS([.C173])" office:value-type="float" office:value="-0.45673263540764" calcext:value-type="float">
            <text:p>-0,45673263540764</text:p>
          </table:table-cell>
          <table:table-cell table:formula="of:=[.D173]*127+128" office:value-type="float" office:value="69.9949553032297" calcext:value-type="float">
            <text:p>69,9949553032297</text:p>
          </table:table-cell>
          <table:table-cell/>
          <table:table-cell table:formula="of:=DEC2HEX([.E173])" office:value-type="string" office:string-value="45" calcext:value-type="string">
            <text:p>4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1.411764706" office:value-type="float" office:value="244.235294138001" calcext:value-type="float">
            <text:p>244,235294138001</text:p>
          </table:table-cell>
          <table:table-cell table:formula="of:=RADIANS([.B174])" office:value-type="float" office:value="4.26271003228493" calcext:value-type="float">
            <text:p>4,26271003228493</text:p>
          </table:table-cell>
          <table:table-cell table:formula="of:=COS([.C174])" office:value-type="float" office:value="-0.434676421446036" calcext:value-type="float">
            <text:p>-0,434676421446036</text:p>
          </table:table-cell>
          <table:table-cell table:formula="of:=[.D174]*127+128" office:value-type="float" office:value="72.7960944763534" calcext:value-type="float">
            <text:p>72,7960944763534</text:p>
          </table:table-cell>
          <table:table-cell/>
          <table:table-cell table:formula="of:=DEC2HEX([.E174]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1.411764706" office:value-type="float" office:value="245.647058844001" calcext:value-type="float">
            <text:p>245,647058844001</text:p>
          </table:table-cell>
          <table:table-cell table:formula="of:=RADIANS([.B175])" office:value-type="float" office:value="4.28734997466808" calcext:value-type="float">
            <text:p>4,28734997466808</text:p>
          </table:table-cell>
          <table:table-cell table:formula="of:=COS([.C175])" office:value-type="float" office:value="-0.412356317148397" calcext:value-type="float">
            <text:p>-0,412356317148397</text:p>
          </table:table-cell>
          <table:table-cell table:formula="of:=[.D175]*127+128" office:value-type="float" office:value="75.6307477221536" calcext:value-type="float">
            <text:p>75,6307477221536</text:p>
          </table:table-cell>
          <table:table-cell/>
          <table:table-cell table:formula="of:=DEC2HEX([.E175]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1.411764706" office:value-type="float" office:value="247.058823550001" calcext:value-type="float">
            <text:p>247,058823550001</text:p>
          </table:table-cell>
          <table:table-cell table:formula="of:=RADIANS([.B176])" office:value-type="float" office:value="4.31198991705123" calcext:value-type="float">
            <text:p>4,31198991705123</text:p>
          </table:table-cell>
          <table:table-cell table:formula="of:=COS([.C176])" office:value-type="float" office:value="-0.38978587296175" calcext:value-type="float">
            <text:p>-0,38978587296175</text:p>
          </table:table-cell>
          <table:table-cell table:formula="of:=[.D176]*127+128" office:value-type="float" office:value="78.4971941338578" calcext:value-type="float">
            <text:p>78,4971941338578</text:p>
          </table:table-cell>
          <table:table-cell/>
          <table:table-cell table:formula="of:=DEC2HEX([.E176])" office:value-type="string" office:string-value="4E" calcext:value-type="string">
            <text:p>4E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1.411764706" office:value-type="float" office:value="248.470588256001" calcext:value-type="float">
            <text:p>248,470588256001</text:p>
          </table:table-cell>
          <table:table-cell table:formula="of:=RADIANS([.B177])" office:value-type="float" office:value="4.33662985943438" calcext:value-type="float">
            <text:p>4,33662985943438</text:p>
          </table:table-cell>
          <table:table-cell table:formula="of:=COS([.C177])" office:value-type="float" office:value="-0.366978791313482" calcext:value-type="float">
            <text:p>-0,366978791313482</text:p>
          </table:table-cell>
          <table:table-cell table:formula="of:=[.D177]*127+128" office:value-type="float" office:value="81.3936935031878" calcext:value-type="float">
            <text:p>81,3936935031878</text:p>
          </table:table-cell>
          <table:table-cell/>
          <table:table-cell table:formula="of:=DEC2HEX([.E177])" office:value-type="string" office:string-value="51" calcext:value-type="string">
            <text:p>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1.411764706" office:value-type="float" office:value="249.882352962001" calcext:value-type="float">
            <text:p>249,882352962001</text:p>
          </table:table-cell>
          <table:table-cell table:formula="of:=RADIANS([.B178])" office:value-type="float" office:value="4.36126980181753" calcext:value-type="float">
            <text:p>4,36126980181753</text:p>
          </table:table-cell>
          <table:table-cell table:formula="of:=COS([.C178])" office:value-type="float" office:value="-0.343948918292644" calcext:value-type="float">
            <text:p>-0,343948918292644</text:p>
          </table:table-cell>
          <table:table-cell table:formula="of:=[.D178]*127+128" office:value-type="float" office:value="84.3184873768342" calcext:value-type="float">
            <text:p>84,3184873768342</text:p>
          </table:table-cell>
          <table:table-cell/>
          <table:table-cell table:formula="of:=DEC2HEX([.E178])" office:value-type="string" office:string-value="54" calcext:value-type="string">
            <text:p>5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1.411764706" office:value-type="float" office:value="251.294117668001" calcext:value-type="float">
            <text:p>251,294117668001</text:p>
          </table:table-cell>
          <table:table-cell table:formula="of:=RADIANS([.B179])" office:value-type="float" office:value="4.38590974420068" calcext:value-type="float">
            <text:p>4,38590974420068</text:p>
          </table:table-cell>
          <table:table-cell table:formula="of:=COS([.C179])" office:value-type="float" office:value="-0.32071023524405" calcext:value-type="float">
            <text:p>-0,32071023524405</text:p>
          </table:table-cell>
          <table:table-cell table:formula="of:=[.D179]*127+128" office:value-type="float" office:value="87.2698001240057" calcext:value-type="float">
            <text:p>87,2698001240057</text:p>
          </table:table-cell>
          <table:table-cell/>
          <table:table-cell table:formula="of:=DEC2HEX([.E179])" office:value-type="string" office:string-value="57" calcext:value-type="string">
            <text:p>5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1.411764706" office:value-type="float" office:value="252.705882374001" calcext:value-type="float">
            <text:p>252,705882374001</text:p>
          </table:table-cell>
          <table:table-cell table:formula="of:=RADIANS([.B180])" office:value-type="float" office:value="4.41054968658383" calcext:value-type="float">
            <text:p>4,41054968658383</text:p>
          </table:table-cell>
          <table:table-cell table:formula="of:=COS([.C180])" office:value-type="float" office:value="-0.297276850280254" calcext:value-type="float">
            <text:p>-0,297276850280254</text:p>
          </table:table-cell>
          <table:table-cell table:formula="of:=[.D180]*127+128" office:value-type="float" office:value="90.2458400144078" calcext:value-type="float">
            <text:p>90,2458400144078</text:p>
          </table:table-cell>
          <table:table-cell/>
          <table:table-cell table:formula="of:=DEC2HEX([.E180])" office:value-type="string" office:string-value="5A" calcext:value-type="string">
            <text:p>5A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1.411764706" office:value-type="float" office:value="254.117647080001" calcext:value-type="float">
            <text:p>254,117647080001</text:p>
          </table:table-cell>
          <table:table-cell table:formula="of:=RADIANS([.B181])" office:value-type="float" office:value="4.43518962896698" calcext:value-type="float">
            <text:p>4,43518962896698</text:p>
          </table:table-cell>
          <table:table-cell table:formula="of:=COS([.C181])" office:value-type="float" office:value="-0.273662989716572" calcext:value-type="float">
            <text:p>-0,273662989716572</text:p>
          </table:table-cell>
          <table:table-cell table:formula="of:=[.D181]*127+128" office:value-type="float" office:value="93.2448003059953" calcext:value-type="float">
            <text:p>93,2448003059953</text:p>
          </table:table-cell>
          <table:table-cell/>
          <table:table-cell table:formula="of:=DEC2HEX([.E181])" office:value-type="string" office:string-value="5D" calcext:value-type="string">
            <text:p>5D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1.411764706" office:value-type="float" office:value="255.529411786001" calcext:value-type="float">
            <text:p>255,529411786001</text:p>
          </table:table-cell>
          <table:table-cell table:formula="of:=RADIANS([.B182])" office:value-type="float" office:value="4.45982957135013" calcext:value-type="float">
            <text:p>4,45982957135013</text:p>
          </table:table-cell>
          <table:table-cell table:formula="of:=COS([.C182])" office:value-type="float" office:value="-0.249882989434348" calcext:value-type="float">
            <text:p>-0,249882989434348</text:p>
          </table:table-cell>
          <table:table-cell table:formula="of:=[.D182]*127+128" office:value-type="float" office:value="96.2648603418378" calcext:value-type="float">
            <text:p>96,2648603418378</text:p>
          </table:table-cell>
          <table:table-cell/>
          <table:table-cell table:formula="of:=DEC2HEX([.E182])" office:value-type="string" office:string-value="60" calcext:value-type="string">
            <text:p>6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1.411764706" office:value-type="float" office:value="256.941176492001" calcext:value-type="float">
            <text:p>256,941176492001</text:p>
          </table:table-cell>
          <table:table-cell table:formula="of:=RADIANS([.B183])" office:value-type="float" office:value="4.48446951373327" calcext:value-type="float">
            <text:p>4,48446951373327</text:p>
          </table:table-cell>
          <table:table-cell table:formula="of:=COS([.C183])" office:value-type="float" office:value="-0.225951286177686" calcext:value-type="float">
            <text:p>-0,225951286177686</text:p>
          </table:table-cell>
          <table:table-cell table:formula="of:=[.D183]*127+128" office:value-type="float" office:value="99.3041866554338" calcext:value-type="float">
            <text:p>99,3041866554338</text:p>
          </table:table-cell>
          <table:table-cell/>
          <table:table-cell table:formula="of:=DEC2HEX([.E183])" office:value-type="string" office:string-value="63" calcext:value-type="string">
            <text:p>6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1.411764706" office:value-type="float" office:value="258.352941198001" calcext:value-type="float">
            <text:p>258,352941198001</text:p>
          </table:table-cell>
          <table:table-cell table:formula="of:=RADIANS([.B184])" office:value-type="float" office:value="4.50910945611642" calcext:value-type="float">
            <text:p>4,50910945611642</text:p>
          </table:table-cell>
          <table:table-cell table:formula="of:=COS([.C184])" office:value-type="float" office:value="-0.201882408788968" calcext:value-type="float">
            <text:p>-0,201882408788968</text:p>
          </table:table-cell>
          <table:table-cell table:formula="of:=[.D184]*127+128" office:value-type="float" office:value="102.360934083801" calcext:value-type="float">
            <text:p>102,360934083801</text:p>
          </table:table-cell>
          <table:table-cell/>
          <table:table-cell table:formula="of:=DEC2HEX([.E184]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1.411764706" office:value-type="float" office:value="259.764705904001" calcext:value-type="float">
            <text:p>259,764705904001</text:p>
          </table:table-cell>
          <table:table-cell table:formula="of:=RADIANS([.B185])" office:value-type="float" office:value="4.53374939849957" calcext:value-type="float">
            <text:p>4,53374939849957</text:p>
          </table:table-cell>
          <table:table-cell table:formula="of:=COS([.C185])" office:value-type="float" office:value="-0.177690969388448" calcext:value-type="float">
            <text:p>-0,177690969388448</text:p>
          </table:table-cell>
          <table:table-cell table:formula="of:=[.D185]*127+128" office:value-type="float" office:value="105.433246887667" calcext:value-type="float">
            <text:p>105,433246887667</text:p>
          </table:table-cell>
          <table:table-cell/>
          <table:table-cell table:formula="of:=DEC2HEX([.E185]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1.411764706" office:value-type="float" office:value="261.176470610001" calcext:value-type="float">
            <text:p>261,176470610001</text:p>
          </table:table-cell>
          <table:table-cell table:formula="of:=RADIANS([.B186])" office:value-type="float" office:value="4.55838934088272" calcext:value-type="float">
            <text:p>4,55838934088272</text:p>
          </table:table-cell>
          <table:table-cell table:formula="of:=COS([.C186])" office:value-type="float" office:value="-0.153391654503295" calcext:value-type="float">
            <text:p>-0,153391654503295</text:p>
          </table:table-cell>
          <table:table-cell table:formula="of:=[.D186]*127+128" office:value-type="float" office:value="108.519259878081" calcext:value-type="float">
            <text:p>108,519259878081</text:p>
          </table:table-cell>
          <table:table-cell/>
          <table:table-cell table:formula="of:=DEC2HEX([.E186]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1.411764706" office:value-type="float" office:value="262.588235316001" calcext:value-type="float">
            <text:p>262,588235316001</text:p>
          </table:table-cell>
          <table:table-cell table:formula="of:=RADIANS([.B187])" office:value-type="float" office:value="4.58302928326587" calcext:value-type="float">
            <text:p>4,58302928326587</text:p>
          </table:table-cell>
          <table:table-cell table:formula="of:=COS([.C187])" office:value-type="float" office:value="-0.128999216151455" calcext:value-type="float">
            <text:p>-0,128999216151455</text:p>
          </table:table-cell>
          <table:table-cell table:formula="of:=[.D187]*127+128" office:value-type="float" office:value="111.617099548765" calcext:value-type="float">
            <text:p>111,617099548765</text:p>
          </table:table-cell>
          <table:table-cell/>
          <table:table-cell table:formula="of:=DEC2HEX([.E187])" office:value-type="string" office:string-value="6F" calcext:value-type="string">
            <text:p>6F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1.411764706" office:value-type="float" office:value="264.000000022001" calcext:value-type="float">
            <text:p>264,000000022001</text:p>
          </table:table-cell>
          <table:table-cell table:formula="of:=RADIANS([.B188])" office:value-type="float" office:value="4.60766922564902" calcext:value-type="float">
            <text:p>4,60766922564902</text:p>
          </table:table-cell>
          <table:table-cell table:formula="of:=COS([.C188])" office:value-type="float" office:value="-0.104528462885765" calcext:value-type="float">
            <text:p>-0,104528462885765</text:p>
          </table:table-cell>
          <table:table-cell table:formula="of:=[.D188]*127+128" office:value-type="float" office:value="114.724885213508" calcext:value-type="float">
            <text:p>114,724885213508</text:p>
          </table:table-cell>
          <table:table-cell/>
          <table:table-cell table:formula="of:=DEC2HEX([.E188])" office:value-type="string" office:string-value="72" calcext:value-type="string">
            <text:p>7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1.411764706" office:value-type="float" office:value="265.411764728001" calcext:value-type="float">
            <text:p>265,411764728001</text:p>
          </table:table-cell>
          <table:table-cell table:formula="of:=RADIANS([.B189])" office:value-type="float" office:value="4.63230916803217" calcext:value-type="float">
            <text:p>4,63230916803217</text:p>
          </table:table-cell>
          <table:table-cell table:formula="of:=COS([.C189])" office:value-type="float" office:value="-0.0799942508037338" calcext:value-type="float">
            <text:p>-0,079994250803734</text:p>
          </table:table-cell>
          <table:table-cell table:formula="of:=[.D189]*127+128" office:value-type="float" office:value="117.840730147926" calcext:value-type="float">
            <text:p>117,840730147926</text:p>
          </table:table-cell>
          <table:table-cell/>
          <table:table-cell table:formula="of:=DEC2HEX([.E189])" office:value-type="string" office:string-value="75" calcext:value-type="string">
            <text:p>7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1.411764706" office:value-type="float" office:value="266.823529434001" calcext:value-type="float">
            <text:p>266,823529434001</text:p>
          </table:table-cell>
          <table:table-cell table:formula="of:=RADIANS([.B190])" office:value-type="float" office:value="4.65694911041532" calcext:value-type="float">
            <text:p>4,65694911041532</text:p>
          </table:table-cell>
          <table:table-cell table:formula="of:=COS([.C190])" office:value-type="float" office:value="-0.0554114745284678" calcext:value-type="float">
            <text:p>-0,055411474528468</text:p>
          </table:table-cell>
          <table:table-cell table:formula="of:=[.D190]*127+128" office:value-type="float" office:value="120.962742734885" calcext:value-type="float">
            <text:p>120,962742734885</text:p>
          </table:table-cell>
          <table:table-cell/>
          <table:table-cell table:formula="of:=DEC2HEX([.E190])" office:value-type="string" office:string-value="78" calcext:value-type="string">
            <text:p>7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1.411764706" office:value-type="float" office:value="268.235294140001" calcext:value-type="float">
            <text:p>268,235294140001</text:p>
          </table:table-cell>
          <table:table-cell table:formula="of:=RADIANS([.B191])" office:value-type="float" office:value="4.68158905279847" calcext:value-type="float">
            <text:p>4,68158905279847</text:p>
          </table:table-cell>
          <table:table-cell table:formula="of:=COS([.C191])" office:value-type="float" office:value="-0.0307950581662045" calcext:value-type="float">
            <text:p>-0,030795058166205</text:p>
          </table:table-cell>
          <table:table-cell table:formula="of:=[.D191]*127+128" office:value-type="float" office:value="124.089027612892" calcext:value-type="float">
            <text:p>124,089027612892</text:p>
          </table:table-cell>
          <table:table-cell/>
          <table:table-cell table:formula="of:=DEC2HEX([.E191])" office:value-type="string" office:string-value="7C" calcext:value-type="string">
            <text:p>7C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1.411764706" office:value-type="float" office:value="269.647058846001" calcext:value-type="float">
            <text:p>269,647058846001</text:p>
          </table:table-cell>
          <table:table-cell table:formula="of:=RADIANS([.B192])" office:value-type="float" office:value="4.70622899518162" calcext:value-type="float">
            <text:p>4,70622899518162</text:p>
          </table:table-cell>
          <table:table-cell table:formula="of:=COS([.C192])" office:value-type="float" office:value="-0.00615994624594176" calcext:value-type="float">
            <text:p>-0,006159946245942</text:p>
          </table:table-cell>
          <table:table-cell table:formula="of:=[.D192]*127+128" office:value-type="float" office:value="127.217686826765" calcext:value-type="float">
            <text:p>127,217686826765</text:p>
          </table:table-cell>
          <table:table-cell/>
          <table:table-cell table:formula="of:=DEC2HEX([.E192])" office:value-type="string" office:string-value="7F" calcext:value-type="string">
            <text:p>7F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1.411764706" office:value-type="float" office:value="271.058823552001" calcext:value-type="float">
            <text:p>271,058823552001</text:p>
          </table:table-cell>
          <table:table-cell table:formula="of:=RADIANS([.B193])" office:value-type="float" office:value="4.73086893756477" calcext:value-type="float">
            <text:p>4,73086893756477</text:p>
          </table:table-cell>
          <table:table-cell table:formula="of:=COS([.C193])" office:value-type="float" office:value="0.0184789053533203" calcext:value-type="float">
            <text:p>0,01847890535332</text:p>
          </table:table-cell>
          <table:table-cell table:formula="of:=[.D193]*127+128" office:value-type="float" office:value="130.346820979872" calcext:value-type="float">
            <text:p>130,346820979872</text:p>
          </table:table-cell>
          <table:table-cell/>
          <table:table-cell table:formula="of:=DEC2HEX([.E193])" office:value-type="string" office:string-value="82" calcext:value-type="string">
            <text:p>8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1.411764706" office:value-type="float" office:value="272.470588258001" calcext:value-type="float">
            <text:p>272,470588258001</text:p>
          </table:table-cell>
          <table:table-cell table:formula="of:=RADIANS([.B194])" office:value-type="float" office:value="4.75550887994792" calcext:value-type="float">
            <text:p>4,75550887994792</text:p>
          </table:table-cell>
          <table:table-cell table:formula="of:=COS([.C194])" office:value-type="float" office:value="0.0431065384822374" calcext:value-type="float">
            <text:p>0,043106538482238</text:p>
          </table:table-cell>
          <table:table-cell table:formula="of:=[.D194]*127+128" office:value-type="float" office:value="133.474530387244" calcext:value-type="float">
            <text:p>133,474530387244</text:p>
          </table:table-cell>
          <table:table-cell/>
          <table:table-cell table:formula="of:=DEC2HEX([.E194])" office:value-type="string" office:string-value="85" calcext:value-type="string">
            <text:p>8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1.411764706" office:value-type="float" office:value="273.882352964001" calcext:value-type="float">
            <text:p>273,882352964001</text:p>
          </table:table-cell>
          <table:table-cell table:formula="of:=RADIANS([.B195])" office:value-type="float" office:value="4.78014882233107" calcext:value-type="float">
            <text:p>4,78014882233107</text:p>
          </table:table-cell>
          <table:table-cell table:formula="of:=COS([.C195])" office:value-type="float" office:value="0.0677080018021569" calcext:value-type="float">
            <text:p>0,067708001802157</text:p>
          </table:table-cell>
          <table:table-cell table:formula="of:=[.D195]*127+128" office:value-type="float" office:value="136.598916228874" calcext:value-type="float">
            <text:p>136,598916228874</text:p>
          </table:table-cell>
          <table:table-cell/>
          <table:table-cell table:formula="of:=DEC2HEX([.E195]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1.411764706" office:value-type="float" office:value="275.294117670001" calcext:value-type="float">
            <text:p>275,294117670001</text:p>
          </table:table-cell>
          <table:table-cell table:formula="of:=RADIANS([.B196])" office:value-type="float" office:value="4.80478876471422" calcext:value-type="float">
            <text:p>4,80478876471422</text:p>
          </table:table-cell>
          <table:table-cell table:formula="of:=COS([.C196])" office:value-type="float" office:value="0.0922683598620109" calcext:value-type="float">
            <text:p>0,092268359862011</text:p>
          </table:table-cell>
          <table:table-cell table:formula="of:=[.D196]*127+128" office:value-type="float" office:value="139.718081702475" calcext:value-type="float">
            <text:p>139,718081702475</text:p>
          </table:table-cell>
          <table:table-cell/>
          <table:table-cell table:formula="of:=DEC2HEX([.E196]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1.411764706" office:value-type="float" office:value="276.705882376001" calcext:value-type="float">
            <text:p>276,705882376001</text:p>
          </table:table-cell>
          <table:table-cell table:formula="of:=RADIANS([.B197])" office:value-type="float" office:value="4.82942870709737" calcext:value-type="float">
            <text:p>4,82942870709737</text:p>
          </table:table-cell>
          <table:table-cell table:formula="of:=COS([.C197])" office:value-type="float" office:value="0.116772702165572" calcext:value-type="float">
            <text:p>0,116772702165572</text:p>
          </table:table-cell>
          <table:table-cell table:formula="of:=[.D197]*127+128" office:value-type="float" office:value="142.830133175028" calcext:value-type="float">
            <text:p>142,830133175028</text:p>
          </table:table-cell>
          <table:table-cell/>
          <table:table-cell table:formula="of:=DEC2HEX([.E197])" office:value-type="string" office:string-value="8E" calcext:value-type="string">
            <text:p>8E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1.411764706" office:value-type="float" office:value="278.117647082001" calcext:value-type="float">
            <text:p>278,117647082001</text:p>
          </table:table-cell>
          <table:table-cell table:formula="of:=RADIANS([.B198])" office:value-type="float" office:value="4.85406864948052" calcext:value-type="float">
            <text:p>4,85406864948052</text:p>
          </table:table-cell>
          <table:table-cell table:formula="of:=COS([.C198])" office:value-type="float" office:value="0.141206152223561" calcext:value-type="float">
            <text:p>0,141206152223561</text:p>
          </table:table-cell>
          <table:table-cell table:formula="of:=[.D198]*127+128" office:value-type="float" office:value="145.933181332392" calcext:value-type="float">
            <text:p>145,933181332392</text:p>
          </table:table-cell>
          <table:table-cell/>
          <table:table-cell table:formula="of:=DEC2HEX([.E198])" office:value-type="string" office:string-value="91" calcext:value-type="string">
            <text:p>9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1.411764706" office:value-type="float" office:value="279.529411788001" calcext:value-type="float">
            <text:p>279,529411788001</text:p>
          </table:table-cell>
          <table:table-cell table:formula="of:=RADIANS([.B199])" office:value-type="float" office:value="4.87870859186367" calcext:value-type="float">
            <text:p>4,87870859186367</text:p>
          </table:table-cell>
          <table:table-cell table:formula="of:=COS([.C199])" office:value-type="float" office:value="0.165553876585096" calcext:value-type="float">
            <text:p>0,165553876585096</text:p>
          </table:table-cell>
          <table:table-cell table:formula="of:=[.D199]*127+128" office:value-type="float" office:value="149.025342326307" calcext:value-type="float">
            <text:p>149,025342326307</text:p>
          </table:table-cell>
          <table:table-cell/>
          <table:table-cell table:formula="of:=DEC2HEX([.E199])" office:value-type="string" office:string-value="95" calcext:value-type="string">
            <text:p>9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1.411764706" office:value-type="float" office:value="280.941176494001" calcext:value-type="float">
            <text:p>280,941176494001</text:p>
          </table:table-cell>
          <table:table-cell table:formula="of:=RADIANS([.B200])" office:value-type="float" office:value="4.90334853424682" calcext:value-type="float">
            <text:p>4,90334853424682</text:p>
          </table:table-cell>
          <table:table-cell table:formula="of:=COS([.C200])" office:value-type="float" office:value="0.189801093843027" calcext:value-type="float">
            <text:p>0,189801093843027</text:p>
          </table:table-cell>
          <table:table-cell table:formula="of:=[.D200]*127+128" office:value-type="float" office:value="152.104738918064" calcext:value-type="float">
            <text:p>152,104738918064</text:p>
          </table:table-cell>
          <table:table-cell/>
          <table:table-cell table:formula="of:=DEC2HEX([.E200])" office:value-type="string" office:string-value="98" calcext:value-type="string">
            <text:p>9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1.411764706" office:value-type="float" office:value="282.352941200001" calcext:value-type="float">
            <text:p>282,352941200001</text:p>
          </table:table-cell>
          <table:table-cell table:formula="of:=RADIANS([.B201])" office:value-type="float" office:value="4.92798847662997" calcext:value-type="float">
            <text:p>4,92798847662997</text:p>
          </table:table-cell>
          <table:table-cell table:formula="of:=COS([.C201])" office:value-type="float" office:value="0.213933083607672" calcext:value-type="float">
            <text:p>0,213933083607672</text:p>
          </table:table-cell>
          <table:table-cell table:formula="of:=[.D201]*127+128" office:value-type="float" office:value="155.169501618174" calcext:value-type="float">
            <text:p>155,169501618174</text:p>
          </table:table-cell>
          <table:table-cell/>
          <table:table-cell table:formula="of:=DEC2HEX([.E201])" office:value-type="string" office:string-value="9B" calcext:value-type="string">
            <text:p>9B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1.411764706" office:value-type="float" office:value="283.764705906001" calcext:value-type="float">
            <text:p>283,764705906001</text:p>
          </table:table-cell>
          <table:table-cell table:formula="of:=RADIANS([.B202])" office:value-type="float" office:value="4.95262841901312" calcext:value-type="float">
            <text:p>4,95262841901312</text:p>
          </table:table-cell>
          <table:table-cell table:formula="of:=COS([.C202])" office:value-type="float" office:value="0.2379351954435" calcext:value-type="float">
            <text:p>0,2379351954435</text:p>
          </table:table-cell>
          <table:table-cell table:formula="of:=[.D202]*127+128" office:value-type="float" office:value="158.217769821325" calcext:value-type="float">
            <text:p>158,217769821325</text:p>
          </table:table-cell>
          <table:table-cell/>
          <table:table-cell table:formula="of:=DEC2HEX([.E202])" office:value-type="string" office:string-value="9E" calcext:value-type="string">
            <text:p>9E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1.411764706" office:value-type="float" office:value="285.176470612001" calcext:value-type="float">
            <text:p>285,176470612001</text:p>
          </table:table-cell>
          <table:table-cell table:formula="of:=RADIANS([.B203])" office:value-type="float" office:value="4.97726836139626" calcext:value-type="float">
            <text:p>4,97726836139626</text:p>
          </table:table-cell>
          <table:table-cell table:formula="of:=COS([.C203])" office:value-type="float" office:value="0.261792857763362" calcext:value-type="float">
            <text:p>0,261792857763362</text:p>
          </table:table-cell>
          <table:table-cell table:formula="of:=[.D203]*127+128" office:value-type="float" office:value="161.247692935947" calcext:value-type="float">
            <text:p>161,247692935947</text:p>
          </table:table-cell>
          <table:table-cell/>
          <table:table-cell table:formula="of:=DEC2HEX([.E203])" office:value-type="string" office:string-value="A1" calcext:value-type="string">
            <text:p>A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1.411764706" office:value-type="float" office:value="286.588235318001" calcext:value-type="float">
            <text:p>286,588235318001</text:p>
          </table:table-cell>
          <table:table-cell table:formula="of:=RADIANS([.B204])" office:value-type="float" office:value="5.00190830377941" calcext:value-type="float">
            <text:p>5,00190830377941</text:p>
          </table:table-cell>
          <table:table-cell table:formula="of:=COS([.C204])" office:value-type="float" office:value="0.285491586674835" calcext:value-type="float">
            <text:p>0,285491586674835</text:p>
          </table:table-cell>
          <table:table-cell table:formula="of:=[.D204]*127+128" office:value-type="float" office:value="164.257431507704" calcext:value-type="float">
            <text:p>164,257431507704</text:p>
          </table:table-cell>
          <table:table-cell/>
          <table:table-cell table:formula="of:=DEC2HEX([.E204])" office:value-type="string" office:string-value="A4" calcext:value-type="string">
            <text:p>A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1.411764706" office:value-type="float" office:value="288.000000024001" calcext:value-type="float">
            <text:p>288,000000024001</text:p>
          </table:table-cell>
          <table:table-cell table:formula="of:=RADIANS([.B205])" office:value-type="float" office:value="5.02654824616256" calcext:value-type="float">
            <text:p>5,02654824616256</text:p>
          </table:table-cell>
          <table:table-cell table:formula="of:=COS([.C205])" office:value-type="float" office:value="0.309016994773339" calcext:value-type="float">
            <text:p>0,309016994773339</text:p>
          </table:table-cell>
          <table:table-cell table:formula="of:=[.D205]*127+128" office:value-type="float" office:value="167.245158336214" calcext:value-type="float">
            <text:p>167,245158336214</text:p>
          </table:table-cell>
          <table:table-cell/>
          <table:table-cell table:formula="of:=DEC2HEX([.E205]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1.411764706" office:value-type="float" office:value="289.411764730001" calcext:value-type="float">
            <text:p>289,411764730001</text:p>
          </table:table-cell>
          <table:table-cell table:formula="of:=RADIANS([.B206])" office:value-type="float" office:value="5.05118818854571" calcext:value-type="float">
            <text:p>5,05118818854571</text:p>
          </table:table-cell>
          <table:table-cell table:formula="of:=COS([.C206])" office:value-type="float" office:value="0.332354799876678" calcext:value-type="float">
            <text:p>0,332354799876678</text:p>
          </table:table-cell>
          <table:table-cell table:formula="of:=[.D206]*127+128" office:value-type="float" office:value="170.209059584338" calcext:value-type="float">
            <text:p>170,209059584338</text:p>
          </table:table-cell>
          <table:table-cell/>
          <table:table-cell table:formula="of:=DEC2HEX([.E206]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1.411764706" office:value-type="float" office:value="290.823529436001" calcext:value-type="float">
            <text:p>290,823529436001</text:p>
          </table:table-cell>
          <table:table-cell table:formula="of:=RADIANS([.B207])" office:value-type="float" office:value="5.07582813092886" calcext:value-type="float">
            <text:p>5,07582813092886</text:p>
          </table:table-cell>
          <table:table-cell table:formula="of:=COS([.C207])" office:value-type="float" office:value="0.355490833695688" calcext:value-type="float">
            <text:p>0,355490833695688</text:p>
          </table:table-cell>
          <table:table-cell table:formula="of:=[.D207]*127+128" office:value-type="float" office:value="173.147335879352" calcext:value-type="float">
            <text:p>173,147335879352</text:p>
          </table:table-cell>
          <table:table-cell/>
          <table:table-cell table:formula="of:=DEC2HEX([.E207])" office:value-type="string" office:string-value="AD" calcext:value-type="string">
            <text:p>AD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1.411764706" office:value-type="float" office:value="292.235294142001" calcext:value-type="float">
            <text:p>292,235294142001</text:p>
          </table:table-cell>
          <table:table-cell table:formula="of:=RADIANS([.B208])" office:value-type="float" office:value="5.10046807331201" calcext:value-type="float">
            <text:p>5,10046807331201</text:p>
          </table:table-cell>
          <table:table-cell table:formula="of:=COS([.C208])" office:value-type="float" office:value="0.378411050435756" calcext:value-type="float">
            <text:p>0,378411050435756</text:p>
          </table:table-cell>
          <table:table-cell table:formula="of:=[.D208]*127+128" office:value-type="float" office:value="176.058203405341" calcext:value-type="float">
            <text:p>176,058203405341</text:p>
          </table:table-cell>
          <table:table-cell/>
          <table:table-cell table:formula="of:=DEC2HEX([.E208])" office:value-type="string" office:string-value="B0" calcext:value-type="string">
            <text:p>B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1.411764706" office:value-type="float" office:value="293.647058848001" calcext:value-type="float">
            <text:p>293,647058848001</text:p>
          </table:table-cell>
          <table:table-cell table:formula="of:=RADIANS([.B209])" office:value-type="float" office:value="5.12510801569516" calcext:value-type="float">
            <text:p>5,12510801569516</text:p>
          </table:table-cell>
          <table:table-cell table:formula="of:=COS([.C209])" office:value-type="float" office:value="0.401101535323963" calcext:value-type="float">
            <text:p>0,401101535323963</text:p>
          </table:table-cell>
          <table:table-cell table:formula="of:=[.D209]*127+128" office:value-type="float" office:value="178.939894986143" calcext:value-type="float">
            <text:p>178,939894986143</text:p>
          </table:table-cell>
          <table:table-cell/>
          <table:table-cell table:formula="of:=DEC2HEX([.E209])" office:value-type="string" office:string-value="B2" calcext:value-type="string">
            <text:p>B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1.411764706" office:value-type="float" office:value="295.058823554001" calcext:value-type="float">
            <text:p>295,058823554001</text:p>
          </table:table-cell>
          <table:table-cell table:formula="of:=RADIANS([.B210])" office:value-type="float" office:value="5.14974795807831" calcext:value-type="float">
            <text:p>5,14974795807831</text:p>
          </table:table-cell>
          <table:table-cell table:formula="of:=COS([.C210])" office:value-type="float" office:value="0.423548513056688" calcext:value-type="float">
            <text:p>0,423548513056688</text:p>
          </table:table-cell>
          <table:table-cell table:formula="of:=[.D210]*127+128" office:value-type="float" office:value="181.790661158199" calcext:value-type="float">
            <text:p>181,790661158199</text:p>
          </table:table-cell>
          <table:table-cell/>
          <table:table-cell table:formula="of:=DEC2HEX([.E210])" office:value-type="string" office:string-value="B5" calcext:value-type="string">
            <text:p>B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1.411764706" office:value-type="float" office:value="296.470588260001" calcext:value-type="float">
            <text:p>296,470588260001</text:p>
          </table:table-cell>
          <table:table-cell table:formula="of:=RADIANS([.B211])" office:value-type="float" office:value="5.17438790046146" calcext:value-type="float">
            <text:p>5,17438790046146</text:p>
          </table:table-cell>
          <table:table-cell table:formula="of:=COS([.C211])" office:value-type="float" office:value="0.445738356162544" calcext:value-type="float">
            <text:p>0,445738356162544</text:p>
          </table:table-cell>
          <table:table-cell table:formula="of:=[.D211]*127+128" office:value-type="float" office:value="184.608771232643" calcext:value-type="float">
            <text:p>184,608771232643</text:p>
          </table:table-cell>
          <table:table-cell/>
          <table:table-cell table:formula="of:=DEC2HEX([.E211])" office:value-type="string" office:string-value="B8" calcext:value-type="string">
            <text:p>B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1.411764706" office:value-type="float" office:value="297.882352966001" calcext:value-type="float">
            <text:p>297,882352966001</text:p>
          </table:table-cell>
          <table:table-cell table:formula="of:=RADIANS([.B212])" office:value-type="float" office:value="5.19902784284461" calcext:value-type="float">
            <text:p>5,19902784284461</text:p>
          </table:table-cell>
          <table:table-cell table:formula="of:=COS([.C212])" office:value-type="float" office:value="0.467657593275555" calcext:value-type="float">
            <text:p>0,467657593275555</text:p>
          </table:table-cell>
          <table:table-cell table:formula="of:=[.D212]*127+128" office:value-type="float" office:value="187.392514345995" calcext:value-type="float">
            <text:p>187,392514345995</text:p>
          </table:table-cell>
          <table:table-cell/>
          <table:table-cell table:formula="of:=DEC2HEX([.E212])" office:value-type="string" office:string-value="BB" calcext:value-type="string">
            <text:p>BB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1.411764706" office:value-type="float" office:value="299.294117672001" calcext:value-type="float">
            <text:p>299,294117672001</text:p>
          </table:table-cell>
          <table:table-cell table:formula="of:=RADIANS([.B213])" office:value-type="float" office:value="5.22366778522776" calcext:value-type="float">
            <text:p>5,22366778522776</text:p>
          </table:table-cell>
          <table:table-cell table:formula="of:=COS([.C213])" office:value-type="float" office:value="0.489292917313573" calcext:value-type="float">
            <text:p>0,489292917313573</text:p>
          </table:table-cell>
          <table:table-cell table:formula="of:=[.D213]*127+128" office:value-type="float" office:value="190.140200498824" calcext:value-type="float">
            <text:p>190,140200498824</text:p>
          </table:table-cell>
          <table:table-cell/>
          <table:table-cell table:formula="of:=DEC2HEX([.E213])" office:value-type="string" office:string-value="BE" calcext:value-type="string">
            <text:p>BE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1.411764706" office:value-type="float" office:value="300.705882378001" calcext:value-type="float">
            <text:p>300,705882378001</text:p>
          </table:table-cell>
          <table:table-cell table:formula="of:=RADIANS([.B214])" office:value-type="float" office:value="5.24830772761091" calcext:value-type="float">
            <text:p>5,24830772761091</text:p>
          </table:table-cell>
          <table:table-cell table:formula="of:=COS([.C214])" office:value-type="float" office:value="0.510631193556959" calcext:value-type="float">
            <text:p>0,510631193556959</text:p>
          </table:table-cell>
          <table:table-cell table:formula="of:=[.D214]*127+128" office:value-type="float" office:value="192.850161581734" calcext:value-type="float">
            <text:p>192,850161581734</text:p>
          </table:table-cell>
          <table:table-cell/>
          <table:table-cell table:formula="of:=DEC2HEX([.E214])" office:value-type="string" office:string-value="C0" calcext:value-type="string">
            <text:p>C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1.411764706" office:value-type="float" office:value="302.117647084001" calcext:value-type="float">
            <text:p>302,117647084001</text:p>
          </table:table-cell>
          <table:table-cell table:formula="of:=RADIANS([.B215])" office:value-type="float" office:value="5.27294766999406" calcext:value-type="float">
            <text:p>5,27294766999406</text:p>
          </table:table-cell>
          <table:table-cell table:formula="of:=COS([.C215])" office:value-type="float" office:value="0.531659467622611" calcext:value-type="float">
            <text:p>0,531659467622611</text:p>
          </table:table-cell>
          <table:table-cell table:formula="of:=[.D215]*127+128" office:value-type="float" office:value="195.520752388072" calcext:value-type="float">
            <text:p>195,520752388072</text:p>
          </table:table-cell>
          <table:table-cell/>
          <table:table-cell table:formula="of:=DEC2HEX([.E215])" office:value-type="string" office:string-value="C3" calcext:value-type="string">
            <text:p>C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1.411764706" office:value-type="float" office:value="303.529411790001" calcext:value-type="float">
            <text:p>303,529411790001</text:p>
          </table:table-cell>
          <table:table-cell table:formula="of:=RADIANS([.B216])" office:value-type="float" office:value="5.29758761237721" calcext:value-type="float">
            <text:p>5,29758761237721</text:p>
          </table:table-cell>
          <table:table-cell table:formula="of:=COS([.C216])" office:value-type="float" office:value="0.552364973328523" calcext:value-type="float">
            <text:p>0,552364973328523</text:p>
          </table:table-cell>
          <table:table-cell table:formula="of:=[.D216]*127+128" office:value-type="float" office:value="198.150351612722" calcext:value-type="float">
            <text:p>198,150351612722</text:p>
          </table:table-cell>
          <table:table-cell/>
          <table:table-cell table:formula="of:=DEC2HEX([.E216]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1.411764706" office:value-type="float" office:value="304.941176496001" calcext:value-type="float">
            <text:p>304,941176496001</text:p>
          </table:table-cell>
          <table:table-cell table:formula="of:=RADIANS([.B217])" office:value-type="float" office:value="5.32222755476036" calcext:value-type="float">
            <text:p>5,32222755476036</text:p>
          </table:table-cell>
          <table:table-cell table:formula="of:=COS([.C217])" office:value-type="float" office:value="0.572735140444086" calcext:value-type="float">
            <text:p>0,572735140444086</text:p>
          </table:table-cell>
          <table:table-cell table:formula="of:=[.D217]*127+128" office:value-type="float" office:value="200.737362836399" calcext:value-type="float">
            <text:p>200,737362836399</text:p>
          </table:table-cell>
          <table:table-cell/>
          <table:table-cell table:formula="of:=DEC2HEX([.E217]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1.411764706" office:value-type="float" office:value="306.352941202001" calcext:value-type="float">
            <text:p>306,352941202001</text:p>
          </table:table-cell>
          <table:table-cell table:formula="of:=RADIANS([.B218])" office:value-type="float" office:value="5.34686749714351" calcext:value-type="float">
            <text:p>5,34686749714351</text:p>
          </table:table-cell>
          <table:table-cell table:formula="of:=COS([.C218])" office:value-type="float" office:value="0.59275760232142" calcext:value-type="float">
            <text:p>0,59275760232142</text:p>
          </table:table-cell>
          <table:table-cell table:formula="of:=[.D218]*127+128" office:value-type="float" office:value="203.28021549482" calcext:value-type="float">
            <text:p>203,28021549482</text:p>
          </table:table-cell>
          <table:table-cell/>
          <table:table-cell table:formula="of:=DEC2HEX([.E218]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1.411764706" office:value-type="float" office:value="307.764705908001" calcext:value-type="float">
            <text:p>307,764705908001</text:p>
          </table:table-cell>
          <table:table-cell table:formula="of:=RADIANS([.B219])" office:value-type="float" office:value="5.37150743952666" calcext:value-type="float">
            <text:p>5,37150743952666</text:p>
          </table:table-cell>
          <table:table-cell table:formula="of:=COS([.C219])" office:value-type="float" office:value="0.612420203403122" calcext:value-type="float">
            <text:p>0,612420203403122</text:p>
          </table:table-cell>
          <table:table-cell table:formula="of:=[.D219]*127+128" office:value-type="float" office:value="205.777365832196" calcext:value-type="float">
            <text:p>205,777365832196</text:p>
          </table:table-cell>
          <table:table-cell/>
          <table:table-cell table:formula="of:=DEC2HEX([.E219])" office:value-type="string" office:string-value="CD" calcext:value-type="string">
            <text:p>CD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1.411764706" office:value-type="float" office:value="309.176470614001" calcext:value-type="float">
            <text:p>309,176470614001</text:p>
          </table:table-cell>
          <table:table-cell table:formula="of:=RADIANS([.B220])" office:value-type="float" office:value="5.39614738190981" calcext:value-type="float">
            <text:p>5,39614738190981</text:p>
          </table:table-cell>
          <table:table-cell table:formula="of:=COS([.C220])" office:value-type="float" office:value="0.631711006601853" calcext:value-type="float">
            <text:p>0,631711006601853</text:p>
          </table:table-cell>
          <table:table-cell table:formula="of:=[.D220]*127+128" office:value-type="float" office:value="208.227297838435" calcext:value-type="float">
            <text:p>208,227297838435</text:p>
          </table:table-cell>
          <table:table-cell/>
          <table:table-cell table:formula="of:=DEC2HEX([.E220])" office:value-type="string" office:string-value="D0" calcext:value-type="string">
            <text:p>D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1.411764706" office:value-type="float" office:value="310.588235320001" calcext:value-type="float">
            <text:p>310,588235320001</text:p>
          </table:table-cell>
          <table:table-cell table:formula="of:=RADIANS([.B221])" office:value-type="float" office:value="5.42078732429296" calcext:value-type="float">
            <text:p>5,42078732429296</text:p>
          </table:table-cell>
          <table:table-cell table:formula="of:=COS([.C221])" office:value-type="float" office:value="0.650618300547298" calcext:value-type="float">
            <text:p>0,650618300547298</text:p>
          </table:table-cell>
          <table:table-cell table:formula="of:=[.D221]*127+128" office:value-type="float" office:value="210.628524169507" calcext:value-type="float">
            <text:p>210,628524169507</text:p>
          </table:table-cell>
          <table:table-cell/>
          <table:table-cell table:formula="of:=DEC2HEX([.E221])" office:value-type="string" office:string-value="D2" calcext:value-type="string">
            <text:p>D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1.411764706" office:value-type="float" office:value="312.000000026001" calcext:value-type="float">
            <text:p>312,000000026001</text:p>
          </table:table-cell>
          <table:table-cell table:formula="of:=RADIANS([.B222])" office:value-type="float" office:value="5.44542726667611" calcext:value-type="float">
            <text:p>5,44542726667611</text:p>
          </table:table-cell>
          <table:table-cell table:formula="of:=COS([.C222])" office:value-type="float" office:value="0.669130606696095" calcext:value-type="float">
            <text:p>0,669130606696095</text:p>
          </table:table-cell>
          <table:table-cell table:formula="of:=[.D222]*127+128" office:value-type="float" office:value="212.979587050404" calcext:value-type="float">
            <text:p>212,979587050404</text:p>
          </table:table-cell>
          <table:table-cell/>
          <table:table-cell table:formula="of:=DEC2HEX([.E222])" office:value-type="string" office:string-value="D4" calcext:value-type="string">
            <text:p>D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1.411764706" office:value-type="float" office:value="313.411764732001" calcext:value-type="float">
            <text:p>313,411764732001</text:p>
          </table:table-cell>
          <table:table-cell table:formula="of:=RADIANS([.B223])" office:value-type="float" office:value="5.47006720905925" calcext:value-type="float">
            <text:p>5,47006720905925</text:p>
          </table:table-cell>
          <table:table-cell table:formula="of:=COS([.C223])" office:value-type="float" office:value="0.687236686300407" calcext:value-type="float">
            <text:p>0,687236686300407</text:p>
          </table:table-cell>
          <table:table-cell table:formula="of:=[.D223]*127+128" office:value-type="float" office:value="215.279059160152" calcext:value-type="float">
            <text:p>215,279059160152</text:p>
          </table:table-cell>
          <table:table-cell/>
          <table:table-cell table:formula="of:=DEC2HEX([.E223])" office:value-type="string" office:string-value="D7" calcext:value-type="string">
            <text:p>D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1.411764706" office:value-type="float" office:value="314.823529438001" calcext:value-type="float">
            <text:p>314,823529438001</text:p>
          </table:table-cell>
          <table:table-cell table:formula="of:=RADIANS([.B224])" office:value-type="float" office:value="5.4947071514424" calcext:value-type="float">
            <text:p>5,4947071514424</text:p>
          </table:table-cell>
          <table:table-cell table:formula="of:=COS([.C224])" office:value-type="float" office:value="0.704925547230929" calcext:value-type="float">
            <text:p>0,704925547230929</text:p>
          </table:table-cell>
          <table:table-cell table:formula="of:=[.D224]*127+128" office:value-type="float" office:value="217.525544498328" calcext:value-type="float">
            <text:p>217,525544498328</text:p>
          </table:table-cell>
          <table:table-cell/>
          <table:table-cell table:formula="of:=DEC2HEX([.E224])" office:value-type="string" office:string-value="D9" calcext:value-type="string">
            <text:p>D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1.411764706" office:value-type="float" office:value="316.235294144001" calcext:value-type="float">
            <text:p>316,235294144001</text:p>
          </table:table-cell>
          <table:table-cell table:formula="of:=RADIANS([.B225])" office:value-type="float" office:value="5.51934709382555" calcext:value-type="float">
            <text:p>5,51934709382555</text:p>
          </table:table-cell>
          <table:table-cell table:formula="of:=COS([.C225])" office:value-type="float" office:value="0.72218645065016" calcext:value-type="float">
            <text:p>0,72218645065016</text:p>
          </table:table-cell>
          <table:table-cell table:formula="of:=[.D225]*127+128" office:value-type="float" office:value="219.71767923257" calcext:value-type="float">
            <text:p>219,71767923257</text:p>
          </table:table-cell>
          <table:table-cell/>
          <table:table-cell table:formula="of:=DEC2HEX([.E225])" office:value-type="string" office:string-value="DB" calcext:value-type="string">
            <text:p>DB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1.411764706" office:value-type="float" office:value="317.647058850001" calcext:value-type="float">
            <text:p>317,647058850001</text:p>
          </table:table-cell>
          <table:table-cell table:formula="of:=RADIANS([.B226])" office:value-type="float" office:value="5.5439870362087" calcext:value-type="float">
            <text:p>5,5439870362087</text:p>
          </table:table-cell>
          <table:table-cell table:formula="of:=COS([.C226])" office:value-type="float" office:value="0.739008917531913" calcext:value-type="float">
            <text:p>0,739008917531913</text:p>
          </table:table-cell>
          <table:table-cell table:formula="of:=[.D226]*127+128" office:value-type="float" office:value="221.854132526553" calcext:value-type="float">
            <text:p>221,854132526553</text:p>
          </table:table-cell>
          <table:table-cell/>
          <table:table-cell table:formula="of:=DEC2HEX([.E226])" office:value-type="string" office:string-value="DD" calcext:value-type="string">
            <text:p>DD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1.411764706" office:value-type="float" office:value="319.058823556001" calcext:value-type="float">
            <text:p>319,058823556001</text:p>
          </table:table-cell>
          <table:table-cell table:formula="of:=RADIANS([.B227])" office:value-type="float" office:value="5.56862697859185" calcext:value-type="float">
            <text:p>5,56862697859185</text:p>
          </table:table-cell>
          <table:table-cell table:formula="of:=COS([.C227])" office:value-type="float" office:value="0.755382735023086" calcext:value-type="float">
            <text:p>0,755382735023086</text:p>
          </table:table-cell>
          <table:table-cell table:formula="of:=[.D227]*127+128" office:value-type="float" office:value="223.933607347932" calcext:value-type="float">
            <text:p>223,933607347932</text:p>
          </table:table-cell>
          <table:table-cell/>
          <table:table-cell table:formula="of:=DEC2HEX([.E227])" office:value-type="string" office:string-value="DF" calcext:value-type="string">
            <text:p>DF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1.411764706" office:value-type="float" office:value="320.470588262001" calcext:value-type="float">
            <text:p>320,470588262001</text:p>
          </table:table-cell>
          <table:table-cell table:formula="of:=RADIANS([.B228])" office:value-type="float" office:value="5.593266920975" calcext:value-type="float">
            <text:p>5,593266920975</text:p>
          </table:table-cell>
          <table:table-cell table:formula="of:=COS([.C228])" office:value-type="float" office:value="0.771297962643851" calcext:value-type="float">
            <text:p>0,771297962643851</text:p>
          </table:table-cell>
          <table:table-cell table:formula="of:=[.D228]*127+128" office:value-type="float" office:value="225.954841255769" calcext:value-type="float">
            <text:p>225,954841255769</text:p>
          </table:table-cell>
          <table:table-cell/>
          <table:table-cell table:formula="of:=DEC2HEX([.E228])" office:value-type="string" office:string-value="E1" calcext:value-type="string">
            <text:p>E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1.411764706" office:value-type="float" office:value="321.882352968001" calcext:value-type="float">
            <text:p>321,882352968001</text:p>
          </table:table-cell>
          <table:table-cell table:formula="of:=RADIANS([.B229])" office:value-type="float" office:value="5.61790686335815" calcext:value-type="float">
            <text:p>5,61790686335815</text:p>
          </table:table-cell>
          <table:table-cell table:formula="of:=COS([.C229])" office:value-type="float" office:value="0.786744938322473" calcext:value-type="float">
            <text:p>0,786744938322473</text:p>
          </table:table-cell>
          <table:table-cell table:formula="of:=[.D229]*127+128" office:value-type="float" office:value="227.916607166954" calcext:value-type="float">
            <text:p>227,916607166954</text:p>
          </table:table-cell>
          <table:table-cell/>
          <table:table-cell table:formula="of:=DEC2HEX([.E229])" office:value-type="string" office:string-value="E3" calcext:value-type="string">
            <text:p>E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1.411764706" office:value-type="float" office:value="323.294117674001" calcext:value-type="float">
            <text:p>323,294117674001</text:p>
          </table:table-cell>
          <table:table-cell table:formula="of:=RADIANS([.B230])" office:value-type="float" office:value="5.6425468057413" calcext:value-type="float">
            <text:p>5,6425468057413</text:p>
          </table:table-cell>
          <table:table-cell table:formula="of:=COS([.C230])" office:value-type="float" office:value="0.801714284261121" calcext:value-type="float">
            <text:p>0,801714284261121</text:p>
          </table:table-cell>
          <table:table-cell table:formula="of:=[.D230]*127+128" office:value-type="float" office:value="229.817714101162" calcext:value-type="float">
            <text:p>229,817714101162</text:p>
          </table:table-cell>
          <table:table-cell/>
          <table:table-cell table:formula="of:=DEC2HEX([.E230])" office:value-type="string" office:string-value="E5" calcext:value-type="string">
            <text:p>E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1.411764706" office:value-type="float" office:value="324.70588238" calcext:value-type="float">
            <text:p>324,70588238</text:p>
          </table:table-cell>
          <table:table-cell table:formula="of:=RADIANS([.B231])" office:value-type="float" office:value="5.66718674812445" calcext:value-type="float">
            <text:p>5,66718674812445</text:p>
          </table:table-cell>
          <table:table-cell table:formula="of:=COS([.C231])" office:value-type="float" office:value="0.816196912629089" calcext:value-type="float">
            <text:p>0,816196912629089</text:p>
          </table:table-cell>
          <table:table-cell table:formula="of:=[.D231]*127+128" office:value-type="float" office:value="231.657007903894" calcext:value-type="float">
            <text:p>231,657007903894</text:p>
          </table:table-cell>
          <table:table-cell/>
          <table:table-cell table:formula="of:=DEC2HEX([.E231]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1.411764706" office:value-type="float" office:value="326.117647086" calcext:value-type="float">
            <text:p>326,117647086</text:p>
          </table:table-cell>
          <table:table-cell table:formula="of:=RADIANS([.B232])" office:value-type="float" office:value="5.6918266905076" calcext:value-type="float">
            <text:p>5,6918266905076</text:p>
          </table:table-cell>
          <table:table-cell table:formula="of:=COS([.C232])" office:value-type="float" office:value="0.830184031079983" calcext:value-type="float">
            <text:p>0,830184031079983</text:p>
          </table:table-cell>
          <table:table-cell table:formula="of:=[.D232]*127+128" office:value-type="float" office:value="233.433371947158" calcext:value-type="float">
            <text:p>233,433371947158</text:p>
          </table:table-cell>
          <table:table-cell/>
          <table:table-cell table:formula="of:=DEC2HEX([.E232]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1.411764706" office:value-type="float" office:value="327.529411792" calcext:value-type="float">
            <text:p>327,529411792</text:p>
          </table:table-cell>
          <table:table-cell table:formula="of:=RADIANS([.B233])" office:value-type="float" office:value="5.71646663289075" calcext:value-type="float">
            <text:p>5,71646663289075</text:p>
          </table:table-cell>
          <table:table-cell table:formula="of:=COS([.C233])" office:value-type="float" office:value="0.843667148089519" calcext:value-type="float">
            <text:p>0,843667148089519</text:p>
          </table:table-cell>
          <table:table-cell table:formula="of:=[.D233]*127+128" office:value-type="float" office:value="235.145727807369" calcext:value-type="float">
            <text:p>235,145727807369</text:p>
          </table:table-cell>
          <table:table-cell/>
          <table:table-cell table:formula="of:=DEC2HEX([.E233]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1.411764706" office:value-type="float" office:value="328.941176498" calcext:value-type="float">
            <text:p>328,941176498</text:p>
          </table:table-cell>
          <table:table-cell table:formula="of:=RADIANS([.B234])" office:value-type="float" office:value="5.7411065752739" calcext:value-type="float">
            <text:p>5,7411065752739</text:p>
          </table:table-cell>
          <table:table-cell table:formula="of:=COS([.C234])" office:value-type="float" office:value="0.856638078110695" calcext:value-type="float">
            <text:p>0,856638078110695</text:p>
          </table:table-cell>
          <table:table-cell table:formula="of:=[.D234]*127+128" office:value-type="float" office:value="236.793035920058" calcext:value-type="float">
            <text:p>236,793035920058</text:p>
          </table:table-cell>
          <table:table-cell/>
          <table:table-cell table:formula="of:=DEC2HEX([.E234])" office:value-type="string" office:string-value="EC" calcext:value-type="string">
            <text:p>EC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1.411764706" office:value-type="float" office:value="330.352941204" calcext:value-type="float">
            <text:p>330,352941204</text:p>
          </table:table-cell>
          <table:table-cell table:formula="of:=RADIANS([.B235])" office:value-type="float" office:value="5.76574651765705" calcext:value-type="float">
            <text:p>5,76574651765705</text:p>
          </table:table-cell>
          <table:table-cell table:formula="of:=COS([.C235])" office:value-type="float" office:value="0.869088946543204" calcext:value-type="float">
            <text:p>0,869088946543204</text:p>
          </table:table-cell>
          <table:table-cell table:formula="of:=[.D235]*127+128" office:value-type="float" office:value="238.374296210987" calcext:value-type="float">
            <text:p>238,374296210987</text:p>
          </table:table-cell>
          <table:table-cell/>
          <table:table-cell table:formula="of:=DEC2HEX([.E235])" office:value-type="string" office:string-value="EE" calcext:value-type="string">
            <text:p>EE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1.411764706" office:value-type="float" office:value="331.76470591" calcext:value-type="float">
            <text:p>331,76470591</text:p>
          </table:table-cell>
          <table:table-cell table:formula="of:=RADIANS([.B236])" office:value-type="float" office:value="5.7903864600402" calcext:value-type="float">
            <text:p>5,7903864600402</text:p>
          </table:table-cell>
          <table:table-cell table:formula="of:=COS([.C236])" office:value-type="float" office:value="0.881012194514071" calcext:value-type="float">
            <text:p>0,881012194514071</text:p>
          </table:table-cell>
          <table:table-cell table:formula="of:=[.D236]*127+128" office:value-type="float" office:value="239.888548703287" calcext:value-type="float">
            <text:p>239,888548703287</text:p>
          </table:table-cell>
          <table:table-cell/>
          <table:table-cell table:formula="of:=DEC2HEX([.E236])" office:value-type="string" office:string-value="EF" calcext:value-type="string">
            <text:p>EF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1.411764706" office:value-type="float" office:value="333.176470616" calcext:value-type="float">
            <text:p>333,176470616</text:p>
          </table:table-cell>
          <table:table-cell table:formula="of:=RADIANS([.B237])" office:value-type="float" office:value="5.81502640242335" calcext:value-type="float">
            <text:p>5,81502640242335</text:p>
          </table:table-cell>
          <table:table-cell table:formula="of:=COS([.C237])" office:value-type="float" office:value="0.892400583466618" calcext:value-type="float">
            <text:p>0,892400583466618</text:p>
          </table:table-cell>
          <table:table-cell table:formula="of:=[.D237]*127+128" office:value-type="float" office:value="241.33487410026" calcext:value-type="float">
            <text:p>241,33487410026</text:p>
          </table:table-cell>
          <table:table-cell/>
          <table:table-cell table:formula="of:=DEC2HEX([.E237])" office:value-type="string" office:string-value="F1" calcext:value-type="string">
            <text:p>F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1.411764706" office:value-type="float" office:value="334.588235322" calcext:value-type="float">
            <text:p>334,588235322</text:p>
          </table:table-cell>
          <table:table-cell table:formula="of:=RADIANS([.B238])" office:value-type="float" office:value="5.8396663448065" calcext:value-type="float">
            <text:p>5,8396663448065</text:p>
          </table:table-cell>
          <table:table-cell table:formula="of:=COS([.C238])" office:value-type="float" office:value="0.903247199554958" calcext:value-type="float">
            <text:p>0,903247199554958</text:p>
          </table:table-cell>
          <table:table-cell table:formula="of:=[.D238]*127+128" office:value-type="float" office:value="242.71239434348" calcext:value-type="float">
            <text:p>242,71239434348</text:p>
          </table:table-cell>
          <table:table-cell/>
          <table:table-cell table:formula="of:=DEC2HEX([.E238])" office:value-type="string" office:string-value="F2" calcext:value-type="string">
            <text:p>F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1.411764706" office:value-type="float" office:value="336.000000028" calcext:value-type="float">
            <text:p>336,000000028</text:p>
          </table:table-cell>
          <table:table-cell table:formula="of:=RADIANS([.B239])" office:value-type="float" office:value="5.86430628718965" calcext:value-type="float">
            <text:p>5,86430628718965</text:p>
          </table:table-cell>
          <table:table-cell table:formula="of:=COS([.C239])" office:value-type="float" office:value="0.913545457841373" calcext:value-type="float">
            <text:p>0,913545457841373</text:p>
          </table:table-cell>
          <table:table-cell table:formula="of:=[.D239]*127+128" office:value-type="float" office:value="244.020273145854" calcext:value-type="float">
            <text:p>244,020273145854</text:p>
          </table:table-cell>
          <table:table-cell/>
          <table:table-cell table:formula="of:=DEC2HEX([.E239])" office:value-type="string" office:string-value="F4" calcext:value-type="string">
            <text:p>F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1.411764706" office:value-type="float" office:value="337.411764734" calcext:value-type="float">
            <text:p>337,411764734</text:p>
          </table:table-cell>
          <table:table-cell table:formula="of:=RADIANS([.B240])" office:value-type="float" office:value="5.8889462295728" calcext:value-type="float">
            <text:p>5,8889462295728</text:p>
          </table:table-cell>
          <table:table-cell table:formula="of:=COS([.C240])" office:value-type="float" office:value="0.92328910629399" calcext:value-type="float">
            <text:p>0,92328910629399</text:p>
          </table:table-cell>
          <table:table-cell table:formula="of:=[.D240]*127+128" office:value-type="float" office:value="245.257716499337" calcext:value-type="float">
            <text:p>245,257716499337</text:p>
          </table:table-cell>
          <table:table-cell/>
          <table:table-cell table:formula="of:=DEC2HEX([.E240])" office:value-type="string" office:string-value="F5" calcext:value-type="string">
            <text:p>F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1.411764706" office:value-type="float" office:value="338.82352944" calcext:value-type="float">
            <text:p>338,82352944</text:p>
          </table:table-cell>
          <table:table-cell table:formula="of:=RADIANS([.B241])" office:value-type="float" office:value="5.91358617195595" calcext:value-type="float">
            <text:p>5,91358617195595</text:p>
          </table:table-cell>
          <table:table-cell table:formula="of:=COS([.C241])" office:value-type="float" office:value="0.932472229582377" calcext:value-type="float">
            <text:p>0,932472229582377</text:p>
          </table:table-cell>
          <table:table-cell table:formula="of:=[.D241]*127+128" office:value-type="float" office:value="246.423973156962" calcext:value-type="float">
            <text:p>246,423973156962</text:p>
          </table:table-cell>
          <table:table-cell/>
          <table:table-cell table:formula="of:=DEC2HEX([.E241])" office:value-type="string" office:string-value="F6" calcext:value-type="string">
            <text:p>F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1.411764706" office:value-type="float" office:value="340.235294146" calcext:value-type="float">
            <text:p>340,235294146</text:p>
          </table:table-cell>
          <table:table-cell table:formula="of:=RADIANS([.B242])" office:value-type="float" office:value="5.9382261143391" calcext:value-type="float">
            <text:p>5,9382261143391</text:p>
          </table:table-cell>
          <table:table-cell table:formula="of:=COS([.C242])" office:value-type="float" office:value="0.941089252668712" calcext:value-type="float">
            <text:p>0,941089252668712</text:p>
          </table:table-cell>
          <table:table-cell table:formula="of:=[.D242]*127+128" office:value-type="float" office:value="247.518335088926" calcext:value-type="float">
            <text:p>247,518335088926</text:p>
          </table:table-cell>
          <table:table-cell/>
          <table:table-cell table:formula="of:=DEC2HEX([.E242])" office:value-type="string" office:string-value="F7" calcext:value-type="string">
            <text:p>F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1.411764706" office:value-type="float" office:value="341.647058852" calcext:value-type="float">
            <text:p>341,647058852</text:p>
          </table:table-cell>
          <table:table-cell table:formula="of:=RADIANS([.B243])" office:value-type="float" office:value="5.96286605672224" calcext:value-type="float">
            <text:p>5,96286605672224</text:p>
          </table:table-cell>
          <table:table-cell table:formula="of:=COS([.C243])" office:value-type="float" office:value="0.949134944192363" calcext:value-type="float">
            <text:p>0,949134944192363</text:p>
          </table:table-cell>
          <table:table-cell table:formula="of:=[.D243]*127+128" office:value-type="float" office:value="248.54013791243" calcext:value-type="float">
            <text:p>248,54013791243</text:p>
          </table:table-cell>
          <table:table-cell/>
          <table:table-cell table:formula="of:=DEC2HEX([.E243])" office:value-type="string" office:string-value="F8" calcext:value-type="string">
            <text:p>F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1.411764706" office:value-type="float" office:value="343.058823558" calcext:value-type="float">
            <text:p>343,058823558</text:p>
          </table:table-cell>
          <table:table-cell table:formula="of:=RADIANS([.B244])" office:value-type="float" office:value="5.98750599910539" calcext:value-type="float">
            <text:p>5,98750599910539</text:p>
          </table:table-cell>
          <table:table-cell table:formula="of:=COS([.C244])" office:value-type="float" office:value="0.956604419645834" calcext:value-type="float">
            <text:p>0,956604419645834</text:p>
          </table:table-cell>
          <table:table-cell table:formula="of:=[.D244]*127+128" office:value-type="float" office:value="249.488761295021" calcext:value-type="float">
            <text:p>249,488761295021</text:p>
          </table:table-cell>
          <table:table-cell/>
          <table:table-cell table:formula="of:=DEC2HEX([.E244])" office:value-type="string" office:string-value="F9" calcext:value-type="string">
            <text:p>F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1.411764706" office:value-type="float" office:value="344.470588264" calcext:value-type="float">
            <text:p>344,470588264</text:p>
          </table:table-cell>
          <table:table-cell table:formula="of:=RADIANS([.B245])" office:value-type="float" office:value="6.01214594148854" calcext:value-type="float">
            <text:p>6,01214594148854</text:p>
          </table:table-cell>
          <table:table-cell table:formula="of:=COS([.C245])" office:value-type="float" office:value="0.963493144340122" calcext:value-type="float">
            <text:p>0,963493144340122</text:p>
          </table:table-cell>
          <table:table-cell table:formula="of:=[.D245]*127+128" office:value-type="float" office:value="250.363629331195" calcext:value-type="float">
            <text:p>250,363629331195</text:p>
          </table:table-cell>
          <table:table-cell/>
          <table:table-cell table:formula="of:=DEC2HEX([.E245])" office:value-type="string" office:string-value="FA" calcext:value-type="string">
            <text:p>FA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1.411764706" office:value-type="float" office:value="345.88235297" calcext:value-type="float">
            <text:p>345,88235297</text:p>
          </table:table-cell>
          <table:table-cell table:formula="of:=RADIANS([.B246])" office:value-type="float" office:value="6.03678588387169" calcext:value-type="float">
            <text:p>6,03678588387169</text:p>
          </table:table-cell>
          <table:table-cell table:formula="of:=COS([.C246])" office:value-type="float" office:value="0.969796936157715" calcext:value-type="float">
            <text:p>0,969796936157715</text:p>
          </table:table-cell>
          <table:table-cell table:formula="of:=[.D246]*127+128" office:value-type="float" office:value="251.16421089203" calcext:value-type="float">
            <text:p>251,16421089203</text:p>
          </table:table-cell>
          <table:table-cell/>
          <table:table-cell table:formula="of:=DEC2HEX([.E246])" office:value-type="string" office:string-value="FB" calcext:value-type="string">
            <text:p>FB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1.411764706" office:value-type="float" office:value="347.294117676" calcext:value-type="float">
            <text:p>347,294117676</text:p>
          </table:table-cell>
          <table:table-cell table:formula="of:=RADIANS([.B247])" office:value-type="float" office:value="6.06142582625484" calcext:value-type="float">
            <text:p>6,06142582625484</text:p>
          </table:table-cell>
          <table:table-cell table:formula="of:=COS([.C247])" office:value-type="float" office:value="0.975511968091537" calcext:value-type="float">
            <text:p>0,975511968091537</text:p>
          </table:table-cell>
          <table:table-cell table:formula="of:=[.D247]*127+128" office:value-type="float" office:value="251.890019947625" calcext:value-type="float">
            <text:p>251,890019947625</text:p>
          </table:table-cell>
          <table:table-cell/>
          <table:table-cell table:formula="of:=DEC2HEX([.E247])" office:value-type="string" office:string-value="FB" calcext:value-type="string">
            <text:p>FB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1.411764706" office:value-type="float" office:value="348.705882382" calcext:value-type="float">
            <text:p>348,705882382</text:p>
          </table:table-cell>
          <table:table-cell table:formula="of:=RADIANS([.B248])" office:value-type="float" office:value="6.08606576863799" calcext:value-type="float">
            <text:p>6,08606576863799</text:p>
          </table:table-cell>
          <table:table-cell table:formula="of:=COS([.C248])" office:value-type="float" office:value="0.980634770568306" calcext:value-type="float">
            <text:p>0,980634770568306</text:p>
          </table:table-cell>
          <table:table-cell table:formula="of:=[.D248]*127+128" office:value-type="float" office:value="252.540615862175" calcext:value-type="float">
            <text:p>252,540615862175</text:p>
          </table:table-cell>
          <table:table-cell/>
          <table:table-cell table:formula="of:=DEC2HEX([.E248])" office:value-type="string" office:string-value="FC" calcext:value-type="string">
            <text:p>FC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1.411764706" office:value-type="float" office:value="350.117647088" calcext:value-type="float">
            <text:p>350,117647088</text:p>
          </table:table-cell>
          <table:table-cell table:formula="of:=RADIANS([.B249])" office:value-type="float" office:value="6.11070571102114" calcext:value-type="float">
            <text:p>6,11070571102114</text:p>
          </table:table-cell>
          <table:table-cell table:formula="of:=COS([.C249])" office:value-type="float" office:value="0.985162233554903" calcext:value-type="float">
            <text:p>0,985162233554903</text:p>
          </table:table-cell>
          <table:table-cell table:formula="of:=[.D249]*127+128" office:value-type="float" office:value="253.115603661473" calcext:value-type="float">
            <text:p>253,115603661473</text:p>
          </table:table-cell>
          <table:table-cell/>
          <table:table-cell table:formula="of:=DEC2HEX([.E249])" office:value-type="string" office:string-value="FD" calcext:value-type="string">
            <text:p>FD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1.411764706" office:value-type="float" office:value="351.529411794" calcext:value-type="float">
            <text:p>351,529411794</text:p>
          </table:table-cell>
          <table:table-cell table:formula="of:=RADIANS([.B250])" office:value-type="float" office:value="6.13534565340429" calcext:value-type="float">
            <text:p>6,13534565340429</text:p>
          </table:table-cell>
          <table:table-cell table:formula="of:=COS([.C250])" office:value-type="float" office:value="0.989091608446459" calcext:value-type="float">
            <text:p>0,989091608446459</text:p>
          </table:table-cell>
          <table:table-cell table:formula="of:=[.D250]*127+128" office:value-type="float" office:value="253.6146342727" calcext:value-type="float">
            <text:p>253,6146342727</text:p>
          </table:table-cell>
          <table:table-cell/>
          <table:table-cell table:formula="of:=DEC2HEX([.E250])" office:value-type="string" office:string-value="FD" calcext:value-type="string">
            <text:p>FD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0]+1.411764706" office:value-type="float" office:value="352.9411765" calcext:value-type="float">
            <text:p>352,9411765</text:p>
          </table:table-cell>
          <table:table-cell table:formula="of:=RADIANS([.B251])" office:value-type="float" office:value="6.15998559578744" calcext:value-type="float">
            <text:p>6,15998559578744</text:p>
          </table:table-cell>
          <table:table-cell table:formula="of:=COS([.C251])" office:value-type="float" office:value="0.992420509735019" calcext:value-type="float">
            <text:p>0,992420509735019</text:p>
          </table:table-cell>
          <table:table-cell table:formula="of:=[.D251]*127+128" office:value-type="float" office:value="254.037404736347" calcext:value-type="float">
            <text:p>254,037404736347</text:p>
          </table:table-cell>
          <table:table-cell/>
          <table:table-cell table:formula="of:=DEC2HEX([.E251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1]+1.411764706" office:value-type="float" office:value="354.352941206" calcext:value-type="float">
            <text:p>354,352941206</text:p>
          </table:table-cell>
          <table:table-cell table:formula="of:=RADIANS([.B252])" office:value-type="float" office:value="6.18462553817059" calcext:value-type="float">
            <text:p>6,18462553817059</text:p>
          </table:table-cell>
          <table:table-cell table:formula="of:=COS([.C252])" office:value-type="float" office:value="0.995146916457779" calcext:value-type="float">
            <text:p>0,995146916457779</text:p>
          </table:table-cell>
          <table:table-cell table:formula="of:=[.D252]*127+128" office:value-type="float" office:value="254.383658390138" calcext:value-type="float">
            <text:p>254,383658390138</text:p>
          </table:table-cell>
          <table:table-cell/>
          <table:table-cell table:formula="of:=DEC2HEX([.E252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2]+1.411764706" office:value-type="float" office:value="355.764705912" calcext:value-type="float">
            <text:p>355,764705912</text:p>
          </table:table-cell>
          <table:table-cell table:formula="of:=RADIANS([.B253])" office:value-type="float" office:value="6.20926548055374" calcext:value-type="float">
            <text:p>6,20926548055374</text:p>
          </table:table-cell>
          <table:table-cell table:formula="of:=COS([.C253])" office:value-type="float" office:value="0.997269173424002" calcext:value-type="float">
            <text:p>0,997269173424002</text:p>
          </table:table-cell>
          <table:table-cell table:formula="of:=[.D253]*127+128" office:value-type="float" office:value="254.653185024848" calcext:value-type="float">
            <text:p>254,653185024848</text:p>
          </table:table-cell>
          <table:table-cell/>
          <table:table-cell table:formula="of:=DEC2HEX([.E253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3]+1.411764706" office:value-type="float" office:value="357.176470618" calcext:value-type="float">
            <text:p>357,176470618</text:p>
          </table:table-cell>
          <table:table-cell table:formula="of:=RADIANS([.B254])" office:value-type="float" office:value="6.23390542293689" calcext:value-type="float">
            <text:p>6,23390542293689</text:p>
          </table:table-cell>
          <table:table-cell table:formula="of:=COS([.C254])" office:value-type="float" office:value="0.99878599221988" calcext:value-type="float">
            <text:p>0,99878599221988</text:p>
          </table:table-cell>
          <table:table-cell table:formula="of:=[.D254]*127+128" office:value-type="float" office:value="254.845821011925" calcext:value-type="float">
            <text:p>254,845821011925</text:p>
          </table:table-cell>
          <table:table-cell/>
          <table:table-cell table:formula="of:=DEC2HEX([.E254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4]+1.411764706" office:value-type="float" office:value="358.588235324" calcext:value-type="float">
            <text:p>358,588235324</text:p>
          </table:table-cell>
          <table:table-cell table:formula="of:=RADIANS([.B255])" office:value-type="float" office:value="6.25854536532004" calcext:value-type="float">
            <text:p>6,25854536532004</text:p>
          </table:table-cell>
          <table:table-cell table:formula="of:=COS([.C255])" office:value-type="float" office:value="0.999696451990721" calcext:value-type="float">
            <text:p>0,999696451990721</text:p>
          </table:table-cell>
          <table:table-cell table:formula="of:=[.D255]*127+128" office:value-type="float" office:value="254.961449402822" calcext:value-type="float">
            <text:p>254,961449402822</text:p>
          </table:table-cell>
          <table:table-cell/>
          <table:table-cell table:formula="of:=DEC2HEX([.E255])" office:value-type="string" office:string-value="FE" calcext:value-type="string">
            <text:p>FE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5]+1.411764706" office:value-type="float" office:value="360.00000003" calcext:value-type="float">
            <text:p>360,00000003</text:p>
          </table:table-cell>
          <table:table-cell table:formula="of:=RADIANS([.B256])" office:value-type="float" office:value="6.28318530770319" calcext:value-type="float">
            <text:p>6,28318530770319</text:p>
          </table:table-cell>
          <table:table-cell table:formula="of:=COS([.C256])" office:value-type="float" office:value="1" calcext:value-type="float">
            <text:p>1</text:p>
          </table:table-cell>
          <table:table-cell table:formula="of:=[.D256]*127+128" office:value-type="float" office:value="255" calcext:value-type="float">
            <text:p>255</text:p>
          </table:table-cell>
          <table:table-cell/>
          <table:table-cell table:formula="of:=DEC2HEX([.E256])" office:value-type="string" office:string-value="FF" calcext:value-type="string">
            <text:p>FF</text:p>
          </table:table-cell>
          <table:table-cell/>
        </table:table-row>
        <table:table-row table:style-name="ro1" table:number-rows-repeated="104831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 style:data-style-name="N2" text:time-value="16:46:26.7479790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6:46:23.252963385</meta:creation-date>
    <dc:date>2017-12-05T18:30:36.840652474</dc:date>
    <meta:editing-duration>PT2H16M4S</meta:editing-duration>
    <meta:editing-cycles>11</meta:editing-cycles>
    <meta:generator>LibreOffice/5.4.1.2$Linux_X86_64 LibreOffice_project/ea7cb86e6eeb2bf3a5af73a8f7777ac570321527</meta:generator>
    <meta:document-statistic meta:table-count="3" meta:cell-count="255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5.069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4cm" svg:y="4.218cm" style:legend-expansion="high" chart:style-name="ch2"/>
        <chart:plot-area chart:style-name="ch3" table:cell-range-address="seno.E1:seno.E255" svg:x="0.32cm" svg:y="0.18cm" svg:width="12.474cm" svg:height="8.64cm">
          <chartooo:coordinate-region svg:x="1.206cm" svg:y="0.341cm" svg:width="11.551cm" svg:height="7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o.E1:seno.E255" chart:class="chart:line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seno.E1:seno.E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961449401183">
                <text:p>254.961449401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.845821008649">
                <text:p>254.845821008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.653185019937">
                <text:p>254.653185019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.383658383595">
                <text:p>254.383658383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.037404728176">
                <text:p>254.037404728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.614634262905">
                <text:p>253.614634262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.11560365006">
                <text:p>253.11560365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2.540615849152">
                <text:p>252.540615849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.890019932999">
                <text:p>251.89001993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.16421087581">
                <text:p>251.164210875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.363629313392">
                <text:p>250.363629313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.488761275644">
                <text:p>249.488761275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8.540137891492">
                <text:p>248.540137891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7.51833506644">
                <text:p>247.51833506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6.42397313294">
                <text:p>246.42397313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5.257716473795">
                <text:p>245.257716473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.020273118807">
                <text:p>244.020273118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.712394314944">
                <text:p>242.712394314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.334874070254">
                <text:p>241.334874070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.888548671827">
                <text:p>239.888548671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8.374296178093">
                <text:p>238.374296178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6.793035885751">
                <text:p>236.793035885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.145727771668">
                <text:p>235.1457277716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3.433371910086">
                <text:p>233.433371910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.657007865473">
                <text:p>231.6570078654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9.817714061416">
                <text:p>229.817714061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.916607125906">
                <text:p>227.916607125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.954841213445">
                <text:p>225.954841213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3.933607304357">
                <text:p>223.933607304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1.854132481753">
                <text:p>221.854132481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9.717679186574">
                <text:p>219.717679186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.525544451162">
                <text:p>217.525544451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5.279059111845">
                <text:p>215.279059111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2.979587000986">
                <text:p>212.979587000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0.628524119008">
                <text:p>210.628524119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8.227297786885">
                <text:p>208.2272977868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5.777365779627">
                <text:p>205.777365779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.280215441264">
                <text:p>203.2802154412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.737362781887">
                <text:p>200.7373627818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.150351557289">
                <text:p>198.150351557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.52075233175">
                <text:p>195.52075233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.850161524558">
                <text:p>192.850161524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0.140200440829">
                <text:p>190.1402004408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7.392514287217">
                <text:p>187.3925142872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.608771173116">
                <text:p>184.608771173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1.79066109796">
                <text:p>181.79066109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.939894925228">
                <text:p>178.9398949252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6.058203343787">
                <text:p>176.05820334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.147335817197">
                <text:p>173.147335817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.209059521619">
                <text:p>170.209059521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7.24515827297">
                <text:p>167.245158272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.257431443973">
                <text:p>164.257431443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1.247692871767">
                <text:p>161.247692871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8.217769756735">
                <text:p>158.217769756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.169501553215">
                <text:p>155.169501553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.104738852774">
                <text:p>152.1047388527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.025342260726">
                <text:p>149.025342260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.933181266559">
                <text:p>145.9331812665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.830133108983">
                <text:p>142.830133108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9.71808163626">
                <text:p>139.718081636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.598916162527">
                <text:p>136.5989161625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3.474530320807">
                <text:p>133.4745303208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.346820913384">
                <text:p>130.3468209133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.217686760267">
                <text:p>127.217686760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4.089027546424">
                <text:p>124.089027546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.962742668487">
                <text:p>120.9627426684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7.840730081639">
                <text:p>117.8407300816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.724885147373">
                <text:p>114.724885147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.617099482821">
                <text:p>111.6170994828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.519259812369">
                <text:p>108.519259812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.433246822226">
                <text:p>105.433246822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.360934018671">
                <text:p>102.360934018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.304186590654">
                <text:p>99.304186590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.2648602774477">
                <text:p>96.2648602774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.2448002420342">
                <text:p>93.24480024203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.2458399509145">
                <text:p>90.2458399509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2698000610188">
                <text:p>87.26980006101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.3184873143919">
                <text:p>84.31848731439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.393693441328">
                <text:p>81.3936934413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497194072618">
                <text:p>78.4971940726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.6307476615712">
                <text:p>75.6307476615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.7960944164649">
                <text:p>72.79609441646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.9949552440716">
                <text:p>69.9949552440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.2290307049024">
                <text:p>67.22903070490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.499999980804">
                <text:p>64.4999999808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.809519855534">
                <text:p>61.8095198555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.1592237089339">
                <text:p>59.1592237089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.5507205253106">
                <text:p>56.5507205253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.9855939166286">
                <text:p>53.98559391662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.4654011611054">
                <text:p>51.46540116110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.9916722577937">
                <text:p>48.9916722577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5659089977257">
                <text:p>46.56590899772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.189584052181">
                <text:p>44.1895840521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.8641400786343">
                <text:p>41.86414007863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5909888449232">
                <text:p>39.5909888449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.3715103721698">
                <text:p>37.37151037216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.2070520969758">
                <text:p>35.20705209697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098928053398">
                <text:p>33.098928053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0484180752042">
                <text:p>31.04841807520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0567670188913">
                <text:p>29.05676701889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.1251840079371">
                <text:p>27.12518400793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548416987471">
                <text:p>25.254841698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.4468755687387">
                <text:p>23.44687556873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7023832269978">
                <text:p>21.70238322699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0224237479245">
                <text:p>20.0224237479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4080170282731">
                <text:p>18.40801702827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8601431679773">
                <text:p>16.8601431679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3797418751347">
                <text:p>15.3797418751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9677118955142">
                <text:p>13.96771189551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6249104669311">
                <text:p>12.6249104669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3521527988209">
                <text:p>11.35215279882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1502115773295">
                <text:p>10.1502115773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01981649621784">
                <text:p>9.01981649621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96165381386834">
                <text:p>7.96165381386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9763659366597">
                <text:p>6.97636593665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06455102896476">
                <text:p>6.064551028964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22676265000713">
                <text:p>5.22676265000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46350941779771">
                <text:p>4.463509417797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77525470035461">
                <text:p>3.775254700354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6241633439429">
                <text:p>3.162416334394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62536637166458">
                <text:p>2.625366371664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6443085307345">
                <text:p>2.164430853073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77988961075096">
                <text:p>1.77988961075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7197609816419">
                <text:p>1.47197609816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4087724838867">
                <text:p>1.240877248388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8673336062192">
                <text:p>1.086733360621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0963801500851">
                <text:p>1.009638015008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0963801582775">
                <text:p>1.009638015827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673336307918">
                <text:p>1.086733363079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4087725248242">
                <text:p>1.240877252482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7197610389195">
                <text:p>1.471976103891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7988961810927">
                <text:p>1.779889618109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6443086205784">
                <text:p>2.164430862057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2536638226959">
                <text:p>2.625366382269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624163466135">
                <text:p>3.1624163466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7525471418056">
                <text:p>3.775254714180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46350943322204">
                <text:p>4.463509433222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2676266702047">
                <text:p>5.226762667020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06455104755676">
                <text:p>6.064551047556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7636595681911">
                <text:p>6.976365956819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96165383558288">
                <text:p>7.961653835582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01981651947435">
                <text:p>9.019816519474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1502116021138">
                <text:p>10.15021160211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3521528251181">
                <text:p>11.3521528251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6249104947251">
                <text:p>12.62491049472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9677119247882">
                <text:p>13.96771192478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3797419058708">
                <text:p>15.37974190587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860143200157">
                <text:p>16.860143200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4080170618768">
                <text:p>18.40801706187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0224237829318">
                <text:p>20.022423782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7023832633875">
                <text:p>21.7023832633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.4468756064886">
                <text:p>23.44687560648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2548417378344">
                <text:p>25.2548417378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.125184048338">
                <text:p>27.1251840483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.0567670605811">
                <text:p>29.05676706058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0484181181579">
                <text:p>31.04841811815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.0989280975893">
                <text:p>33.09892809758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.207052142378">
                <text:p>35.2070521423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3715104187554">
                <text:p>37.37151041875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5909888926637">
                <text:p>39.59098889266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.8641401275009">
                <text:p>41.86414012750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.189584102144">
                <text:p>44.189584102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.5659090487547">
                <text:p>46.56590904875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.9916723098577">
                <text:p>48.99167230985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.4654012141729">
                <text:p>51.46540121417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.9855939706674">
                <text:p>53.98559397066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.5507205802878">
                <text:p>56.55072058028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.1592237648162">
                <text:p>59.15922376481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.8095199122874">
                <text:p>61.80951991228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4.5000000383942">
                <text:p>64.50000003839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.2290307632943">
                <text:p>67.22903076329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.9949553032297">
                <text:p>69.9949553032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2.7960944763534">
                <text:p>72.79609447635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.6307477221536">
                <text:p>75.6307477221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8.4971941338578">
                <text:p>78.49719413385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.3936935031878">
                <text:p>81.39369350318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.3184873768342">
                <text:p>84.31848737683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.2698001240057">
                <text:p>87.26980012400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.2458400144078">
                <text:p>90.24584001440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3.2448003059953">
                <text:p>93.24480030599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2648603418378">
                <text:p>96.26486034183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.3041866554338">
                <text:p>99.3041866554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.360934083801">
                <text:p>102.3609340838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5.433246887667">
                <text:p>105.433246887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8.519259878081">
                <text:p>108.5192598780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1.617099548765">
                <text:p>111.6170995487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.724885213508">
                <text:p>114.724885213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.840730147926">
                <text:p>117.8407301479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.962742734885">
                <text:p>120.9627427348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4.089027612892">
                <text:p>124.0890276128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7.217686826765">
                <text:p>127.2176868267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0.346820979872">
                <text:p>130.3468209798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3.474530387244">
                <text:p>133.4745303872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6.598916228874">
                <text:p>136.5989162288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.718081702475">
                <text:p>139.718081702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2.830133175028">
                <text:p>142.8301331750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5.933181332392">
                <text:p>145.9331813323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9.025342326307">
                <text:p>149.0253423263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2.104738918064">
                <text:p>152.1047389180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5.169501618174">
                <text:p>155.169501618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.217769821325">
                <text:p>158.2177698213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1.247692935947">
                <text:p>161.2476929359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4.257431507704">
                <text:p>164.2574315077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7.245158336214">
                <text:p>167.245158336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0.209059584338">
                <text:p>170.2090595843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3.147335879352">
                <text:p>173.1473358793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6.058203405341">
                <text:p>176.0582034053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8.939894986143">
                <text:p>178.9398949861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1.790661158199">
                <text:p>181.7906611581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4.608771232643">
                <text:p>184.6087712326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7.392514345995">
                <text:p>187.3925143459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0.140200498824">
                <text:p>190.1402004988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2.850161581734">
                <text:p>192.8501615817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5.520752388072">
                <text:p>195.5207523880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8.150351612722">
                <text:p>198.1503516127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0.737362836399">
                <text:p>200.7373628363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3.28021549482">
                <text:p>203.28021549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.777365832196">
                <text:p>205.7773658321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8.227297838435">
                <text:p>208.2272978384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0.628524169507">
                <text:p>210.6285241695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2.979587050404">
                <text:p>212.9795870504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5.279059160152">
                <text:p>215.279059160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7.525544498328">
                <text:p>217.5255444983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9.71767923257">
                <text:p>219.717679232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1.854132526553">
                <text:p>221.8541325265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3.933607347932">
                <text:p>223.9336073479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5.954841255769">
                <text:p>225.9548412557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916607166954">
                <text:p>227.9166071669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.817714101162">
                <text:p>229.817714101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.657007903894">
                <text:p>231.6570079038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.433371947158">
                <text:p>233.4333719471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.145727807369">
                <text:p>235.1457278073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6.793035920058">
                <text:p>236.7930359200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8.374296210987">
                <text:p>238.3742962109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9.888548703287">
                <text:p>239.8885487032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1.33487410026">
                <text:p>241.334874100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2.71239434348">
                <text:p>242.712394343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4.020273145854">
                <text:p>244.0202731458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5.257716499337">
                <text:p>245.2577164993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6.423973156962">
                <text:p>246.4239731569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7.518335088926">
                <text:p>247.5183350889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8.54013791243">
                <text:p>248.540137912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9.488761295021">
                <text:p>249.4887612950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0.363629331195">
                <text:p>250.3636293311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1.16421089203">
                <text:p>251.164210892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1.890019947625">
                <text:p>251.890019947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2.540615862175">
                <text:p>252.5406158621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3.115603661473">
                <text:p>253.1156036614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3.6146342727">
                <text:p>253.61463427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4.037404736347">
                <text:p>254.0374047363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.383658390138">
                <text:p>254.3836583901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.653185024848">
                <text:p>254.6531850248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.845821011925">
                <text:p>254.8458210119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.961449402822">
                <text:p>254.961449402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5.069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4cm" svg:y="4.218cm" style:legend-expansion="high" chart:style-name="ch2"/>
        <chart:plot-area chart:style-name="ch3" table:cell-range-address="triangulo.B1:triangulo.B255" svg:x="0.32cm" svg:y="0.18cm" svg:width="12.474cm" svg:height="8.64cm">
          <chartooo:coordinate-region svg:x="0.994cm" svg:y="0.341cm" svg:width="11.552cm" svg:height="7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ngulo.B1:triangulo.B255" chart:class="chart:line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riangulo.B1:triangulo.B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5.069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4cm" svg:y="4.218cm" style:legend-expansion="high" chart:style-name="ch2"/>
        <chart:plot-area chart:style-name="ch3" table:cell-range-address="quadrado.B1:quadrado.B255" svg:x="0.32cm" svg:y="0.18cm" svg:width="12.474cm" svg:height="8.64cm">
          <chartooo:coordinate-region svg:x="1.206cm" svg:y="0.341cm" svg:width="11.551cm" svg:height="7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rado.B1:quadrado.B255" chart:class="chart:line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quadrado.B1:quadrado.B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5.069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